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55B00001830BAA0EADD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Verdana2" svg:font-family="Verdan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2486in" table:align="center" style:writing-mode="lr-tb"/>
    </style:style>
    <style:style style:name="Table3.A" style:family="table-column">
      <style:table-column-properties style:column-width="1.2in"/>
    </style:style>
    <style:style style:name="Table3.B" style:family="table-column">
      <style:table-column-properties style:column-width="3.048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="0.05in" fo:border-left="0.0139in solid #000000" fo:border-right="none" fo:border-top="0.0139in solid #000000" fo:border-bottom="0.0139in solid #000000" style:writing-mode="lr-tb"/>
    </style:style>
    <style:style style:name="Table3.B1" style:family="table-cell" style:data-style-name="N0">
      <style:table-cell-properties style:vertical-align="middle" fo:padding="0.05in" fo:border-left="none" fo:border-right="0.0139in solid #000000" fo:border-top="0.0139in solid #000000" fo:border-bottom="0.0139in solid #000000" style:writing-mode="lr-tb"/>
    </style:style>
    <style:style style:name="Table3.A2" style:family="table-cell">
      <style:table-cell-properties style:vertical-align="middle" fo:padding="0.05in" fo:border-left="0.0139in solid #000000" fo:border-right="none" fo:border-top="none" fo:border-bottom="0.0139in solid #000000" style:writing-mode="lr-tb"/>
    </style:style>
    <style:style style:name="Table3.B2" style:family="table-cell" style:data-style-name="N37">
      <style:table-cell-properties style:vertical-align="middle" fo:padding="0.05in" fo:border-left="none" fo:border-right="0.0139in solid #000000" fo:border-top="none" fo:border-bottom="0.0139in solid #000000" style:writing-mode="lr-tb"/>
    </style:style>
    <style:style style:name="Table3.B3" style:family="table-cell">
      <style:table-cell-properties style:vertical-align="middle" fo:padding="0.05in" fo:border-left="none" fo:border-right="0.0139in solid #000000" fo:border-top="none" fo:border-bottom="0.0139in solid #000000" style:writing-mode="lr-tb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7806in" style:rel-column-width="16845*"/>
    </style:style>
    <style:style style:name="Table2.B" style:family="table-column">
      <style:table-column-properties style:column-width="5.1465in" style:rel-column-width="4869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style style:name="P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Text_20_body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Text_20_body"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10" style:family="paragraph" style:parent-style-name="Text_20_body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13" style:family="paragraph" style:parent-style-name="Text_20_body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4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weight="bold" style:font-size-asian="9pt" style:font-weight-asian="bold" style:font-size-complex="9pt" style:font-weight-complex="bold"/>
    </style:style>
    <style:style style:name="P15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Text_20_body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7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8" style:family="paragraph" style:parent-style-name="Text_20_body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9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0" style:family="paragraph" style:parent-style-name="Text_20_body">
      <style:text-properties style:font-name="Courier New" fo:font-size="9pt" style:font-size-asian="9pt" style:font-size-complex="9pt"/>
    </style:style>
    <style:style style:name="P21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weight="bold" style:font-size-asian="9pt" style:font-weight-asian="bold" style:font-size-complex="9pt" style:font-weight-complex="bold"/>
    </style:style>
    <style:style style:name="P22" style:family="paragraph" style:parent-style-name="Text_20_body">
      <style:paragraph-properties>
        <style:tab-stops>
          <style:tab-stop style:position="0in"/>
        </style:tab-stops>
      </style:paragraph-properties>
    </style:style>
    <style:style style:name="P23" style:family="paragraph" style:parent-style-name="Text_20_body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4" style:family="paragraph" style:parent-style-name="Table_20_Contents">
      <style:text-properties style:font-name="Verdana1" fo:font-size="9pt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Verdana1" fo:font-size="9pt" fo:font-weight="bold" style:font-size-asian="9pt" style:font-weight-asian="bold" style:font-size-complex="9pt" style:font-weight-complex="bold"/>
    </style:style>
    <style:style style:name="P26" style:family="paragraph" style:parent-style-name="Table_20_Contents">
      <style:text-properties style:font-name="Verdana1" fo:font-size="8pt" style:font-size-asian="8pt" style:font-size-complex="8pt"/>
    </style:style>
    <style:style style:name="P27" style:family="paragraph" style:parent-style-name="Title">
      <style:paragraph-properties fo:text-align="end" style:justify-single-word="fals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8" style:family="paragraph" style:parent-style-name="Title">
      <style:paragraph-properties fo:text-align="end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text-properties style:font-name="Verdana1"/>
    </style:style>
    <style:style style:name="P30" style:family="paragraph" style:parent-style-name="Standard">
      <style:text-properties style:font-name="Verdana1" fo:font-size="9pt" fo:font-weight="normal" style:font-size-asian="9pt" style:font-weight-asian="normal" style:font-size-complex="9pt" style:font-weight-complex="normal"/>
    </style:style>
    <style:style style:name="P31" style:family="paragraph" style:parent-style-name="Standard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32" style:family="paragraph" style:parent-style-name="Standard">
      <style:text-properties style:font-name="Verdana1" fo:font-size="9pt" style:font-size-asian="9pt" style:font-size-complex="9pt"/>
    </style:style>
    <style:style style:name="P33" style:family="paragraph" style:parent-style-name="Standard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36" style:family="paragraph" style:parent-style-name="Standard">
      <style:text-properties style:font-name="Verdana1" fo:font-size="9pt" fo:font-style="normal" style:text-underline-style="solid" style:text-underline-type="double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text-properties style:font-name="Verdana1" fo:font-size="9pt" style:font-name-asian="TimesNewRomanPSMT" style:font-size-asian="9pt" style:font-name-complex="TimesNewRomanPSMT" style:font-size-complex="9pt"/>
    </style:style>
    <style:style style:name="P39" style:family="paragraph" style:parent-style-name="Standard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40" style:family="paragraph" style:parent-style-name="Standard">
      <style:text-properties style:font-name="Verdana1" fo:font-size="9pt" fo:font-weight="bold" style:font-name-asian="TimesNewRomanPSMT" style:font-size-asian="9pt" style:font-weight-asian="bold" style:font-name-complex="TimesNewRomanPSMT" style:font-size-complex="9pt" style:font-weight-complex="bold"/>
    </style:style>
    <style:style style:name="P41" style:family="paragraph" style:parent-style-name="Standard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style:snap-to-layout-grid="false"/>
      <style:text-properties fo:color="#000000" style:font-name="Verdana1" fo:font-size="9pt" fo:language="fr" fo:country="FR" fo:font-weight="normal" style:font-size-asian="9pt" style:font-weight-asian="normal" style:font-size-complex="9pt" style:font-weight-complex="normal"/>
    </style:style>
    <style:style style:name="P43" style:family="paragraph" style:parent-style-name="Standard">
      <style:paragraph-properties style:snap-to-layout-grid="false"/>
      <style:text-properties fo:color="#000000" style:font-name="Verdana1" fo:font-size="9pt" fo:font-weight="normal" style:font-size-asian="9pt" style:font-weight-asian="normal" style:font-size-complex="9pt" style:font-weight-complex="normal"/>
    </style:style>
    <style:style style:name="P44" style:family="paragraph" style:parent-style-name="Standard">
      <style:text-properties fo:color="#000000" style:font-name="Verdana1" fo:font-size="9pt" style:font-name-asian="Courier" style:font-size-asian="9pt" style:font-name-complex="Courier" style:font-size-complex="9pt"/>
    </style:style>
    <style:style style:name="P45" style:family="paragraph" style:parent-style-name="Standard">
      <style:text-properties style:font-name="Courier New" fo:font-size="9pt" style:font-size-asian="9pt" style:font-size-complex="9pt"/>
    </style:style>
    <style:style style:name="P46" style:family="paragraph" style:parent-style-name="Standard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7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Standard">
      <style:paragraph-properties fo:text-align="start" style:justify-single-word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50" style:family="paragraph" style:parent-style-name="Standard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51" style:family="paragraph" style:parent-style-name="Standard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52" style:family="paragraph" style:parent-style-name="Standard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53" style:family="paragraph" style:parent-style-name="Standard"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54" style:family="paragraph" style:parent-style-name="Standard">
      <style:text-properties style:font-name="Courier New" fo:font-size="9pt" fo:font-weight="bold" style:font-size-asian="9pt" style:font-weight-asian="bold" style:font-size-complex="9pt" style:font-weight-complex="bold"/>
    </style:style>
    <style:style style:name="P55" style:family="paragraph" style:parent-style-name="Standard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6" style:family="paragraph" style:parent-style-name="Standard">
      <style:text-properties style:use-window-font-color="true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7" style:family="paragraph" style:parent-style-name="Standard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8" style:family="paragraph" style:parent-style-name="Standard">
      <style:text-properties style:use-window-font-color="true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9" style:family="paragraph" style:parent-style-name="Standard">
      <style:text-properties style:use-window-font-color="true" style:font-name="Verdana1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60" style:family="paragraph" style:parent-style-name="Standard">
      <style:text-properties style:use-window-font-color="true" style:font-name="Verdana1" fo:font-size="9pt" style:font-size-asian="9pt" style:font-size-complex="9pt"/>
    </style:style>
    <style:style style:name="P61" style:family="paragraph" style:parent-style-name="Standard">
      <style:text-properties fo:font-size="9pt" style:font-size-asian="9pt" style:font-size-complex="9pt"/>
    </style:style>
    <style:style style:name="P62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63" style:family="paragraph" style:parent-style-name="List_20_Contents">
      <style:paragraph-properties fo:margin-left="0in" fo:margin-right="0in" fo:text-indent="0in" style:auto-text-indent="false"/>
      <style:text-properties style:font-name="Verdana1" fo:font-size="9pt" style:font-size-asian="9pt" style:font-size-complex="9pt"/>
    </style:style>
    <style:style style:name="P64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65" style:family="paragraph" style:parent-style-name="Default_20_Text">
      <style:paragraph-properties fo:margin-left="0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7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8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69" style:family="paragraph" style:parent-style-name="Standard">
      <style:paragraph-properties fo:margin-left="0in" fo:margin-right="0in" fo:text-indent="0in" style:auto-text-indent="false"/>
    </style:style>
    <style:style style:name="P70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1" style:family="paragraph" style:parent-style-name="Text_20_body">
      <style:paragraph-properties fo:margin-left="0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72" style:family="paragraph" style:parent-style-name="Text_20_body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3" style:family="paragraph" style:parent-style-name="Text_20_body">
      <style:paragraph-properties fo:margin-left="0in" fo:margin-right="0in" fo:text-indent="0in" style:auto-text-indent="false"/>
      <style:text-properties style:font-name="Verdana1" fo:font-size="9pt" fo:font-style="normal" style:text-underline-style="none" fo:font-weight="normal" style:font-name-asian="HelveticaNeue-BoldCond" style:font-size-asian="9pt" style:font-style-asian="normal" style:font-weight-asian="normal" style:font-name-complex="HelveticaNeue-BoldCond" style:font-size-complex="9pt" style:font-style-complex="normal" style:font-weight-complex="normal"/>
    </style:style>
    <style:style style:name="P74" style:family="paragraph" style:parent-style-name="Text_20_body">
      <style:paragraph-properties fo:margin-left="0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75" style:family="paragraph" style:parent-style-name="Text_20_body">
      <style:paragraph-properties fo:margin-left="0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6" style:family="paragraph" style:parent-style-name="Text_20_body">
      <style:paragraph-properties fo:margin-left="0in" fo:margin-right="0in" fo:text-indent="0in" style:auto-text-indent="fals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77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78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79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80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81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82" style:family="paragraph" style:parent-style-name="Text_20_body">
      <style:paragraph-properties fo:margin-left="0.4925in" fo:margin-right="0in" fo:text-indent="0in" style:auto-text-indent="false"/>
      <style:text-properties style:font-name="Verdana1" fo:font-size="9pt" style:font-size-asian="9pt" style:font-size-complex="9pt"/>
    </style:style>
    <style:style style:name="P83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84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5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86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/>
    </style:style>
    <style:style style:name="P87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88" style:family="paragraph" style:parent-style-name="Text_20_body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oman" style:font-size-asian="9pt" style:font-style-asian="normal" style:font-name-complex="BookMasterGothic-Roman" style:font-size-complex="9pt" style:font-style-complex="normal" style:text-emphasize="none"/>
    </style:style>
    <style:style style:name="P89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90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91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Courier New" style:font-size-asian="9pt" style:font-name-complex="Courier New" style:font-size-complex="9pt"/>
    </style:style>
    <style:style style:name="P92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Helv" style:font-size-asian="9pt" style:font-name-complex="Helv" style:font-size-complex="9pt"/>
    </style:style>
    <style:style style:name="P93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94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Courier New" fo:font-size="9pt" style:font-name-asian="Courier New" style:font-size-asian="9pt" style:font-name-complex="Courier New" style:font-size-complex="9pt"/>
    </style:style>
    <style:style style:name="P95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6" style:family="paragraph" style:parent-style-name="Standard">
      <style:paragraph-properties fo:margin-left="0.4925in" fo:margin-right="0in" fo:text-indent="0in" style:auto-text-indent="false"/>
    </style:style>
    <style:style style:name="P97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98" style:family="paragraph" style:parent-style-name="Standard">
      <style:paragraph-properties fo:margin-left="0.4925in" fo:margin-right="0in" fo:text-indent="0in" style:auto-text-indent="false"/>
      <style:text-properties style:font-name="Courier New"/>
    </style:style>
    <style:style style:name="P99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0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01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02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03" style:family="paragraph" style:parent-style-name="Standard">
      <style:paragraph-properties fo:margin-left="0.4925in" fo:margin-right="0in" fo:text-indent="0in" style:auto-text-indent="false"/>
      <style:text-properties style:font-name="Courier New" fo:font-size="9pt" style:font-size-asian="9pt" style:font-size-complex="9pt"/>
    </style:style>
    <style:style style:name="P104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05" style:family="paragraph" style:parent-style-name="Standard">
      <style:paragraph-properties fo:margin-left="0.4925in" fo:margin-right="0in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06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7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08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09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0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11" style:family="paragraph" style:parent-style-name="Standard">
      <style:paragraph-properties fo:margin-left="0.4925in" fo:margin-right="0in" fo:text-indent="0in" style:auto-text-indent="false" style:text-autospace="none"/>
      <style:text-properties style:font-name="Verdana1" fo:font-size="9pt" style:font-size-asian="9pt" style:font-size-complex="9pt"/>
    </style:style>
    <style:style style:name="P112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/>
    </style:style>
    <style:style style:name="P113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4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115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6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17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8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fo:font-size="9pt" style:text-underline-style="none" style:font-size-asian="9pt" style:font-size-complex="9pt"/>
    </style:style>
    <style:style style:name="P119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/>
    </style:style>
    <style:style style:name="P120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font-size="9pt" style:text-underline-style="none" style:font-size-asian="9pt" style:font-size-complex="9pt"/>
    </style:style>
    <style:style style:name="P121" style:family="paragraph" style:parent-style-name="Standard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everse" style:font-size-asian="9pt" style:font-style-asian="normal" style:font-name-complex="BookMasterGothic-Reverse" style:font-size-complex="9pt" style:font-style-complex="normal" style:text-emphasize="none"/>
    </style:style>
    <style:style style:name="P122" style:family="paragraph" style:parent-style-name="Default_20_Text">
      <style:paragraph-properties fo:margin-left="0.4925in" fo:margin-right="0in" fo:text-indent="0in" style:auto-text-indent="false"/>
    </style:style>
    <style:style style:name="P123" style:family="paragraph" style:parent-style-name="InfoBlue">
      <style:text-properties style:font-name="Verdana1" fo:font-size="9pt" style:font-size-asian="9pt" style:font-size-complex="9pt"/>
    </style:style>
    <style:style style:name="P124" style:family="paragraph" style:parent-style-name="Default_20_Text">
      <style:text-properties style:font-name="Verdana1" fo:font-size="9pt" style:font-size-asian="9pt" style:font-size-complex="9pt"/>
    </style:style>
    <style:style style:name="P125" style:family="paragraph" style:parent-style-name="Default_20_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6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7" style:family="paragraph" style:parent-style-name="Default_20_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28" style:family="paragraph" style:parent-style-name="Default_20_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9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0" style:family="paragraph" style:parent-style-name="Default_20_Text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31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bold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132" style:family="paragraph" style:parent-style-name="Default_20_Text">
      <style:text-properties style:font-name="Courier New" fo:font-size="9pt" style:font-size-asian="9pt" style:font-size-complex="9pt"/>
    </style:style>
    <style:style style:name="P133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34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bold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135" style:family="paragraph" style:parent-style-name="Default_20_Text">
      <style:text-properties fo:font-size="9pt" style:font-size-asian="9pt" style:font-size-complex="9pt"/>
    </style:style>
    <style:style style:name="P136" style:family="paragraph" style:parent-style-name="Default_20_Text">
      <style:paragraph-properties>
        <style:tab-stops>
          <style:tab-stop style:position="0in"/>
        </style:tab-stops>
      </style:paragraph-properties>
      <style:text-properties style:use-window-font-color="true" style:font-name="Verdana1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37" style:family="paragraph" style:parent-style-name="Default_20_Text">
      <style:paragraph-properties>
        <style:tab-stops>
          <style:tab-stop style:position="0in"/>
        </style:tab-stops>
      </style:paragraph-properties>
    </style:style>
    <style:style style:name="P138" style:family="paragraph" style:parent-style-name="Standard">
      <style:paragraph-properties fo:margin-left="0.502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9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0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41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42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bold" style:font-name-asian="Cambria" style:font-size-asian="9pt" style:font-style-asian="normal" style:font-weight-asian="bold" style:font-name-complex="Cambria" style:font-size-complex="9pt" style:font-style-complex="normal" style:font-weight-complex="bold"/>
    </style:style>
    <style:style style:name="P143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44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45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146" style:family="paragraph" style:parent-style-name="Text_20_body">
      <style:paragraph-properties fo:margin-left="0.9846in" fo:margin-right="0in" fo:text-indent="0in" style:auto-text-indent="false" style:text-autospace="none"/>
      <style:text-properties style:font-name="Courier New" fo:font-size="9pt" fo:font-weight="bold" style:font-size-asian="9pt" style:font-weight-asian="bold" style:font-size-complex="9pt" style:font-weight-complex="bold"/>
    </style:style>
    <style:style style:name="P147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148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font-weight="bold" style:font-weight-asian="bold" style:font-weight-complex="bold"/>
    </style:style>
    <style:style style:name="P149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50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51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name-asian="Courier" style:font-size-asian="9pt" style:font-name-complex="Courier" style:font-size-complex="9pt"/>
    </style:style>
    <style:style style:name="P152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3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54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55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bold" style:font-name-asian="Cambria" style:font-size-asian="9pt" style:font-style-asian="normal" style:font-weight-asian="bold" style:font-name-complex="Cambria" style:font-size-complex="9pt" style:font-style-complex="normal" style:font-weight-complex="bold"/>
    </style:style>
    <style:style style:name="P156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bold" style:font-name-asian="Cambria" style:font-size-asian="9pt" style:font-style-asian="normal" style:font-weight-asian="bold" style:font-name-complex="Cambria" style:font-size-complex="9pt" style:font-style-complex="normal" style:font-weight-complex="bold"/>
    </style:style>
    <style:style style:name="P157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158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fo:font-weight="bold" style:font-size-asian="9pt" style:font-weight-asian="bold" style:font-size-complex="9pt" style:font-weight-complex="bold"/>
    </style:style>
    <style:style style:name="P159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bold" style:font-name-asian="Courier" style:font-size-asian="9pt" style:font-weight-asian="bold" style:font-name-complex="Courier" style:font-size-complex="9pt" style:font-weight-complex="bold"/>
    </style:style>
    <style:style style:name="P160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fo:font-weight="bold" style:font-name-asian="Courier" style:font-size-asian="9pt" style:font-weight-asian="bold" style:font-name-complex="Courier" style:font-size-complex="9pt" style:font-weight-complex="bold"/>
    </style:style>
    <style:style style:name="P161" style:family="paragraph" style:parent-style-name="Standard">
      <style:paragraph-properties fo:margin-left="0.9846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2" style:family="paragraph" style:parent-style-name="Standard">
      <style:paragraph-properties fo:margin-left="0.9846in" fo:margin-right="0in" fo:text-indent="0in" style:auto-text-indent="false"/>
      <style:text-properties style:font-name="Verdana1" fo:font-size="9pt" style:font-size-asian="9pt" style:font-size-complex="9pt"/>
    </style:style>
    <style:style style:name="P163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NewPSMT" fo:font-size="9pt" fo:font-weight="bold" style:font-name-asian="CourierNewPSMT" style:font-size-asian="9pt" style:font-weight-asian="bold" style:font-name-complex="CourierNewPSMT" style:font-size-complex="9pt" style:font-weight-complex="bold"/>
    </style:style>
    <style:style style:name="P164" style:family="paragraph" style:parent-style-name="Standard">
      <style:paragraph-properties fo:margin-left="0.9846in" fo:margin-right="0in" fo:text-indent="0in" style:auto-text-indent="false"/>
      <style:text-properties fo:color="#000000" style:font-name="Courier New" fo:font-size="9pt" fo:font-weight="bold" style:font-name-asian="Courier" style:font-size-asian="9pt" style:font-weight-asian="bold" style:font-name-complex="Courier" style:font-size-complex="9pt" style:font-weight-complex="bold"/>
    </style:style>
    <style:style style:name="P165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style:font-size-asian="9pt" style:font-size-complex="9pt"/>
    </style:style>
    <style:style style:name="P166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7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68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/>
    </style:style>
    <style:style style:name="P169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0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71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weight="bold" style:font-size-asian="9pt" style:font-weight-asian="bold" style:font-size-complex="9pt" style:font-weight-complex="bold"/>
    </style:style>
    <style:style style:name="P172" style:family="paragraph" style:parent-style-name="Default_20_Text">
      <style:paragraph-properties fo:margin-left="0.9846in" fo:margin-right="0in" fo:text-indent="0in" style:auto-text-indent="false"/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73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1" fo:font-size="9pt" fo:font-style="normal" fo:font-weight="bold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174" style:family="paragraph" style:parent-style-name="Default_20_Text">
      <style:paragraph-properties fo:margin-left="0.9846in" fo:margin-right="0in" fo:text-indent="0in" style:auto-text-indent="false"/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75" style:family="paragraph" style:parent-style-name="Standard">
      <style:paragraph-properties fo:margin-left="0.9846in" fo:margin-right="0in" fo:margin-top="0in" fo:margin-bottom="0in" fo:line-height="100%" fo:text-indent="0in" style:auto-text-indent="false" style:text-autospace="none" style:writing-mode="lr-tb">
        <style:tab-stops>
          <style:tab-stop style:position="-0.75in"/>
          <style:tab-stop style:position="-0.25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</style:tab-stops>
      </style:paragraph-properties>
      <style:text-properties fo:color="#000000" style:font-name="Courier New" fo:font-size="9pt" style:font-name-asian="Courier" style:font-size-asian="9pt" style:font-name-complex="Courier" style:font-size-complex="9pt"/>
    </style:style>
    <style:style style:name="P176" style:family="paragraph" style:parent-style-name="Text_20_body">
      <style:paragraph-properties fo:margin-left="0.7673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77" style:family="paragraph" style:parent-style-name="Standard">
      <style:paragraph-properties fo:break-before="page"/>
      <style:text-properties style:font-name="Verdana1" fo:font-size="12pt" style:font-size-asian="12pt" style:font-size-complex="12pt"/>
    </style:style>
    <style:style style:name="P178" style:family="paragraph" style:parent-style-name="Standard">
      <style:paragraph-properties fo:margin-left="0.511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9" style:family="paragraph" style:parent-style-name="Standard">
      <style:paragraph-properties fo:margin-left="1.0035in" fo:margin-right="0in" fo:text-indent="0in" style:auto-text-indent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180" style:family="paragraph" style:parent-style-name="Standard">
      <style:paragraph-properties fo:margin-left="1.4772in" fo:margin-right="0in" fo:text-indent="0in" style:auto-text-indent="false"/>
      <style:text-properties style:font-name="Courier New" fo:font-size="9pt" style:font-size-asian="9pt" style:font-size-complex="9pt"/>
    </style:style>
    <style:style style:name="P181" style:family="paragraph" style:parent-style-name="Standard">
      <style:paragraph-properties fo:margin-left="1.4772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82" style:family="paragraph" style:parent-style-name="Standard">
      <style:paragraph-properties fo:margin-left="1.4772in" fo:margin-right="0in" fo:text-indent="0in" style:auto-text-indent="false"/>
      <style:text-properties fo:color="#000000"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83" style:family="paragraph" style:parent-style-name="Standard">
      <style:paragraph-properties fo:margin-left="1.4772in" fo:margin-right="0in" fo:text-indent="0in" style:auto-text-indent="false"/>
      <style:text-properties fo:color="#000000" style:font-name="Courier New" fo:font-size="9pt" style:font-name-asian="Courier" style:font-size-asian="9pt" style:font-name-complex="Courier" style:font-size-complex="9pt"/>
    </style:style>
    <style:style style:name="P184" style:family="paragraph" style:parent-style-name="Standard">
      <style:paragraph-properties fo:margin-left="1.4772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85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2" fo:font-size="9pt" style:font-name-asian="Verdana2" style:font-size-asian="9pt" style:font-name-complex="Verdana2" style:font-size-complex="9pt"/>
    </style:style>
    <style:style style:name="P186" style:family="paragraph" style:parent-style-name="Standard" style:list-style-name="L2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7" style:family="paragraph" style:parent-style-name="Standard" style:list-style-name="L4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8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9" style:family="paragraph" style:parent-style-name="Standard" style:list-style-name="L20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0" style:family="paragraph" style:parent-style-name="Standard" style:list-style-name="L7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1" style:family="paragraph" style:parent-style-name="Standard" style:list-style-name="L6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2" style:family="paragraph" style:parent-style-name="Standard" style:list-style-name="L18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3" style:family="paragraph" style:parent-style-name="Standard" style:list-style-name="L18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94" style:family="paragraph" style:parent-style-name="Standard" style:list-style-name="L1">
      <style:paragraph-properties style:text-autospace="non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95" style:family="paragraph" style:parent-style-name="Standard" style:list-style-name="L2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96" style:family="paragraph" style:parent-style-name="Standard" style:list-style-name="L3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97" style:family="paragraph" style:parent-style-name="Standard" style:list-style-name="L5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98" style:family="paragraph" style:parent-style-name="Standard" style:list-style-name="L6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99" style:family="paragraph" style:parent-style-name="Standard" style:list-style-name="L18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0" style:family="paragraph" style:parent-style-name="Standard" style:list-style-name="L5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201" style:family="paragraph" style:parent-style-name="Standard" style:list-style-name="L8">
      <style:text-properties style:font-name="Verdana1" fo:font-size="9pt" fo:font-weight="normal" fo:background-color="transparent" style:font-size-asian="9pt" style:font-weight-asian="normal" style:font-size-complex="9pt" style:font-weight-complex="normal"/>
    </style:style>
    <style:style style:name="P202" style:family="paragraph" style:parent-style-name="Standard" style:list-style-name="L18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P203" style:family="paragraph" style:parent-style-name="Standard" style:list-style-name="L4">
      <style:text-properties style:font-name="Verdana1" fo:font-size="9pt" style:font-size-asian="9pt" style:font-size-complex="9pt"/>
    </style:style>
    <style:style style:name="P204" style:family="paragraph" style:parent-style-name="Standard" style:list-style-name="L5">
      <style:text-properties style:font-name="Verdana1" fo:font-size="9pt" style:font-size-asian="9pt" style:font-size-complex="9pt"/>
    </style:style>
    <style:style style:name="P205" style:family="paragraph" style:parent-style-name="Standard" style:list-style-name="L11">
      <style:paragraph-properties style:text-autospace="none"/>
      <style:text-properties style:font-name="Verdana1" fo:font-size="9pt" style:font-size-asian="9pt" style:font-size-complex="9pt"/>
    </style:style>
    <style:style style:name="P206" style:family="paragraph" style:parent-style-name="Standard" style:list-style-name="L18">
      <style:text-properties style:font-name="Verdana1" fo:font-size="9pt" style:font-size-asian="9pt" style:font-size-complex="9pt"/>
    </style:style>
    <style:style style:name="P207" style:family="paragraph" style:parent-style-name="Standard" style:list-style-name="L5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208" style:family="paragraph" style:parent-style-name="Standard" style:list-style-name="L18">
      <style:text-properties style:font-name="Verdana1" fo:font-style="normal" style:font-style-asian="normal" style:font-style-complex="normal"/>
    </style:style>
    <style:style style:name="P209" style:family="paragraph" style:parent-style-name="Standard" style:list-style-name="L20">
      <style:paragraph-properties>
        <style:tab-stops>
          <style:tab-stop style:position="0in"/>
        </style:tab-stops>
      </style:paragraph-properties>
      <style:text-properties style:font-name="Verdana1"/>
    </style:style>
    <style:style style:name="P210" style:family="paragraph" style:parent-style-name="Standard" style:list-style-name="L3"/>
    <style:style style:name="P211" style:family="paragraph" style:parent-style-name="Standard" style:list-style-name="L3">
      <style:text-properties fo:color="#000000" style:font-name="Verdana1" fo:font-size="9pt" fo:font-weight="normal" style:font-name-asian="Helv" style:font-size-asian="9pt" style:font-weight-asian="normal" style:font-name-complex="Helv" style:font-size-complex="9pt" style:font-weight-complex="normal"/>
    </style:style>
    <style:style style:name="P212" style:family="paragraph" style:parent-style-name="Standard" style:list-style-name="L9">
      <style:text-properties fo:color="#000000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213" style:family="paragraph" style:parent-style-name="Standard" style:list-style-name="L20">
      <style:paragraph-properties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14" style:family="paragraph" style:parent-style-name="Standard" style:list-style-name="L4"/>
    <style:style style:name="P215" style:family="paragraph" style:parent-style-name="Standard" style:list-style-name="L4">
      <style:text-properties style:font-name="Courier New" fo:font-size="9pt" fo:font-weight="bold" style:font-size-asian="9pt" style:font-weight-asian="bold" style:font-size-complex="9pt" style:font-weight-complex="bold"/>
    </style:style>
    <style:style style:name="P216" style:family="paragraph" style:parent-style-name="Standard" style:list-style-name="L5">
      <style:text-properties style:font-name="Courier New" fo:font-size="9pt" fo:font-weight="bold" style:font-size-asian="9pt" style:font-weight-asian="bold" style:font-size-complex="9pt" style:font-weight-complex="bold"/>
    </style:style>
    <style:style style:name="P217" style:family="paragraph" style:parent-style-name="Standard" style:list-style-name="L5">
      <style:text-properties style:font-name="Courier New" fo:font-size="9pt" fo:font-weight="bold" style:font-name-asian="TimesNewRomanPSMT" style:font-size-asian="9pt" style:font-weight-asian="bold" style:font-name-complex="TimesNewRomanPSMT" style:font-size-complex="9pt" style:font-weight-complex="bold"/>
    </style:style>
    <style:style style:name="P218" style:family="paragraph" style:parent-style-name="Standard" style:list-style-name="L5">
      <style:text-properties style:font-name="Courier New" fo:font-size="9pt" fo:font-weight="bold" style:font-name-asian="CourierNewPSMT" style:font-size-asian="9pt" style:font-weight-asian="bold" style:font-name-complex="CourierNewPSMT" style:font-size-complex="9pt" style:font-weight-complex="bold"/>
    </style:style>
    <style:style style:name="P219" style:family="paragraph" style:parent-style-name="Standard" style:list-style-name="L5">
      <style:paragraph-properties style:text-autospace="none"/>
      <style:text-properties style:font-name="Courier New" fo:font-size="9pt" fo:font-weight="bold" style:font-name-asian="CourierNewPSMT" style:font-size-asian="9pt" style:font-weight-asian="bold" style:font-name-complex="CourierNewPSMT" style:font-size-complex="9pt" style:font-weight-complex="bold"/>
    </style:style>
    <style:style style:name="P220" style:family="paragraph" style:parent-style-name="Standard" style:list-style-name="L5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221" style:family="paragraph" style:parent-style-name="Standard" style:list-style-name="L5">
      <style:text-properties style:font-name="Courier New" fo:font-size="9pt" fo:language="en" fo:country="US" fo:font-weight="bold" style:font-name-asian="Courier New" style:font-size-asian="9pt" style:font-weight-asian="bold" style:font-name-complex="Courier New" style:font-size-complex="9pt" style:font-weight-complex="bold"/>
    </style:style>
    <style:style style:name="P222" style:family="paragraph" style:parent-style-name="Standard" style:list-style-name="L6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23" style:family="paragraph" style:parent-style-name="Standard" style:list-style-name="L7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24" style:family="paragraph" style:parent-style-name="Standard" style:list-style-name="L18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25" style:family="paragraph" style:parent-style-name="Standard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6" style:family="paragraph" style:parent-style-name="Standard" style:list-style-name="L5"/>
    <style:style style:name="P227" style:family="paragraph" style:parent-style-name="Standard" style:list-style-name="L8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28" style:family="paragraph" style:parent-style-name="Standard" style:list-style-name="L9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29" style:family="paragraph" style:parent-style-name="Standard" style:list-style-name="L9">
      <style:text-properties style:use-window-font-color="true" style:font-name="Courier New" fo:font-size="9pt" fo:font-style="normal" fo:font-weight="bold" fo:background-color="transparent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P230" style:family="paragraph" style:parent-style-name="Standard" style:list-style-name="L9">
      <style:text-properties style:use-window-font-color="true" style:font-name="Verdana1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31" style:family="paragraph" style:parent-style-name="Standard" style:list-style-name="L9">
      <style:text-properties style:use-window-font-color="true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232" style:family="paragraph" style:parent-style-name="Standard" style:list-style-name="L11">
      <style:paragraph-properties style:text-autospace="none"/>
    </style:style>
    <style:style style:name="P233" style:family="paragraph" style:parent-style-name="Standard" style:list-style-name="L18"/>
    <style:style style:name="P234" style:family="paragraph" style:parent-style-name="Standard" style:list-style-name="L12">
      <style:paragraph-properties fo:margin-left="1.4772in" fo:margin-right="0in" fo:text-indent="-0.25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5" style:family="paragraph" style:parent-style-name="Standard" style:list-style-name="L15">
      <style:paragraph-properties fo:margin-left="1.4772in" fo:margin-right="0in" fo:text-indent="-0.25in" style:auto-text-indent="false"/>
      <style:text-properties style:font-name="Courier New" fo:font-size="9pt" fo:font-style="normal" fo:font-weight="bold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236" style:family="paragraph" style:parent-style-name="Standard" style:list-style-name="L15">
      <style:paragraph-properties fo:margin-left="1.4772in" fo:margin-right="0in" fo:text-indent="-0.25in" style:auto-text-indent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237" style:family="paragraph" style:parent-style-name="Standard" style:list-style-name="L13">
      <style:paragraph-properties fo:margin-left="0.9846in" fo:margin-right="0in" fo:text-indent="0in" style:auto-text-indent="false"/>
    </style:style>
    <style:style style:name="P238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9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10pt" style:font-name-asian="Courier" style:font-size-asian="10pt" style:font-name-complex="Courier" style:font-size-complex="10pt"/>
    </style:style>
    <style:style style:name="P240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10pt" style:font-name-asian="Courier" style:font-size-asian="10pt" style:font-name-complex="Courier" style:font-size-complex="10pt"/>
    </style:style>
    <style:style style:name="P241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10pt" style:font-name-asian="Courier" style:font-size-asian="10pt" style:font-name-complex="Courier" style:font-size-complex="10pt"/>
    </style:style>
    <style:style style:name="P242" style:family="paragraph" style:parent-style-name="Standard" style:list-style-name="L15">
      <style:paragraph-properties fo:margin-left="1.4772in" fo:margin-right="0in" fo:text-indent="0in" style:auto-text-indent="false"/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43" style:family="paragraph" style:parent-style-name="Standard" style:list-style-name="L20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" style:font-size-asian="10pt" style:font-name-complex="Courier" style:font-size-complex="10pt"/>
    </style:style>
    <style:style style:name="P245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6" style:family="paragraph" style:parent-style-name="Text_20_body" style:list-style-name="L11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7" style:family="paragraph" style:parent-style-name="Text_20_body" style:list-style-name="L19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8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9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12pt" style:font-style-asian="normal" style:font-weight-asian="normal" style:font-size-complex="9pt" style:font-style-complex="normal" style:font-weight-complex="normal"/>
    </style:style>
    <style:style style:name="P250" style:family="paragraph" style:parent-style-name="Text_20_body" style:list-style-name="L11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51" style:family="paragraph" style:parent-style-name="Text_20_body" style:list-style-name="L18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52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253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254" style:family="paragraph" style:parent-style-name="Text_20_body" style:list-style-name="L10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55" style:family="paragraph" style:parent-style-name="Text_20_body" style:list-style-name="L11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56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257" style:family="paragraph" style:parent-style-name="Text_20_body" style:list-style-name="L19">
      <style:text-properties style:font-name="Verdana1" fo:font-size="9pt" style:font-size-asian="9pt" style:font-size-complex="9pt"/>
    </style:style>
    <style:style style:name="P258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59" style:family="paragraph" style:parent-style-name="Text_20_body" style:list-style-name="L18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0" style:family="paragraph" style:parent-style-name="Text_20_body" style:list-style-name="L1">
      <style:paragraph-properties>
        <style:tab-stops>
          <style:tab-stop style:position="0in"/>
        </style:tab-stops>
      </style:paragraph-properties>
    </style:style>
    <style:style style:name="P261" style:family="paragraph" style:parent-style-name="Text_20_body">
      <style:paragraph-properties fo:margin-left="0.4925in" fo:margin-right="0in" fo:text-indent="0in" style:auto-text-indent="false"/>
    </style:style>
    <style:style style:name="P262" style:family="paragraph" style:parent-style-name="Text_20_body" style:list-style-name="L11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3" style:family="paragraph" style:parent-style-name="Text_20_body" style:list-style-name="L18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4" style:family="paragraph" style:parent-style-name="Text_20_body" style:list-style-name="L11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5" style:family="paragraph" style:parent-style-name="Text_20_body" style:list-style-name="L20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6" style:family="paragraph" style:parent-style-name="Text_20_body" style:list-style-name="L11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67" style:family="paragraph" style:parent-style-name="Text_20_body" style:list-style-name="L20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8" style:family="paragraph" style:parent-style-name="Title" style:master-page-name="Standard">
      <style:paragraph-properties fo:text-align="end" style:justify-single-word="false" style:page-number="auto"/>
      <style:text-properties style:font-name="Verdana1" fo:font-size="18pt" fo:font-weight="normal" style:font-size-asian="18pt" style:font-weight-asian="normal" style:font-size-complex="18pt" style:font-weight-complex="normal"/>
    </style:style>
    <style:style style:name="P269" style:family="paragraph" style:parent-style-name="Default_20_Text" style:list-style-name="L14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70" style:family="paragraph" style:parent-style-name="Default_20_Text" style:list-style-name="L16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71" style:family="paragraph" style:parent-style-name="Default_20_Text" style:list-style-name="L14"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72" style:family="paragraph" style:parent-style-name="Default_20_Text" style:list-style-name="L14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73" style:family="paragraph" style:parent-style-name="Default_20_Text" style:list-style-name="L14">
      <style:text-properties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74" style:family="paragraph" style:parent-style-name="Default_20_Text" style:list-style-name="L14">
      <style:text-properties style:font-name="Verdana1" fo:font-size="9pt" fo:font-style="normal" fo:font-weight="bold" fo:background-color="transparent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275" style:family="paragraph" style:parent-style-name="Default_20_Text" style:list-style-name="L14">
      <style:text-properties style:font-name="Verdana1" fo:font-size="9pt" style:font-size-asian="9pt" style:font-size-complex="9pt"/>
    </style:style>
    <style:style style:name="P276" style:family="paragraph" style:parent-style-name="Default_20_Text" style:list-style-name="L14">
      <style:text-properties style:font-name="Courier New" fo:font-size="9pt" fo:font-style="normal" fo:font-weight="bold" style:font-name-asian="Verdana" style:font-size-asian="9pt" style:font-style-asian="normal" style:font-weight-asian="bold" style:font-name-complex="Verdana" style:font-size-complex="9pt" style:font-style-complex="normal" style:font-weight-complex="bold"/>
    </style:style>
    <style:style style:name="P277" style:family="paragraph" style:parent-style-name="Default_20_Text" style:list-style-name="L17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78" style:family="paragraph" style:parent-style-name="Default_20_Text" style:list-style-name="L14">
      <style:text-properties fo:color="#000000" style:font-name="Courier New" fo:font-size="9pt" fo:font-style="normal" fo:font-weight="bold" fo:background-color="transparent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279" style:family="paragraph" style:parent-style-name="Default_20_Text" style:list-style-name="L14">
      <style:text-properties fo:color="#000000"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80" style:family="paragraph" style:parent-style-name="Default_20_Text" style:list-style-name="L16">
      <style:paragraph-properties>
        <style:tab-stops>
          <style:tab-stop style:position="0in"/>
        </style:tab-stops>
      </style:paragraph-properties>
    </style:style>
    <style:style style:name="P281" style:family="paragraph" style:parent-style-name="Heading_20_2"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Heading_20_1">
      <style:paragraph-properties>
        <style:tab-stops>
          <style:tab-stop style:position="0in"/>
        </style:tab-stops>
      </style:paragraph-properties>
      <style:text-properties style:font-name="Verdana1" fo:font-size="9pt" fo:language="fr" fo:country="FR" fo:font-weight="normal" style:font-size-asian="9pt" style:font-weight-asian="normal" style:font-size-complex="9pt"/>
    </style:style>
    <style:style style:name="P283" style:family="paragraph" style:parent-style-name="Heading_20_1">
      <style:paragraph-properties fo:break-before="pag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84" style:family="paragraph" style:parent-style-name="Heading_20_1">
      <style:paragraph-properties fo:break-before="page"/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Heading_20_1" style:master-page-name="Standard">
      <style:paragraph-properties style:page-number="auto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86" style:family="paragraph" style:parent-style-name="Contents_20_Heading">
      <style:paragraph-properties fo:break-before="page"/>
    </style:style>
    <style:style style:name="P28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89" style:family="paragraph">
      <style:paragraph-properties fo:margin-left="0in" fo:margin-right="0in" fo:margin-top="0in" fo:margin-bottom="0in" fo:line-height="100%" fo:text-align="center" fo:text-indent="0in"/>
    </style:style>
    <style:style style:name="P290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1" style:family="text">
      <style:text-properties style:font-name="Verdana1"/>
    </style:style>
    <style:style style:name="T2" style:family="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" style:family="text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5" style:family="text">
      <style:text-properties style:font-name="Verdana1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6" style:family="text">
      <style:text-properties style:font-name="Verdana1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style:font-name="Verdana1" fo:font-size="9pt" fo:font-style="normal" style:text-underline-style="solid" style:text-underline-width="auto" style:text-underline-color="font-color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8" style:family="text"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font-name="Verdana1" fo:font-size="9pt" style:font-size-asian="9pt" style:font-size-complex="9pt"/>
    </style:style>
    <style:style style:name="T10" style:family="text">
      <style:text-properties style:font-name="Verdana1" fo:font-size="9pt" style:text-underline-style="solid" style:text-underline-width="auto" style:text-underline-color="font-color" style:font-size-asian="9pt" style:font-size-complex="9pt"/>
    </style:style>
    <style:style style:name="T11" style:family="text">
      <style:text-properties style:font-name="Verdana1" fo:font-size="9pt" style:text-underline-style="solid" style:text-underline-width="auto" style:text-underline-color="font-color" fo:font-weight="normal" style:font-name-asian="Arial1" style:font-size-asian="9pt" style:font-weight-asian="normal" style:font-name-complex="Arial1" style:font-size-complex="9pt" style:font-weight-complex="normal"/>
    </style:style>
    <style:style style:name="T12" style:family="text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13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4" style:family="text">
      <style:text-properties style:font-name="Verdana1" fo:font-size="9pt" fo:font-style="italic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15" style:family="text">
      <style:text-properties style:font-name="Verdana1" fo:font-size="9pt" fo:font-style="italic" style:text-underline-style="none" fo:font-weight="normal" style:font-name-asian="Courier New1" style:font-size-asian="9pt" style:font-style-asian="italic" style:font-weight-asian="normal" style:font-name-complex="Courier New1" style:font-size-complex="9pt" style:font-style-complex="italic" style:font-weight-complex="normal"/>
    </style:style>
    <style:style style:name="T16" style:family="text">
      <style:text-properties style:font-name="Verdana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style:font-name="Verdana1" fo:font-size="9pt" fo:font-style="italic" fo:font-weight="bold" style:font-name-asian="TimesNewRomanPSMT" style:font-size-asian="9pt" style:font-style-asian="italic" style:font-weight-asian="bold" style:font-name-complex="TimesNewRomanPSMT" style:font-size-complex="9pt" style:font-style-complex="italic" style:font-weight-complex="bold"/>
    </style:style>
    <style:style style:name="T18" style:family="text">
      <style:text-properties style:font-name="Verdana1" fo:font-size="9pt" fo:font-weight="normal" style:font-size-asian="9pt" style:font-weight-asian="normal" style:font-size-complex="9pt" style:font-weight-complex="normal"/>
    </style:style>
    <style:style style:name="T19" style:family="text">
      <style:text-properties style:font-name="Verdana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20" style:family="text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T21" style:family="text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T22" style:family="text">
      <style:text-properties style:font-name="Verdana1" fo:font-size="9pt" style:text-underline-style="none" fo:font-weight="normal" style:font-size-asian="9pt" style:font-weight-asian="normal" style:font-size-complex="9pt" style:font-weight-complex="normal"/>
    </style:style>
    <style:style style:name="T23" style:family="text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Verdana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25" style:family="text">
      <style:text-properties style:font-name="Verdana1" fo:font-style="normal" fo:background-color="transparent" style:font-style-asian="normal" style:font-style-complex="normal"/>
    </style:style>
    <style:style style:name="T26" style:family="text">
      <style:text-properties style:font-name="Verdana1" fo:font-style="normal" style:font-style-asian="normal" style:font-style-complex="normal"/>
    </style:style>
    <style:style style:name="T27" style:family="text">
      <style:text-properties style:font-name="Verdana1" fo:font-weight="normal" style:font-weight-asian="normal" style:font-weight-complex="normal"/>
    </style:style>
    <style:style style:name="T28" style:family="text">
      <style:text-properties style:font-name="Verdana1" fo:background-color="transparent"/>
    </style:style>
    <style:style style:name="T29" style:family="text">
      <style:text-properties style:font-name="Verdana1" style:font-name-asian="Cambria" style:font-name-complex="Cambria"/>
    </style:style>
    <style:style style:name="T30" style:family="text">
      <style:text-properties style:font-name="Verdana1" style:text-underline-style="solid" style:text-underline-width="auto" style:text-underline-color="font-color"/>
    </style:style>
    <style:style style:name="T31" style:family="text">
      <style:text-properties style:font-name="Verdana1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tyle="normal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35" style:family="text">
      <style:text-properties fo:font-style="normal" fo:font-weight="normal" style:font-name-asian="Cambria" style:font-style-asian="normal" style:font-weight-asian="normal" style:font-name-complex="Cambria" style:font-style-complex="normal" style:font-weight-complex="normal"/>
    </style:style>
    <style:style style:name="T36" style:family="text">
      <style:text-properties fo:font-style="normal" fo:font-weight="normal" style:font-size-asian="12pt" style:font-style-asian="normal" style:font-weight-asian="normal" style:font-style-complex="normal" style:font-weight-complex="normal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fo:background-color="transparent" style:font-style-asian="normal" style:font-style-complex="normal"/>
    </style:style>
    <style:style style:name="T39" style:family="text">
      <style:text-properties fo:font-style="normal" style:text-underline-style="none" style:font-style-asian="normal" style:font-style-complex="normal"/>
    </style:style>
    <style:style style:name="T4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style:font-name-asian="HelveticaNeue-BoldCond" style:font-style-asian="normal" style:font-name-complex="HelveticaNeue-BoldCond" style:font-style-complex="normal"/>
    </style:style>
    <style:style style:name="T42" style:family="text">
      <style:text-properties fo:font-style="normal" style:text-underline-style="none" style:font-name-asian="Helvetica" style:font-style-asian="normal" style:font-name-complex="Helvetica" style:font-style-complex="normal"/>
    </style:style>
    <style:style style:name="T4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style:font-size-asian="12pt" style:font-style-asian="normal" style:font-style-complex="normal"/>
    </style:style>
    <style:style style:name="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style:font-size-asian="12pt" style:font-style-asian="normal" style:font-weight-asian="bold" style:font-style-complex="normal" style:font-weight-complex="bold"/>
    </style:style>
    <style:style style:name="T47" style:family="text">
      <style:text-properties fo:font-style="normal" style:font-name-asian="Cambria" style:font-style-asian="normal" style:font-name-complex="Cambria" style:font-style-complex="normal"/>
    </style:style>
    <style:style style:name="T48" style:family="text">
      <style:text-properties style:font-name="Courier New"/>
    </style:style>
    <style:style style:name="T49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51" style:family="text">
      <style:text-properties style:font-name="Courier New" fo:font-style="normal" style:font-style-asian="normal" style:font-style-complex="normal"/>
    </style:style>
    <style:style style:name="T52" style:family="text">
      <style:text-properties style:font-name="Courier New" fo:font-style="normal" fo:background-color="transparent" style:font-style-asian="normal" style:font-style-complex="normal"/>
    </style:style>
    <style:style style:name="T53" style:family="text">
      <style:text-properties style:font-name="Courier New" fo:font-style="normal" style:font-size-asian="12pt" style:font-style-asian="normal" style:font-style-complex="normal"/>
    </style:style>
    <style:style style:name="T54" style:family="text">
      <style:text-properties style:font-name="Courier New" fo:font-style="normal" style:font-name-asian="Cambria" style:font-style-asian="normal" style:font-name-complex="Cambria" style:font-style-complex="normal"/>
    </style:style>
    <style:style style:name="T55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style:font-name="Courier New" fo:font-style="normal" fo:font-weight="bold" style:font-size-asian="12pt" style:font-style-asian="normal" style:font-weight-asian="bold" style:font-style-complex="normal" style:font-weight-complex="bold"/>
    </style:style>
    <style:style style:name="T57" style:family="text">
      <style:text-properties style:font-name="Courier New" fo:font-style="normal" fo:font-weight="bold" style:font-name-asian="Courier New1" style:font-size-asian="12pt" style:font-style-asian="normal" style:font-weight-asian="bold" style:font-name-complex="Courier New1" style:font-style-complex="normal" style:font-weight-complex="bold"/>
    </style:style>
    <style:style style:name="T58" style:family="text">
      <style:text-properties style:font-name="Courier New" fo:font-style="normal" fo:font-weight="bold" style:font-name-asian="Cambria" style:font-size-asian="12pt" style:font-style-asian="normal" style:font-weight-asian="bold" style:font-name-complex="Cambria" style:font-style-complex="normal" style:font-weight-complex="bold"/>
    </style:style>
    <style:style style:name="T59" style:family="text">
      <style:text-properties style:font-name="Courier New" fo:font-style="normal" fo:font-weight="bold" style:font-name-asian="Cambria" style:font-style-asian="normal" style:font-weight-asian="bold" style:font-name-complex="Cambria" style:font-style-complex="normal" style:font-weight-complex="bold"/>
    </style:style>
    <style:style style:name="T60" style:family="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62" style:family="text">
      <style:text-properties style:font-name="Courier New" fo:font-size="9pt" fo:font-style="normal" style:font-size-asian="12pt" style:font-style-asian="normal" style:font-size-complex="9pt" style:font-style-complex="normal"/>
    </style:style>
    <style:style style:name="T63" style:family="text">
      <style:text-properties style:font-name="Courier New" fo:font-size="9pt" fo:font-style="normal" fo:font-weight="bold" style:font-name-asian="Cambria" style:font-size-asian="9pt" style:font-style-asian="normal" style:font-weight-asian="bold" style:font-name-complex="Cambria" style:font-size-complex="9pt" style:font-style-complex="normal" style:font-weight-complex="bold"/>
    </style:style>
    <style:style style:name="T64" style:family="text">
      <style:text-properties style:font-name="Courier New" fo:font-size="9pt" fo:font-style="normal" fo:font-weight="bold" style:font-name-asian="Cambria" style:font-size-asian="12pt" style:font-style-asian="normal" style:font-weight-asian="bold" style:font-name-complex="Cambria" style:font-size-complex="9pt" style:font-style-complex="normal" style:font-weight-complex="bold"/>
    </style:style>
    <style:style style:name="T65" style:family="text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6" style:family="text">
      <style:text-properties style:font-name="Courier New" fo:font-size="9pt" fo:font-style="normal" fo:font-weight="bold" style:font-size-asian="12pt" style:font-style-asian="normal" style:font-weight-asian="bold" style:font-size-complex="9pt" style:font-style-complex="normal" style:font-weight-complex="bold"/>
    </style:style>
    <style:style style:name="T67" style:family="text">
      <style:text-properties style:font-name="Courier New" fo:font-size="9pt" fo:font-style="normal" fo:font-weight="bold" style:font-name-asian="Verdana" style:font-size-asian="12pt" style:font-style-asian="normal" style:font-weight-asian="bold" style:font-name-complex="Verdana" style:font-size-complex="9pt" style:font-style-complex="normal" style:font-weight-complex="bold"/>
    </style:style>
    <style:style style:name="T68" style:family="text">
      <style:text-properties style:font-name="Courier New" fo:font-size="9pt" fo:font-style="normal" fo:font-weight="bold" style:font-name-asian="Verdana" style:font-size-asian="9pt" style:font-style-asian="normal" style:font-weight-asian="bold" style:font-name-complex="Verdana" style:font-size-complex="9pt" style:font-style-complex="normal" style:font-weight-complex="bold"/>
    </style:style>
    <style:style style:name="T69" style:family="text">
      <style:text-properties style:font-name="Courier New" fo:font-size="9pt" fo:font-style="normal" style:font-size-asian="9pt" style:font-style-asian="normal" style:font-size-complex="9pt" style:font-style-complex="normal"/>
    </style:style>
    <style:style style:name="T70" style:family="text">
      <style:text-properties style:font-name="Courier New" fo:font-size="9pt" fo:font-style="normal" style:font-name-asian="Cambria" style:font-size-asian="9pt" style:font-style-asian="normal" style:font-name-complex="Cambria" style:font-size-complex="9pt" style:font-style-complex="normal"/>
    </style:style>
    <style:style style:name="T71" style:family="text">
      <style:text-properties style:font-name="Courier New" fo:font-size="9pt" style:font-size-asian="9pt" style:font-size-complex="9pt"/>
    </style:style>
    <style:style style:name="T72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73" style:family="text">
      <style:text-properties style:font-name="Courier New" fo:font-size="9pt" fo:font-weight="bold" style:font-size-asian="9pt" style:font-weight-asian="bold" style:font-size-complex="9pt" style:font-weight-complex="bold"/>
    </style:style>
    <style:style style:name="T74" style:family="text">
      <style:text-properties style:font-name="Courier New" fo:font-size="9pt" fo:font-weight="bold" style:font-name-asian="Cambria" style:font-size-asian="9pt" style:font-weight-asian="bold" style:font-name-complex="Cambria" style:font-size-complex="9pt" style:font-weight-complex="bold"/>
    </style:style>
    <style:style style:name="T75" style:family="text">
      <style:text-properties style:font-name="Courier New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76" style:family="text">
      <style:text-properties style:font-name="Courier New" fo:font-size="9pt" fo:font-style="italic" fo:font-weight="bold" style:font-name-asian="Cambria" style:font-size-asian="9pt" style:font-style-asian="italic" style:font-weight-asian="bold" style:font-name-complex="Cambria" style:font-size-complex="9pt" style:font-style-complex="italic" style:font-weight-complex="bold"/>
    </style:style>
    <style:style style:name="T77" style:family="text">
      <style:text-properties style:font-name="Courier New" fo:font-size="9pt" fo:font-style="italic" style:font-name-asian="Cambria" style:font-size-asian="9pt" style:font-style-asian="italic" style:font-name-complex="Cambria" style:font-size-complex="9pt" style:font-style-complex="italic"/>
    </style:style>
    <style:style style:name="T78" style:family="text">
      <style:text-properties style:font-name="Courier New" fo:font-size="9pt" fo:font-style="italic" style:text-underline-style="none" fo:font-weight="bold" style:font-name-asian="Courier New" style:font-size-asian="9pt" style:font-style-asian="italic" style:font-weight-asian="bold" style:font-name-complex="Courier New" style:font-size-complex="9pt" style:font-style-complex="italic" style:font-weight-complex="bold"/>
    </style:style>
    <style:style style:name="T79" style:family="text">
      <style:text-properties style:font-name="Courier New" fo:background-color="transparent"/>
    </style:style>
    <style:style style:name="T80" style:family="text">
      <style:text-properties style:font-name="Courier New" fo:font-size="10pt" style:font-size-asian="10pt" style:font-size-complex="10pt"/>
    </style:style>
    <style:style style:name="T8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82" style:family="text">
      <style:text-properties style:font-name="Courier New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3" style:family="text"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T84" style:family="text">
      <style:text-properties style:font-name="Courier New" fo:font-weight="normal" style:font-name-asian="Courier" style:font-weight-asian="normal" style:font-name-complex="Courier" style:font-weight-complex="normal"/>
    </style:style>
    <style:style style:name="T85" style:family="text">
      <style:text-properties style:font-name="Courier New" style:font-size-asian="12pt"/>
    </style:style>
    <style:style style:name="T86" style:family="text">
      <style:text-properties style:font-name="Courier New" fo:font-weight="bold" style:font-weight-asian="bold" style:font-weight-complex="bold"/>
    </style:style>
    <style:style style:name="T87" style:family="text">
      <style:text-properties style:font-name="Courier New" fo:font-weight="bold" style:font-size-asian="12pt" style:font-weight-asian="bold" style:font-weight-complex="bold"/>
    </style:style>
    <style:style style:name="T88" style:family="text">
      <style:text-properties style:font-name="Courier New" fo:font-weight="bold" style:font-name-asian="Cambria" style:font-weight-asian="bold" style:font-name-complex="Cambria" style:font-weight-complex="bold"/>
    </style:style>
    <style:style style:name="T89" style:family="text">
      <style:text-properties style:font-name="Courier New" fo:font-style="italic" style:font-style-asian="italic" style:font-style-complex="italic"/>
    </style:style>
    <style:style style:name="T90" style:family="text">
      <style:text-properties style:font-name="Courier New" fo:font-style="italic" fo:font-weight="bold" style:font-size-asian="12pt" style:font-style-asian="italic" style:font-weight-asian="bold" style:font-style-complex="italic" style:font-weight-complex="bold"/>
    </style:style>
    <style:style style:name="T91" style:family="text">
      <style:text-properties style:font-name="Courier New" fo:font-style="italic" fo:font-weight="bold" style:font-style-asian="italic" style:font-weight-asian="bold" style:font-style-complex="italic" style:font-weight-complex="bold"/>
    </style:style>
    <style:style style:name="T92" style:family="text">
      <style:text-properties style:font-name="Courier New" fo:font-style="italic" fo:font-weight="bold" style:font-name-asian="Courier New" style:font-style-asian="italic" style:font-weight-asian="bold" style:font-name-complex="Courier New" style:font-style-complex="italic" style:font-weight-complex="bold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name-asian="Helvetica" style:font-style-asian="italic" style:font-name-complex="Helvetica" style:font-style-complex="italic"/>
    </style:style>
    <style:style style:name="T95" style:family="text">
      <style:text-properties fo:font-style="italic" style:font-name-asian="Cambria" style:font-style-asian="italic" style:font-name-complex="Cambria" style:font-style-complex="italic"/>
    </style:style>
    <style:style style:name="T96" style:family="text">
      <style:text-properties fo:font-style="italic" fo:font-weight="normal" style:font-name-asian="Cambria" style:font-style-asian="italic" style:font-weight-asian="normal" style:font-name-complex="Cambria" style:font-style-complex="italic" style:font-weight-complex="normal"/>
    </style:style>
    <style:style style:name="T9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9" style:family="text">
      <style:text-properties fo:font-style="italic" fo:font-weight="bold" style:font-name-asian="Cambria" style:font-style-asian="italic" style:font-weight-asian="bold" style:font-name-complex="Cambria" style:font-style-complex="italic" style:font-weight-complex="bold"/>
    </style:style>
    <style:style style:name="T100" style:family="text">
      <style:text-properties fo:font-style="italic" fo:font-weight="bold" style:font-size-asian="12pt" style:font-style-asian="italic" style:font-weight-asian="bold" style:font-style-complex="italic" style:font-weight-complex="bold"/>
    </style:style>
    <style:style style:name="T101" style:family="text">
      <style:text-properties fo:font-style="italic" style:text-underline-style="none" style:font-name-asian="HelveticaNeue-BoldCond" style:font-style-asian="italic" style:font-name-complex="HelveticaNeue-BoldCond" style:font-style-complex="italic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size-asian="12pt" style:font-weight-asian="bold" style:font-weight-complex="bold"/>
    </style:style>
    <style:style style:name="T104" style:family="text">
      <style:text-properties fo:font-weight="bold" fo:background-color="transparent" style:font-weight-asian="bold" style:font-weight-complex="bold"/>
    </style:style>
    <style:style style:name="T105" style:family="text">
      <style:text-properties fo:font-weight="bold" style:font-name-asian="Cambria" style:font-size-asian="12pt" style:font-weight-asian="bold" style:font-name-complex="Cambria" style:font-weight-complex="bold"/>
    </style:style>
    <style:style style:name="T106" style:family="text">
      <style:text-properties fo:font-weight="bold" style:font-name-asian="Cambria" style:font-weight-asian="bold" style:font-name-complex="Cambria" style:font-weight-complex="bold"/>
    </style:style>
    <style:style style:name="T107" style:family="text">
      <style:text-properties fo:font-size="9pt"/>
    </style:style>
    <style:style style:name="T108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09" style:family="text">
      <style:text-properties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110" style:family="text">
      <style:text-properties fo:font-size="9pt" fo:font-weight="normal" style:font-size-asian="9pt" style:font-weight-asian="normal" style:font-size-complex="9pt" style:font-weight-complex="normal"/>
    </style:style>
    <style:style style:name="T111" style:family="text">
      <style:text-properties fo:font-size="9pt" style:font-size-asian="9pt" style:font-size-complex="9pt"/>
    </style:style>
    <style:style style:name="T112" style:family="text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113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14" style:family="text">
      <style:text-properties style:use-window-font-color="true"/>
    </style:style>
    <style:style style:name="T115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16" style:family="text">
      <style:text-properties style:use-window-font-color="true" style:font-name="Courier New" fo:font-style="normal" fo:font-weight="bold" style:font-size-asian="12pt" style:font-style-asian="normal" style:font-weight-asian="bold" style:font-style-complex="normal" style:font-weight-complex="bold"/>
    </style:style>
    <style:style style:name="T117" style:family="text">
      <style:text-properties style:use-window-font-color="true" style:font-name="Courier New" fo:font-style="normal" fo:font-weight="bold" style:font-style-asian="normal" style:font-weight-asian="bold" style:font-style-complex="normal" style:font-weight-complex="bold"/>
    </style:style>
    <style:style style:name="T118" style:family="text">
      <style:text-properties style:use-window-font-color="true" style:font-name="Courier New" fo:font-style="italic" fo:font-weight="bold" style:font-style-asian="italic" style:font-weight-asian="bold" style:font-style-complex="italic" style:font-weight-complex="bold"/>
    </style:style>
    <style:style style:name="T119" style:family="text">
      <style:text-properties style:use-window-font-color="true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20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Courier New" style:font-style-asian="normal" style:font-name-complex="Courier New" style:font-style-complex="normal" style:text-emphasize="none"/>
    </style:style>
    <style:style style:name="T121" style:family="text">
      <style:text-properties style:use-window-font-color="true" style:text-outline="false" style:text-line-through-style="none" fo:font-style="normal" fo:text-shadow="none" style:text-underline-style="solid" style:text-underline-width="auto" style:text-underline-color="font-color" style:letter-kerning="true" style:font-name-asian="Courier New" style:font-style-asian="normal" style:font-name-complex="Courier New" style:font-style-complex="normal" style:text-emphasize="none"/>
    </style:style>
    <style:style style:name="T122" style:family="text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T123" style:family="text">
      <style:text-properties style:use-window-font-color="true" style:text-outline="false" style:text-line-through-style="none" fo:text-shadow="none" style:text-underline-style="none" style:letter-kerning="true" style:font-name-asian="Courier New" style:font-name-complex="Courier New" style:text-emphasize="none"/>
    </style:style>
    <style:style style:name="T124" style:family="text">
      <style:text-properties style:use-window-font-color="true" style:text-outline="false" style:text-line-through-style="none" fo:text-shadow="none" style:text-underline-style="solid" style:text-underline-width="auto" style:text-underline-color="font-color" style:letter-kerning="true" style:font-name-asian="Courier New" style:font-name-complex="Courier New" style:text-emphasize="none"/>
    </style:style>
    <style:style style:name="T125" style:family="text">
      <style:text-properties style:text-underline-style="solid" style:text-underline-width="auto" style:text-underline-color="font-color"/>
    </style:style>
    <style:style style:name="T12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7" style:family="text">
      <style:text-properties style:font-name="Verdana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128" style:family="text">
      <style:text-properties style:font-size-asian="12pt"/>
    </style:style>
    <style:style style:name="T129" style:family="text">
      <style:text-properties style:text-underline-style="none"/>
    </style:style>
    <style:style style:name="T130" style:family="text">
      <style:text-properties style:text-underline-style="none" fo:font-weight="bold" style:font-weight-asian="bold" style:font-weight-complex="bold"/>
    </style:style>
    <style:style style:name="T131" style:family="text">
      <style:text-properties fo:font-weight="normal"/>
    </style:style>
    <style:style style:name="T132" style:family="text">
      <style:text-properties fo:font-weight="normal" fo:background-color="transparent" style:font-weight-asian="normal" style:font-weight-complex="normal"/>
    </style:style>
    <style:style style:name="T133" style:family="text">
      <style:text-properties fo:font-weight="normal" style:font-weight-asian="normal" style:font-weight-complex="normal"/>
    </style:style>
    <style:style style:name="T134" style:family="text">
      <style:text-properties fo:font-weight="normal" style:font-name-asian="Cambria" style:font-weight-asian="normal" style:font-name-complex="Cambria" style:font-weight-complex="normal"/>
    </style:style>
    <style:style style:name="T135" style:family="text">
      <style:text-properties style:font-name-asian="Helvetica" style:font-name-complex="Helvetica"/>
    </style:style>
    <style:style style:name="T136" style:family="text">
      <style:text-properties fo:background-color="transparent"/>
    </style:style>
    <style:style style:name="T137" style:family="text">
      <style:text-properties style:font-name="Courier New1" fo:font-style="normal" fo:font-weight="bold" style:font-name-asian="Courier New1" style:font-style-asian="normal" style:font-weight-asian="bold" style:font-name-complex="Courier New1" style:font-style-complex="normal" style:font-weight-complex="bold"/>
    </style:style>
    <style:style style:name="T138" style:family="text">
      <style:text-properties fo:color="#000000"/>
    </style:style>
    <style:style style:name="T139" style:family="text">
      <style:text-properties fo:color="#000000" style:font-name="Courier New"/>
    </style:style>
    <style:style style:name="T140" style:family="text">
      <style:text-properties fo:color="#00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41" style:family="text">
      <style:text-properties fo:color="#000000" style:font-name="Courier New" fo:font-size="9pt" fo:font-style="italic" style:text-underline-style="none" fo:font-weight="bold" style:font-name-asian="Courier New" style:font-size-asian="9pt" style:font-style-asian="italic" style:font-weight-asian="bold" style:font-name-complex="Courier New" style:font-size-complex="9pt" style:font-style-complex="italic" style:font-weight-complex="bold"/>
    </style:style>
    <style:style style:name="T142" style:family="text">
      <style:text-properties fo:color="#000000" style:font-name="Courier New" fo:font-style="italic" style:text-underline-style="none" fo:font-weight="bold" style:font-name-asian="Courier New" style:font-style-asian="italic" style:font-weight-asian="bold" style:font-name-complex="Courier New" style:font-style-complex="italic" style:font-weight-complex="bold"/>
    </style:style>
    <style:style style:name="T143" style:family="text">
      <style:text-properties fo:color="#000000" style:font-name="Courier New" fo:font-style="italic" fo:font-weight="bold" style:font-name-asian="Courier New" style:font-style-asian="italic" style:font-weight-asian="bold" style:font-name-complex="Courier New" style:font-style-complex="italic" style:font-weight-complex="bold"/>
    </style:style>
    <style:style style:name="T144" style:family="text">
      <style:text-properties fo:color="#000000" style:font-name="Courier New" style:font-name-asian="Courier" style:font-name-complex="Courier"/>
    </style:style>
    <style:style style:name="T145" style:family="text">
      <style:text-properties fo:color="#000000" style:font-name="Verdana1"/>
    </style:style>
    <style:style style:name="T146" style:family="text">
      <style:text-properties fo:color="#000000" style:font-name="Verdana1" fo:background-color="transparent"/>
    </style:style>
    <style:style style:name="T147" style:family="text">
      <style:text-properties fo:color="#000000" style:font-name="Verdana1" fo:font-size="9pt" fo:font-weight="normal" style:font-name-asian="Helv" style:font-size-asian="9pt" style:font-weight-asian="normal" style:font-name-complex="Helv" style:font-size-complex="9pt" style:font-weight-complex="normal"/>
    </style:style>
    <style:style style:name="T148" style:family="text">
      <style:text-properties fo:color="#000000"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149" style:family="text">
      <style:text-properties fo:color="#000000" style:font-name="Verdana1" style:font-name-asian="Courier" style:font-name-complex="Courier"/>
    </style:style>
    <style:style style:name="T150" style:family="text">
      <style:text-properties fo:color="#000000" style:font-name="Verdana1" fo:font-style="italic" fo:font-weight="bold" style:font-name-asian="Courier" style:font-style-asian="italic" style:font-weight-asian="bold" style:font-name-complex="Courier" style:font-style-complex="italic" style:font-weight-complex="bold"/>
    </style:style>
    <style:style style:name="T151" style:family="text">
      <style:text-properties fo:color="#000000" style:font-name-asian="Courier New" style:font-name-complex="Courier New"/>
    </style:style>
    <style:style style:name="T152" style:family="text">
      <style:text-properties fo:color="#000000" fo:background-color="transparent" style:font-name-asian="Courier New1" style:font-name-complex="Courier New1"/>
    </style:style>
    <style:style style:name="T153" style:family="text">
      <style:text-properties fo:color="#000000" style:font-name="CourierNewPSMT" style:font-name-asian="CourierNewPSMT" style:font-name-complex="CourierNewPSMT"/>
    </style:style>
    <style:style style:name="T154" style:family="text">
      <style:text-properties fo:color="#000000" style:font-name-asian="Courier" style:font-name-complex="Courier"/>
    </style:style>
    <style:style style:name="T155" style:family="text">
      <style:text-properties fo:color="#000000" fo:font-style="italic" fo:font-weight="bold" style:font-name-asian="Courier" style:font-style-asian="italic" style:font-weight-asian="bold" style:font-name-complex="Courier" style:font-style-complex="italic" style:font-weight-complex="bold"/>
    </style:style>
    <style:style style:name="T156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57" style:family="text">
      <style:text-properties fo:color="#000000" fo:font-style="italic" style:text-underline-style="none" style:font-name-asian="Courier New" style:font-style-asian="italic" style:font-name-complex="Courier New" style:font-style-complex="italic"/>
    </style:style>
    <style:style style:name="T158" style:family="text"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59" style:family="text">
      <style:text-properties fo:color="#000000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60" style:family="text">
      <style:text-properties fo:color="#000000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61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162" style:family="text">
      <style:text-properties style:font-name-asian="Cambria"/>
    </style:style>
    <style:style style:name="T163" style:family="text">
      <style:text-properties style:font-name-asian="Cambria" style:font-name-complex="Cambria"/>
    </style:style>
    <style:style style:name="T164" style:family="text">
      <style:text-properties fo:font-size="10pt" style:font-name-asian="Arial1" style:font-size-asian="10pt" style:font-name-complex="Arial1" style:font-size-complex="10pt"/>
    </style:style>
    <style:style style:name="T165" style:family="text">
      <style:text-properties style:font-size-asian="9pt"/>
    </style:style>
    <style:style style:name="T166" style:family="text">
      <style:text-properties style:font-size-complex="9pt"/>
    </style:style>
    <style:style style:name="T167" style:family="text">
      <style:text-properties style:font-style-asian="normal"/>
    </style:style>
    <style:style style:name="T168" style:family="text">
      <style:text-properties style:font-weight-asian="normal"/>
    </style:style>
    <style:style style:name="T169" style:family="text">
      <style:text-properties style:font-name-complex="Cambria"/>
    </style:style>
    <style:style style:name="T170" style:family="text">
      <style:text-properties style:font-style-complex="normal"/>
    </style:style>
    <style:style style:name="T171" style:family="text">
      <style:text-properties style:font-weight-complex="normal"/>
    </style:style>
    <style:style style:name="T172" style:family="text"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-1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-1.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-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-1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-0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-0.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-0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0.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0.5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3">
        <style:list-level-properties text:min-label-width="0.1965in"/>
      </text:list-level-style-number>
      <text:list-level-style-number text:level="2" text:style-name="Numbering_20_Symbols" style:num-suffix="." style:num-format="1" text:start-value="3">
        <style:list-level-properties text:space-before="0.1972in" text:min-label-width="0.1965in"/>
      </text:list-level-style-number>
      <text:list-level-style-number text:level="3" text:style-name="Numbering_20_Symbols" style:num-suffix="." style:num-format="1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1" text:start-value="3">
        <style:list-level-properties text:space-before="0.5909in" text:min-label-width="0.1965in"/>
      </text:list-level-style-number>
      <text:list-level-style-number text:level="5" text:style-name="Numbering_20_Symbols" style:num-suffix="." style:num-format="1" text:start-value="3">
        <style:list-level-properties text:space-before="0.7874in" text:min-label-width="0.1965in"/>
      </text:list-level-style-number>
      <text:list-level-style-number text:level="6" text:style-name="Numbering_20_Symbols" style:num-suffix="." style:num-format="1" text:start-value="3">
        <style:list-level-properties text:space-before="0.9846in" text:min-label-width="0.1965in"/>
      </text:list-level-style-number>
      <text:list-level-style-number text:level="7" text:style-name="Numbering_20_Symbols" style:num-suffix="." style:num-format="1" text:start-value="3">
        <style:list-level-properties text:space-before="1.1815in" text:min-label-width="0.1965in"/>
      </text:list-level-style-number>
      <text:list-level-style-number text:level="8" text:style-name="Numbering_20_Symbols" style:num-suffix="." style:num-format="1" text:start-value="3">
        <style:list-level-properties text:space-before="1.3787in" text:min-label-width="0.1965in"/>
      </text:list-level-style-number>
      <text:list-level-style-number text:level="9" text:style-name="Numbering_20_Symbols" style:num-suffix="." style:num-format="1" text:start-value="3">
        <style:list-level-properties text:space-before="1.5752in" text:min-label-width="0.1965in"/>
      </text:list-level-style-number>
      <text:list-level-style-number text:level="10" text:style-name="Numbering_20_Symbols" style:num-suffix="." style:num-format="1" text:start-value="3">
        <style:list-level-properties text:space-before="1.7724in" text:min-label-width="0.1965in"/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7da647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b3b3b3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99" draw:textarea-horizontal-align="center" draw:textarea-vertical-align="middle" draw:fit-to-size="false" draw:fit-to-contour="false" fo:padding-top="0in" fo:padding-bottom="0in" fo:padding-left="0in" fo:padding-right="0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9966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8">Extreme Cloud Administration Toolkit</text:p>
      <text:p text:style-name="P30"/>
      <text:p text:style-name="P27">xCAT on z/VM and Linux on System z</text:p>
      <text:p text:style-name="P28">Version 0.28</text:p>
      <text:p text:style-name="P32"/>
      <text:p text:style-name="P3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2">Doc. Version</text:p>
          </table:table-cell>
          <table:table-cell table:style-name="Table3.B1" office:value-type="float" office:value="0.28">
            <text:p text:style-name="P42">0.28</text:p>
          </table:table-cell>
        </table:table-row>
        <table:table-row table:style-name="Table3.1">
          <table:table-cell table:style-name="Table3.A2" office:value-type="string">
            <text:p text:style-name="P43">Date</text:p>
          </table:table-cell>
          <table:table-cell table:style-name="Table3.B2" office:value-type="date" office:date-value="2010-10-04">
            <text:p text:style-name="P43">10/04/10</text:p>
          </table:table-cell>
        </table:table-row>
        <table:table-row table:style-name="Table3.1">
          <table:table-cell table:style-name="Table3.A2" office:value-type="string">
            <text:p text:style-name="P43">Authors</text:p>
          </table:table-cell>
          <table:table-cell table:style-name="Table3.B3" office:value-type="string">
            <text:p text:style-name="P43">Thang Pham (<text:a xlink:type="simple" xlink:href="mailto:thang.pham@us.ibm.com">thang.pham@us.ibm.com</text:a>)</text:p>
            <text:p text:style-name="P43">Wesley Yee (<text:a xlink:type="simple" xlink:href="mailto:wesley.yee@us.ibm.com">wesley.yee@us.ibm.com</text:a>)</text:p>
            <text:p text:style-name="P43">Mike MacIsaac (<text:a xlink:type="simple" xlink:href="mailto:mikemac@us.ibm.com">mikemac@us.ibm.com</text:a>)</text:p>
          </table:table-cell>
        </table:table-row>
        <table:table-row table:style-name="Table3.1">
          <table:table-cell table:style-name="Table3.A2" office:value-type="string">
            <text:p text:style-name="P43">File Name</text:p>
          </table:table-cell>
          <table:table-cell table:style-name="Table3.B3" office:value-type="string">
            <text:p text:style-name="P43"><text:file-name text:display="name-and-extension">xCAT2onzVM.odt</text:file-name></text:p>
          </table:table-cell>
        </table:table-row>
      </table:table>
      <text:p text:style-name="P123"/>
      <text:p text:style-name="P177">Document Abstract</text:p>
      <text:p text:style-name="P10">This document provides an overview, an installation, and a quick start guide on basic z/VM and Linux on System z administration using xCAT.</text:p>
      <text:table-of-content text:style-name="Sect1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286">Table of Contents</text:p>
          </text:index-title>
          <text:p text:style-name="P287">1. Terminology<text:tab/>4</text:p>
          <text:p text:style-name="P287">2. Support on z/VM and Linux on System z<text:tab/>5</text:p>
          <text:p text:style-name="P287">3. Design Architecture<text:tab/>6</text:p>
          <text:p text:style-name="P287">4. Prerequisite<text:tab/>7</text:p>
          <text:p text:style-name="P288">4.1. xCAT Management Node<text:tab/>8</text:p>
          <text:p text:style-name="P288">4.2. System z Hardware Control Point<text:tab/>9</text:p>
          <text:p text:style-name="P287">5. Planning<text:tab/>10</text:p>
          <text:p text:style-name="P287">6. Installation of xCAT<text:tab/>11</text:p>
          <text:p text:style-name="P287">7. Installation of xCAT UI<text:tab/>14</text:p>
          <text:p text:style-name="P288">7.1. SSL Configuration<text:tab/>14</text:p>
          <text:p text:style-name="P287">8. Configuring SMAPI and DirMaint for zHCP<text:tab/>15</text:p>
          <text:p text:style-name="P288">8.1 Installation of zHCP<text:tab/>16</text:p>
          <text:p text:style-name="P287">9. Initializing Database<text:tab/>17</text:p>
          <text:p text:style-name="P287">10. xCAT Commands<text:tab/>19</text:p>
          <text:p text:style-name="P287">11. Installing Linux Using AutoYast or Kickstart<text:tab/>22</text:p>
          <text:p text:style-name="P287">12. Cloning Virtual Servers<text:tab/>25</text:p>
          <text:p text:style-name="P287">13. Setting Up Ganglia on xCAT<text:tab/>26</text:p>
          <text:p text:style-name="P287">14. Ganglia Monitoring on xCAT<text:tab/>28</text:p>
          <text:p text:style-name="P287">15. Statelite<text:tab/>29</text:p>
          <text:p text:style-name="P287">16. Updating Linux<text:tab/>35</text:p>
          <text:p text:style-name="P287">17. Limitations<text:tab/>36</text:p>
          <text:p text:style-name="P287">Appendix A: Setting Up a Second Network <text:tab/>37</text:p>
          <text:p text:style-name="P287">Appendix B: Customizing Autoyast and Kickstart<text:tab/>41</text:p>
        </text:index-body>
      </text:table-of-content>
      <text:h text:style-name="P282" text:outline-level="1"/>
      <text:h text:style-name="P283" text:outline-level="1"><text:reference-mark-start text:name="Terminology"/>1. Terminology<text:reference-mark-end text:name="Terminology"/></text:h>
      <text:p text:style-name="P2">This section outlines the terminology used within this document.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DirMaint</text:p>
          </table:table-cell>
          <table:table-cell table:style-name="Table2.B1" office:value-type="string">
            <text:p text:style-name="P24">CMS application that helps manage an installation's VM directory. </text:p>
          </table:table-cell>
        </table:table-row>
        <table:table-row>
          <table:table-cell table:style-name="Table2.A2" office:value-type="string">
            <text:p text:style-name="P24">Ganglia</text:p>
          </table:table-cell>
          <table:table-cell table:style-name="Table2.B2" office:value-type="string">
            <text:p text:style-name="P124"><text:span text:style-name="T93">“Ganglia consists of two unique daemons (gmond and gmetad), a PHP-based web frontend and a few other small utility programs. <text:s/>Gmond is a multi-threaded daemon which runs on each cluster node you want to monitor. <text:s/>Gmetad is the daemon that monitors the other nodes by periodically polling them, parsing the collected XML, and saving all the numeric, volatile metrics to the round-robin databases.”</text:span> - Ganglia Development Team</text:p>
          </table:table-cell>
        </table:table-row>
        <table:table-row>
          <table:table-cell table:style-name="Table2.A2" office:value-type="string">
            <text:p text:style-name="P24">Life cycle</text:p>
          </table:table-cell>
          <table:table-cell table:style-name="Table2.B2" office:value-type="string">
            <text:p text:style-name="P24">A collection of tasks that include: power on/off of a virtual server, and create/edit/delete of a virtual server.</text:p>
          </table:table-cell>
        </table:table-row>
        <table:table-row>
          <table:table-cell table:style-name="Table2.A2" office:value-type="string">
            <text:p text:style-name="P24">SMAPI</text:p>
          </table:table-cell>
          <table:table-cell table:style-name="Table2.B2" office:value-type="string">
            <text:p text:style-name="P24">The Systems Management APIs simplify the task of managing many virtual images running under a single z/VM image.</text:p>
          </table:table-cell>
        </table:table-row>
        <table:table-row>
          <table:table-cell table:style-name="Table2.A2" office:value-type="string">
            <text:p text:style-name="P24">Virtual server</text:p>
          </table:table-cell>
          <table:table-cell table:style-name="Table2.B2" office:value-type="string">
            <text:p text:style-name="P63">A server composed of virtualized resources. <text:s/>An operating system can be installed on a virtual server. </text:p>
          </table:table-cell>
        </table:table-row>
        <table:table-row>
          <table:table-cell table:style-name="Table2.A2" office:value-type="string">
            <text:p text:style-name="P24">VMCP</text:p>
          </table:table-cell>
          <table:table-cell table:style-name="Table2.B2" office:value-type="string">
            <text:p text:style-name="P24">Linux module that allows execution of CP commands. </text:p>
          </table:table-cell>
        </table:table-row>
        <table:table-row>
          <table:table-cell table:style-name="Table2.A2" office:value-type="string">
            <text:p text:style-name="P24">CP</text:p>
          </table:table-cell>
          <table:table-cell table:style-name="Table2.B2" office:value-type="string">
            <text:p text:style-name="P24"><text:span text:style-name="T93">“The Control Program (</text:span><text:span text:style-name="T94">CP) is the operating system that underlies all of z/VM. <text:s/>It is responsible for virtualizing your z/Series machine's real hardware, and allowing many virtual machines to simultaneously share the hardware resource.”</text:span><text:span text:style-name="T135"> - IBM</text:span></text:p>
          </table:table-cell>
        </table:table-row>
        <table:table-row>
          <table:table-cell table:style-name="Table2.A2" office:value-type="string">
            <text:p text:style-name="P24">xCAT</text:p>
          </table:table-cell>
          <table:table-cell table:style-name="Table2.B2" office:value-type="string">
            <text:p text:style-name="P38">xCAT (Extreme Cloud Administration Tool) is a toolkit that provides support for the deployment and administration of large cloud environments.</text:p>
          </table:table-cell>
        </table:table-row>
        <table:table-row>
          <table:table-cell table:style-name="Table2.A2" office:value-type="string">
            <text:p text:style-name="P24">zHCP</text:p>
          </table:table-cell>
          <table:table-cell table:style-name="Table2.B2" office:value-type="string">
            <text:p text:style-name="P24">zHCP (System z Hardware control point) is a Linux virtual server that interfaces with SMAPI and CP and manages other virtual servers on z/VM.</text:p>
          </table:table-cell>
        </table:table-row>
        <table:table-row>
          <table:table-cell table:style-name="Table2.A2" office:value-type="string">
            <text:p text:style-name="P24">AutoYaST</text:p>
          </table:table-cell>
          <table:table-cell table:style-name="Table2.B2" office:value-type="string">
            <text:p text:style-name="P24"><text:span text:style-name="ACRONYM"><text:span text:style-name="T93">“AutoYaST</text:span></text:span><text:span text:style-name="T93"> is a system for installing one or more SUSE Linux systems automatically and without user intervention. <text:s/></text:span><text:span text:style-name="ACRONYM"><text:span text:style-name="T93">AutoYaST</text:span></text:span><text:span text:style-name="T93"> installations are performed using an autoyast profile with installation and configuration data.”</text:span> -SUSE</text:p>
          </table:table-cell>
        </table:table-row>
        <table:table-row>
          <table:table-cell table:style-name="Table2.A2" office:value-type="string">
            <text:p text:style-name="P24">Kickstart</text:p>
          </table:table-cell>
          <table:table-cell table:style-name="Table2.B2" office:value-type="string">
            <text:p text:style-name="P24"><text:span text:style-name="T93">“Automated installation for Red Hat. <text:s/>It uses a file containing the answers to all the questions that would normally be asked during a typical Red Hat Linux installation.”</text:span> -Red Hat</text:p>
          </table:table-cell>
        </table:table-row>
      </table:table>
      <text:p text:style-name="P2"/>
      <text:p text:style-name="P2"/>
      <text:h text:style-name="P283" text:outline-level="1"><text:reference-mark-start text:name="xCAT Support on z/VM "/><text:reference-mark-start text:name="Support on z/VM "/>2. Support on z/VM and Linux on System z<text:reference-mark-end text:name="Support on z/VM "/><text:reference-mark-end text:name="xCAT Support on z/VM "/></text:h>
      <text:p text:style-name="P2">This section provides a list of supported functionalities on xCAT for z/VM and Linux on System z. <text:s/></text:p>
      <text:p text:style-name="P2"/>
      <text:list xml:id="list30513801" text:style-name="L1">
        <text:list-item>
          <text:p text:style-name="P245">Life cycle support for xCAT on z/VM, which includes:</text:p>
          <text:list>
            <text:list-item>
              <text:p text:style-name="P245">Power on/off virtual server</text:p>
            </text:list-item>
            <text:list-item>
              <text:p text:style-name="P245">Create virtual server</text:p>
            </text:list-item>
            <text:list-item>
              <text:p text:style-name="P245">Edit virtual server configuration</text:p>
            </text:list-item>
            <text:list-item>
              <text:p text:style-name="P245">Delete virtual server</text:p>
            </text:list-item>
          </text:list>
        </text:list-item>
        <text:list-item>
          <text:p text:style-name="P245">Software and hardware inventory of a virtual server</text:p>
        </text:list-item>
        <text:list-item>
          <text:p text:style-name="P245">Cloning a virtual server</text:p>
        </text:list-item>
        <text:list-item>
          <text:p text:style-name="P245">Installation of Linux on a virtual server using kickstart/autoyast</text:p>
        </text:list-item>
        <text:list-item>
          <text:p text:style-name="P245">Monitoring of Linux systems using Ganglia</text:p>
        </text:list-item>
        <text:list-item>
          <text:p text:style-name="P245">Remote shell</text:p>
        </text:list-item>
        <text:list-item>
          <text:p text:style-name="P245">Post-scripts for provisioning</text:p>
        </text:list-item>
        <text:list-item>
          <text:p text:style-name="P245">Upgrading Linux operating system</text:p>
        </text:list-item>
        <text:list-item>
          <text:p text:style-name="P245">Provisioning a virtual server based on an NFS read-only root filesystem (Statelite)</text:p>
        </text:list-item>
      </text:list>
      <text:p text:style-name="P2"/>
      <text:p text:style-name="P2"/>
      <text:h text:style-name="P285" text:outline-level="1"><text:reference-mark-start text:name="Design Architecture"/><text:reference-mark-start text:name="xCAT on System z Design Architecture"/>3. Design Architecture<text:reference-mark-end text:name="xCAT on System z Design Architecture"/><text:reference-mark-end text:name="Design Architecture"/></text:h>
      <text:p text:style-name="P2">This section provides an architectural overview of xCAT on z/VM and Linux on System z.</text:p>
      <text:p text:style-name="P7"/>
      <text:p text:style-name="P4"><draw:frame draw:style-name="fr1" draw:name="graphics1" text:anchor-type="paragraph" svg:width="6.9252in" svg:height="2.4146in" draw:z-index="1"><draw:image xlink:href="Pictures/200000070000455B00001830BAA0EADD.svm" xlink:type="simple" xlink:show="embed" xlink:actuate="onLoad"/></draw:frame><text:span text:style-name="T102">Figure 1</text:span>. <text:s/>Shows the layout of xCAT on System z. </text:p>
      <text:p text:style-name="P3"/>
      <text:p text:style-name="P3">xCAT can be used to manage virtual servers spanning across multiple z/VM partitions. <text:s/>The xCAT management node (MN) runs on any Linux virtual server. <text:s/>It manages each z/VM partition using a System z hardware control point (zHCP) running on a privileged Linux virtual server. <text:s text:c="2"/>The zHCP interfaces with z/VM systems management API (SMAPI), directory manager (DirMaint), and control program layer (CP) to manage the z/VM partition. <text:s/>It utilizes a C socket interface to communicate with the SMAPI layer and VMCP Linux module to communicate with the CP layer.</text:p>
      <text:h text:style-name="P283" text:outline-level="1">4. Prerequisite</text:h>
      <text:p text:style-name="P10">This section details what is required before you setup xCAT on z/VM and Linux on System z.</text:p>
      <text:p text:style-name="P10"><draw:g text:anchor-type="paragraph" draw:z-index="0" draw:style-name="gr1"><draw:rect draw:style-name="gr2" draw:text-style-name="P290" svg:width="4.0004in" svg:height="0.3217in" svg:x="1.3854in" svg:y="2.052in"><text:p text:style-name="P289"><text:span text:style-name="T172">LPAR</text:span></text:p></draw:rect><draw:rect draw:style-name="gr3" draw:text-style-name="P290" svg:width="4.0004in" svg:height="0.3213in" svg:x="1.3854in" svg:y="1.7311in"><text:p text:style-name="P289"><text:span text:style-name="T172">POKDEV61 </text:span></text:p><text:p text:style-name="P289"><text:span text:style-name="T172">(z/VM)</text:span></text:p></draw:rect><draw:rect draw:style-name="gr4" draw:text-style-name="P290" svg:width="0.6669in" svg:height="1.6079in" svg:x="1.3854in" svg:y="0.1236in"><text:p text:style-name="P289"><text:span text:style-name="T172">LNX1</text:span></text:p><text:p text:style-name="P289"><text:span text:style-name="T172">(xCAT)</text:span></text:p></draw:rect><draw:rect draw:style-name="gr5" draw:text-style-name="P290" svg:width="0.6669in" svg:height="1.6079in" svg:x="2.052in" svg:y="0.1236in"><text:p text:style-name="P289"><text:span text:style-name="T172">LNX2</text:span></text:p><text:p text:style-name="P289"><text:span text:style-name="T172">(zHCP)</text:span></text:p></draw:rect><draw:rect draw:style-name="gr6" draw:text-style-name="P290" svg:width="0.6677in" svg:height="1.6079in" svg:x="2.7189in" svg:y="0.1236in"><text:p text:style-name="P289"><text:span text:style-name="T172">LNX3</text:span></text:p></draw:rect><draw:rect draw:style-name="gr6" draw:text-style-name="P290" svg:width="0.6669in" svg:height="1.6079in" svg:x="3.3854in" svg:y="0.1236in"><text:p text:style-name="P289"><text:span text:style-name="T172">LNX4</text:span></text:p></draw:rect><draw:rect draw:style-name="gr6" draw:text-style-name="P290" svg:width="0.6669in" svg:height="1.6079in" svg:x="4.0488in" svg:y="0.1236in"><text:p text:style-name="P289"><text:span text:style-name="T172">LNX</text:span></text:p></draw:rect><draw:rect draw:style-name="gr6" draw:text-style-name="P290" svg:width="0.6669in" svg:height="1.6079in" svg:x="4.3854in" svg:y="0.1236in"><text:p text:style-name="P289"><text:span text:style-name="T172">LNX</text:span></text:p></draw:rect><draw:rect draw:style-name="gr6" draw:text-style-name="P290" svg:width="0.6669in" svg:height="1.6079in" svg:x="4.7189in" svg:y="0.1236in"><text:p text:style-name="P289"><text:span text:style-name="T172">LNX</text:span></text:p></draw:rect></draw:g></text:p>
      <text:p text:style-name="P10"/>
      <text:p text:style-name="P10"/>
      <text:p text:style-name="P1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102">Figure 1.</text:span> <text:s/>Sample environment</text:p>
      <text:p text:style-name="P10"/>
      <text:p text:style-name="P10">Before you can install xCAT, there are a couple of prerequisites. <text:s/>You need to have <text:span text:style-name="T129">two</text:span> virtual servers (one server for the xCAT MN and the other for the zHCP) running Linux.</text:p>
      <text:p text:style-name="P10"/>
      <text:p text:style-name="P23">Both the xCAT MN and zHCP are linked to LNXMAINT, which contains files used by both CMS and Linux.</text:p>
      <text:p text:style-name="P76">LNXMAINT has the following directory entry:</text:p>
      <text:p text:style-name="P121">USER LNXMAINT PWD 64M 128M BEG</text:p>
      <text:p text:style-name="P121">INCLUDE TCPCMSU</text:p>
      <text:p text:style-name="P121">LINK TCPMAINT 0592 0592 RR</text:p>
      <text:p text:style-name="P121">MDISK 0191 3390 1 20 EM6340 MR</text:p>
      <text:p text:style-name="P121">MDISK 0192 3390 1 279 EM6341 MR</text:p>
      <text:p text:style-name="P76">It is recommended that you have the following PROFILE EXEC on LNXMAINT 192 disk (which is linked to all virtual servers on the z/VM partition).</text:p>
      <text:p text:style-name="P88">/* PROFILE EXEC for Linux virtual servers */</text:p>
      <text:p text:style-name="P104">'CP SET RUN ON'</text:p>
      <text:p text:style-name="P104">'CP SET PF11 RETRIEVE FORWARD'</text:p>
      <text:p text:style-name="P104">'CP SET PF12 RETRIEVE'</text:p>
      <text:p text:style-name="P104">'ACC 592 C'</text:p>
      <text:p text:style-name="P104">'SWAPGEN 300 1048576' /* create a 512M VDISK disk swap space */</text:p>
      <text:p text:style-name="P104">'SWAPGEN 301 <text:span text:style-name="T164">2097152</text:span>' /* create a 1G VDISK disk swap space */</text:p>
      <text:p text:style-name="P104">'PIPE CP QUERY' userid() '| var user'</text:p>
      <text:p text:style-name="P104">parse value user with id . dsc .</text:p>
      <text:p text:style-name="P104">if (dsc = 'DSC') then /* User is disconnected */</text:p>
      <text:p text:style-name="P104"><text:s text:c="4"/>'CP IPL 100'</text:p>
      <text:p text:style-name="P104">else /* User is interactive -&gt; prompt */</text:p>
      <text:p text:style-name="P104">do</text:p>
      <text:p text:style-name="P104"><text:s text:c="4"/>say 'Do you want to IPL Linux from minidisk 100? y/n'</text:p>
      <text:p text:style-name="P104"><text:s text:c="4"/>parse upper pull answer .</text:p>
      <text:p text:style-name="P104"><text:s text:c="4"/>if (answer = 'Y') then 'CP IPL 100'</text:p>
      <text:p text:style-name="P105">end /* else */</text:p>
      <text:p text:style-name="P74">This statement in the PROFILE EXEC enables each virtual server to IPL 100 upon startup. <text:s/></text:p>
      <text:p text:style-name="P74"><text:soft-page-break/></text:p>
      <text:p text:style-name="P74">For more information on how to setup z/VM, refer to the <text:span text:style-name="T101">z/VM and Linux on IBM System z The Virtualization Cookbook for SLES 10 SP2 </text:span><text:span text:style-name="T41">(</text:span><text:span text:style-name="T42">SG24-7493</text:span><text:span text:style-name="T41">).</text:span></text:p>
      <text:p text:style-name="P73"/>
      <text:p text:style-name="P73"/>
      <text:h text:style-name="P281" text:outline-level="2">4.1. xCAT Management Node</text:h>
      <text:p text:style-name="P10">In our development environment, the <text:span text:style-name="T125">xCAT MN</text:span> has the following directory entry:</text:p>
      <text:p text:style-name="P89">USER <text:span text:style-name="T98">LNX1</text:span> PWD 1G 2G G</text:p>
      <text:p text:style-name="P89">INCLUDE LNXDFLT</text:p>
      <text:p text:style-name="P89">COMMAND SET VSWITCH VSW2 GRANT <text:span text:style-name="T98">LNX1</text:span></text:p>
      <text:p text:style-name="P89">MDISK 0100 3390 0001 10016 EMC21A MR</text:p>
      <text:p text:style-name="P89">MDISK 0101 3390 0001 10016 EMC21C MR</text:p>
      <text:p text:style-name="P89">MDISK 0102 3390 0001 10016 EMC28B MR</text:p>
      <text:p text:style-name="P10">where the user profile, LNXDFLT, contains:</text:p>
      <text:p text:style-name="P79">PROFILE <text:span text:style-name="T98">LNXDFLT</text:span></text:p>
      <text:p text:style-name="P79">CPU 00 BASE</text:p>
      <text:p text:style-name="P79">CPU 01</text:p>
      <text:p text:style-name="P79">IPL CMS</text:p>
      <text:p text:style-name="P79">MACHINE ESA 4</text:p>
      <text:p text:style-name="P79">CONSOLE 0009 3215 T</text:p>
      <text:p text:style-name="P79">NICDEF 0800 TYPE QDIO LAN SYSTEM <text:span text:style-name="T98">VSW2</text:span></text:p>
      <text:p text:style-name="P79">SPOOL 000C 2540 READER *</text:p>
      <text:p text:style-name="P79">SPOOL 000D 2540 PUNCH A</text:p>
      <text:p text:style-name="P79">SPOOL 000E 1403 A</text:p>
      <text:p text:style-name="P79">LINK MAINT 0190 0190 RR</text:p>
      <text:p text:style-name="P79">LINK MAINT 019D 019D RR</text:p>
      <text:p text:style-name="P79">LINK MAINT 019E 019E RR</text:p>
      <text:p text:style-name="P79">LINK MAINT 0402 0402 RR</text:p>
      <text:p text:style-name="P79">LINK LNXMAINT 0192 0191 RR</text:p>
      <text:p text:style-name="P79">LINK TCPMAINT 0592 0592 RR</text:p>
      <text:p text:style-name="P10"/>
      <text:p text:style-name="P10">To install Linux onto this virtual server, we used the following parm file:</text:p>
      <text:p text:style-name="P79">ramdisk_size=65536 root=/dev/ram1 ro init=/linuxrc TERM=dumb <text:s text:c="7"/></text:p>
      <text:p text:style-name="P79">HostIP=<text:span text:style-name="T98">10.1.100.1</text:span> Hostname=<text:span text:style-name="T98">gpok1.endicott.ibm.com</text:span> <text:s text:c="16"/></text:p>
      <text:p text:style-name="P79">Gateway=<text:span text:style-name="T98">10.1.100.1</text:span> Netmask=<text:span text:style-name="T98">255.255.255.0</text:span> <text:s text:c="27"/></text:p>
      <text:p text:style-name="P79">Broadcast=<text:span text:style-name="T98">10.1.100.1</text:span> Layer2=1 OSAHWaddr=<text:span text:style-name="T98">02:00:06:FF:FF:FF</text:span> <text:s text:c="10"/></text:p>
      <text:p text:style-name="P79">ReadChannel=0.0.<text:span text:style-name="T98">0800</text:span> <text:s/>WriteChannel=0.0.<text:span text:style-name="T98">0801</text:span> <text:s/>DataChannel=0.0.<text:span text:style-name="T98">0802</text:span> <text:s text:c="2"/></text:p>
      <text:p text:style-name="P79">Nameserver=<text:span text:style-name="T98">10.1.100.1</text:span> <text:s text:c="46"/></text:p>
      <text:p text:style-name="P79">portname=FOOBAR <text:s text:c="52"/></text:p>
      <text:p text:style-name="P79">portno=0 <text:s text:c="59"/></text:p>
      <text:p text:style-name="P79">Install=<text:span text:style-name="T98">nfs://10.1.100.1/install/SLES-11-SP1-DVD-s390x-GMC3-DVD1.iso</text:span></text:p>
      <text:p text:style-name="P79">UseVNC=1 VNCPassword=12345678 <text:s text:c="38"/></text:p>
      <text:p text:style-name="P79">InstNetDev=osa OsaInterface=qdio OsaMedium=eth Manual=0</text:p>
      <text:p text:style-name="P10"/>
      <text:p text:style-name="P10">It is recommended that you use LVM for the install directory (/install), so you are not constrained by disk size. <text:s/>In our development environment, we allocated 4GB to / and the rest (17GB) into an LVM partition for /install. <text:s/>The xCAT MN is connected to <text:span text:style-name="T120">NICDEF 0800 which uses VSW2, a layer 2 VSWITCH. <text:s/>If you plan to have your v</text:span>irtual servers managed by xCAT, each virtual server must be connected to a layer 2 VSWITCH. <text:s/>xCAT requires a layer 2 network in order to use DHCP. <text:s/>It is <text:span text:style-name="T125">recommended</text:span> that you create a layer 2 VSWITCH, which will allow virtual servers to communicate across LPARs and CECs.</text:p>
      <text:p text:style-name="P10"><text:soft-page-break/></text:p>
      <text:p text:style-name="P10">The xCAT MN can run on any Linux distribution, SLES or RHEL. <text:s/>It is <text:span text:style-name="T125">recommended</text:span> that you use SLES 10 SP3 <text:s/>or newer for the xCAT MN because it offers the rrdtool package, which is required for Ganglia. <text:s/>In our development environment, the xCAT MN was setup on SLES 11 SP1 with Server Base, Gnome, and X Windows packages installed.</text:p>
      <text:p text:style-name="P10"/>
      <text:p text:style-name="P10"/>
      <text:h text:style-name="P281" text:outline-level="2">4.2. System z Hardware Control Point</text:h>
      <text:p text:style-name="P10">In our development environment, the <text:span text:style-name="T125">zHCP</text:span> has the following directory entry:</text:p>
      <text:p text:style-name="P90">USER <text:span text:style-name="T98">LNX2</text:span> DRCT 512M 1G BCDG</text:p>
      <text:p text:style-name="P90">COMMAND SET VSWITCH VSW2 GRANT <text:span text:style-name="T98">LNX2</text:span></text:p>
      <text:p text:style-name="P90">CPU 00 BASE</text:p>
      <text:p text:style-name="P90">CPU 01</text:p>
      <text:p text:style-name="P90">IPL CMS</text:p>
      <text:p text:style-name="P90">MACHINE ESA 4</text:p>
      <text:p text:style-name="P90">OPTION LNKNOPAS</text:p>
      <text:p text:style-name="P90">CONSOLE 0009 3215 T</text:p>
      <text:p text:style-name="P90">NICDEF 0800 TYPE QDIO LAN SYSTEM <text:span text:style-name="T98">VSW2</text:span></text:p>
      <text:p text:style-name="P90">SPOOL 000C 2540 READER *</text:p>
      <text:p text:style-name="P90">SPOOL 000D 2540 PUNCH A</text:p>
      <text:p text:style-name="P90">SPOOL 000E 1403 A</text:p>
      <text:p text:style-name="P90">LINK MAINT 0190 0190 RR</text:p>
      <text:p text:style-name="P90">LINK MAINT 019D 019D RR</text:p>
      <text:p text:style-name="P90">LINK MAINT 019E 019E RR</text:p>
      <text:p text:style-name="P90">LINK LNXMAINT 0192 0191 RR</text:p>
      <text:p text:style-name="P90">LINK TCPMAINT 0592 0592 RR</text:p>
      <text:p text:style-name="P90">MDISK 0100 3390 1 10016 EMC278</text:p>
      <text:p text:style-name="P10">To install Linux onto this virtual server, we used the following parm file:</text:p>
      <text:p text:style-name="P79">ramdisk_size=65536 root=/dev/ram1 ro init=/linuxrc TERM=dumb <text:s text:c="7"/></text:p>
      <text:p text:style-name="P79">HostIP=<text:span text:style-name="T98">10.1.100.2</text:span> Hostname=<text:span text:style-name="T98">gpok1.endicott.ibm.com</text:span> <text:s text:c="16"/></text:p>
      <text:p text:style-name="P79">Gateway=<text:span text:style-name="T98">10.1.100.2</text:span> Netmask=<text:span text:style-name="T98">255.255.255.0</text:span> <text:s text:c="27"/></text:p>
      <text:p text:style-name="P79">Broadcast=<text:span text:style-name="T98">10.1.100.2</text:span> Layer2=1 OSAHWaddr=<text:span text:style-name="T98">02:00:06:FF:FF:FE</text:span> <text:s text:c="9"/></text:p>
      <text:p text:style-name="P79">ReadChannel=0.0.<text:span text:style-name="T98">0800</text:span> <text:s/>WriteChannel=0.0.<text:span text:style-name="T98">0801</text:span> <text:s/>DataChannel=0.0.<text:span text:style-name="T98">0802</text:span> <text:s text:c="2"/></text:p>
      <text:p text:style-name="P79">Nameserver=<text:span text:style-name="T98">10.1.100.1</text:span> <text:s text:c="46"/></text:p>
      <text:p text:style-name="P79">portname=FOOBAR <text:s text:c="52"/></text:p>
      <text:p text:style-name="P79">portno=0 <text:s text:c="59"/></text:p>
      <text:p text:style-name="P79">Install=<text:span text:style-name="T98">nfs://10.1.100.1/install/SLES-10-SP3-DVD-s390x-DVD1.iso</text:span></text:p>
      <text:p text:style-name="P79">UseVNC=1 VNCPassword=12345678 <text:s text:c="38"/></text:p>
      <text:p text:style-name="P79">InstNetDev=osa OsaInterface=qdio OsaMedium=eth Manual=0</text:p>
      <text:p text:style-name="P23"/>
      <text:p text:style-name="P10"><text:span text:style-name="T120">It is recommended that you mount / onto MDISK 0100. <text:s/>You do not need 10016 cylinders allocated to the zHCP, but you do need enough for small Linux operating system. <text:s/>The zHCP is connected to NICDEF 0800 which uses VSW2, a layer 2 VSWITCH. <text:s/>The zHCP can only use </text:span><text:span text:style-name="T121">one</text:span><text:span text:style-name="T120"> network (in our development environment, VSWITCH VSW2). <text:s/>This network must be specified in the directory entry and </text:span><text:span text:style-name="T121">not</text:span><text:span text:style-name="T120"> in a profile. <text:s/>The zHCP has B, C, D, and G privileges. <text:s/>It needs c</text:span>lass B privilege to use the FLASHCOPY command (if permitted), class C privilege to use the SEND command, and class D privilege to use the PURGE command.</text:p>
      <text:p text:style-name="P10"/>
      <text:p text:style-name="P10">The zHCP can run on any Linux distribution, SLES or RHEL. <text:s/>In our development environment, the zHCP was setup on SLES 10 SP3 with Server Base package installed.</text:p>
      <text:h text:style-name="P283" text:outline-level="1">5. Planning</text:h>
      <text:p text:style-name="P10">This section helps you plan the layout of the xCAT cloud environment.</text:p>
      <text:p text:style-name="P10"/>
      <text:p text:style-name="P10">You can find the configuration we used in our development environment below in the table. <text:s/>You should plan out how your cloud environment would be configured based on the examples given.</text:p>
      <text:p text:style-name="P10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5">Configuration</text:p>
          </table:table-cell>
          <table:table-cell table:style-name="Table1.A1" office:value-type="string">
            <text:p text:style-name="P25">Example</text:p>
          </table:table-cell>
          <table:table-cell table:style-name="Table1.C1" office:value-type="string">
            <text:p text:style-name="P25">Yours</text:p>
          </table:table-cell>
        </table:table-row>
        <table:table-row>
          <table:table-cell table:style-name="Table1.A2" table:number-rows-spanned="6" office:value-type="string">
            <text:p text:style-name="P26">Network</text:p>
          </table:table-cell>
          <table:table-cell table:style-name="Table1.A2" office:value-type="string">
            <text:p text:style-name="P26">Gateway: 10.1.100.1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Netmask: 255.255.255.0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IP range: 10.1.100.0-10.1.100.254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Hostname range: gpok1-gpok254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Broadcast: 10.1.100.1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Nameserver: 10.1.100.1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FTP server containing Linux ISOs</text:p>
          </table:table-cell>
          <table:table-cell table:style-name="Table1.A2" office:value-type="string">
            <text:p text:style-name="P26">IP: 10.1.100.254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xCAT management node</text:p>
          </table:table-cell>
          <table:table-cell table:style-name="Table1.A2" office:value-type="string">
            <text:p text:style-name="P26">Hostname: gpok1.endicott.ibm.com </text:p>
            <text:p text:style-name="P26">IP: 10.1.100.1</text:p>
            <text:p text:style-name="P26">UserID: LNX1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Hardware control point(s)</text:p>
          </table:table-cell>
          <table:table-cell table:style-name="Table1.A2" office:value-type="string">
            <text:p text:style-name="P26">Hostname: gpok2.endicott.ibm.com </text:p>
            <text:p text:style-name="P26">IP: 10.1.100.2</text:p>
            <text:p text:style-name="P26">UserID: LNX2</text:p>
            <text:p text:style-name="P26">LPAR: POKDEV61</text:p>
            <text:p text:style-name="P26">Network: VSW2 (layer 2 VSWITCH)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User ID range</text:p>
          </table:table-cell>
          <table:table-cell table:style-name="Table1.A2" office:value-type="string">
            <text:p text:style-name="P26">LNX1-LNX254</text:p>
          </table:table-cell>
          <table:table-cell table:style-name="Table1.C2" office:value-type="string">
            <text:p text:style-name="P26"/>
          </table:table-cell>
        </table:table-row>
      </table:table>
      <text:p text:style-name="P10"/>
      <text:h text:style-name="P283" text:outline-level="1"><text:reference-mark-start text:name="Installation of xCAT"/>6. Installation of xCAT<text:reference-mark-end text:name="Installation of xCAT"/></text:h>
      <text:p text:style-name="P32">This section details how to install the xCAT management node. <text:s/><text:span text:style-name="T133"><text:s/>For more details, refer to the </text:span><text:span text:style-name="T97">xCAT 2 Top Doc</text:span><text:span text:style-name="T133"> located at </text:span><text:a xlink:type="simple" xlink:href="http://xcat.svn.sourceforge.net/viewvc/xcat/xcat-core/trunk/xCAT-client/share/doc/index.html"><text:span text:style-name="T133">http://xcat.svn.sourceforge.net/viewvc/xcat/xcat-core/trunk/xCAT-client/share/doc/index.html</text:span></text:a><text:span text:style-name="T133">.</text:span></text:p>
      <text:p text:style-name="P33"><text:s/></text:p>
      <text:p text:style-name="P33"><text:span text:style-name="T129">If you have </text:span><text:span text:style-name="T125">Red Hat Enterprise Linux</text:span>:</text:p>
      <text:list xml:id="list35575182" text:continue-list="list30513801" text:style-name="L1">
        <text:list-item text:start-value="1">
          <text:p text:style-name="P249">Logon as root using a Putty terminal</text:p>
        </text:list-item>
        <text:list-item>
          <text:p text:style-name="P245">Disable SELinux</text:p>
        </text:list-item>
      </text:list>
      <text:p text:style-name="P141"># echo 0 &gt; /selinux/enforce</text:p>
      <text:p text:style-name="P9"><text:span text:style-name="T133"><text:tab/>The command above</text:span><text:span text:style-name="T33"> will </text:span><text:span text:style-name="T133">switch off enforcement temporarily, until you reboot the system.</text:span></text:p>
      <text:p text:style-name="P83"><text:span text:style-name="T133">To make it </text:span><text:span text:style-name="T126">permanent</text:span><text:span text:style-name="T133">, edit /etc/selinux/config and </text:span>change SELINUX=enforcing to SELINUX=permissive.</text:p>
      <text:list xml:id="list35566922" text:continue-numbering="true" text:style-name="L1">
        <text:list-item>
          <text:p text:style-name="P253">Add the RHEL repository to yum</text:p>
          <text:list>
            <text:list-item>
              <text:p text:style-name="P253">Create a repository file</text:p>
            </text:list-item>
          </text:list>
        </text:list-item>
      </text:list>
      <text:p text:style-name="P12"><text:tab/><text:tab/><text:span text:style-name="T86"># touch </text:span><text:span text:style-name="T86">/etc/yum.repos.d/rhel-dvd.repo</text:span></text:p>
      <text:list xml:id="list35584237" text:continue-numbering="true" text:style-name="L1">
        <text:list-item>
          <text:list>
            <text:list-item>
              <text:p text:style-name="P253">Insert the following into the repository file rhel-dvd.repo</text:p>
            </text:list-item>
          </text:list>
        </text:list-item>
      </text:list>
      <text:p text:style-name="P19"><text:tab/><text:tab/>[rhel-dvd]</text:p>
      <text:p text:style-name="P144">name=RHEL DVD</text:p>
      <text:p text:style-name="P144">baseurl=ftp://<text:span text:style-name="T98">xxx-ftp-path</text:span></text:p>
      <text:p text:style-name="P144">enabled=1</text:p>
      <text:p text:style-name="P144">gpgcheck=1</text:p>
      <text:p text:style-name="P147"/>
      <text:p text:style-name="P81">where xxx-ftp-path is the FTP path to the RHEL DVD. <text:s/>For example:</text:p>
      <text:p text:style-name="P144">[rhel-dvd]</text:p>
      <text:p text:style-name="P144">name=RHEL DVD</text:p>
      <text:p text:style-name="P144">baseurl=ftp://<text:span text:style-name="T98">10.1.100.254/rhel5.5/s390x/Server</text:span></text:p>
      <text:p text:style-name="P144">enabled=1</text:p>
      <text:p text:style-name="P144">gpgcheck=1</text:p>
      <text:list xml:id="list35565170" text:continue-numbering="true" text:style-name="L1">
        <text:list-item>
          <text:list>
            <text:list-item>
              <text:p text:style-name="P253"><text:span text:style-name="T26">Download </text:span><text:span text:style-name="T1">the </text:span><text:span text:style-name="T93">RPM-GPG-KEY-redhat-release</text:span><text:span text:style-name="T1"> from the FTP server (e.g. </text:span><text:a xlink:type="simple" xlink:href="ftp://10.1.100.2/rhel5.5/s390x/"><text:span text:style-name="T1">ftp://10.1.100.254/rhel5.5/s390x/)</text:span></text:a><text:span text:style-name="T1"> onto this node.</text:span></text:p>
            </text:list-item>
            <text:list-item>
              <text:p text:style-name="P253">Import the key</text:p>
            </text:list-item>
          </text:list>
        </text:list-item>
      </text:list>
      <text:p text:style-name="P9"><text:tab/><text:tab/><text:span text:style-name="T86"># </text:span><text:span text:style-name="T86">rpm -import RPM-GPG-KEY-redhat-release</text:span></text:p>
      <text:list xml:id="list35574211" text:continue-numbering="true" text:style-name="L1">
        <text:list-item>
          <text:p text:style-name="P245">Make an xcat directory under /root</text:p>
        </text:list-item>
      </text:list>
      <text:p text:style-name="P15"><text:tab/><text:tab/><text:span text:style-name="T86"># </text:span><text:span text:style-name="T102">mkdir /root/xcat</text:span></text:p>
      <text:list xml:id="list35589276" text:continue-numbering="true" text:style-name="L1">
        <text:list-item>
          <text:p text:style-name="P245">Download the latest xCAT tarballs, xcat-core-<text:span text:style-name="T98">xxx</text:span>.tar.bz2 and xcat-dep-<text:span text:style-name="T98">xxx</text:span>.tar.bz2 (where <text:span text:style-name="T98">xxx</text:span> is the release and version number) from <text:a xlink:type="simple" xlink:href="http://xcat.sourceforge.net/#download">http://xcat.sourceforge.net/#download</text:a> onto /root/xcat</text:p>
        </text:list-item>
        <text:list-item>
          <text:p text:style-name="P245">Extract the contents of each tarball</text:p>
        </text:list-item>
      </text:list>
      <text:p text:style-name="P2"><text:tab/><text:tab/><text:span text:style-name="T86"># </text:span><text:span text:style-name="T86">cd /root/xcat</text:span></text:p>
      <text:p text:style-name="P14"><text:span text:style-name="T51"><text:tab/><text:tab/></text:span><text:span text:style-name="T51"># </text:span><text:span text:style-name="T48">tar jxf xcat-core-</text:span><text:span text:style-name="T89">xxx</text:span><text:span text:style-name="T48">.tar.bz2</text:span></text:p>
      <text:p text:style-name="P17"><text:tab/><text:tab/><text:span text:style-name="T48"># </text:span>tar jxf xcat-dep-<text:span text:style-name="T93">xxx</text:span>.tar.bz2</text:p>
      <text:list xml:id="list35576926" text:continue-numbering="true" text:style-name="L1">
        <text:list-item>
          <text:p text:style-name="P245">Create a yum repositories for xCAT</text:p>
        </text:list-item>
      </text:list>
      <text:p text:style-name="P2"><text:tab/><text:span text:style-name="T129">If you have </text:span><text:span text:style-name="T125">Red Hat Enterprise Linux 5</text:span>:</text:p>
      <text:p text:style-name="P15"><text:tab/><text:tab/><text:span text:style-name="T86"># </text:span><text:span text:style-name="T102">/root/xcat/xcat-dep/rh5/s390x/mklocalrepo.sh</text:span></text:p>
      <text:p text:style-name="P17"><text:tab/><text:tab/><text:span text:style-name="T48"># </text:span>/root/xcat/xcat-core/mklocalrepo.sh</text:p>
      <text:p text:style-name="P9"><text:span text:style-name="T33"><text:tab/></text:span><text:span text:style-name="T40">If you have </text:span><text:span text:style-name="T43">Red Hat Enterprise Linux 6</text:span><text:span text:style-name="T33">:</text:span></text:p>
      <text:p text:style-name="P9"><text:span text:style-name="T33"><text:tab/><text:tab/></text:span><text:span text:style-name="T55"># </text:span><text:span text:style-name="T55">/root/xcat/xcat-dep/rh6/s390x/mklocalrepo.sh</text:span></text:p>
      <text:p text:style-name="P17"><text:tab/><text:tab/># /root/xcat/xcat-core/mklocalrepo.sh</text:p>
      <text:list xml:id="list35577893" text:continue-numbering="true" text:style-name="L1">
        <text:list-item>
          <text:p text:style-name="P256"><text:soft-page-break/><text:span text:style-name="T33">Use </text:span><text:span text:style-name="T49">yum</text:span><text:span text:style-name="T33"> to install xCAT</text:span></text:p>
        </text:list-item>
      </text:list>
      <text:p text:style-name="P2"><text:tab/><text:tab/><text:span text:style-name="T86"># yum clean metadata</text:span></text:p>
      <text:p text:style-name="P17"><text:tab/><text:tab/># yum install xCAT</text:p>
      <text:p text:style-name="P33"><text:tab/>Ignore the warning messages (if any) about the keys and accept them.</text:p>
      <text:p text:style-name="P33"/>
      <text:p text:style-name="P33"/>
      <text:p text:style-name="P33"><text:span text:style-name="T129">If you have </text:span><text:span text:style-name="T125">SUSE Linux Enterprise Server</text:span>:</text:p>
      <text:list xml:id="list35577826" text:continue-list="list35577893" text:style-name="L1">
        <text:list-item text:start-value="1">
          <text:p text:style-name="P249">Logon as root using a Putty terminal</text:p>
        </text:list-item>
        <text:list-item>
          <text:p text:style-name="P185">Install the DHCP server through yast (if not already)</text:p>
        </text:list-item>
      </text:list>
      <text:p text:style-name="P163"># yast -i dhcp-server</text:p>
      <text:list xml:id="list35574513" text:continue-numbering="true" text:style-name="L1">
        <text:list-item>
          <text:p text:style-name="P245">Make an xcat directory under /root</text:p>
        </text:list-item>
      </text:list>
      <text:p text:style-name="P15"><text:tab/><text:tab/><text:span text:style-name="T102"># mkdir /root/xcat</text:span></text:p>
      <text:list xml:id="list35563681" text:continue-numbering="true" text:style-name="L1">
        <text:list-item>
          <text:p text:style-name="P245">Download the latest xCAT tarballs, xcat-core-<text:span text:style-name="T98">xxx</text:span>.tar.bz2 and xcat-dep-<text:span text:style-name="T98">xxx</text:span>.tar.bz2 (where <text:span text:style-name="T98">xxx</text:span> is the version number) from <text:a xlink:type="simple" xlink:href="http://xcat.sourceforge.net/#download">http://xcat.sourceforge.net/#download</text:a> onto /root/xcat</text:p>
        </text:list-item>
        <text:list-item>
          <text:p text:style-name="P245">Extract the contents of each tarball</text:p>
        </text:list-item>
      </text:list>
      <text:p text:style-name="P9"><text:span text:style-name="T49"><text:tab/><text:tab/></text:span><text:span text:style-name="T55"># cd /root/xcat</text:span></text:p>
      <text:p text:style-name="P14"><text:span text:style-name="T51"><text:tab/><text:tab/># </text:span><text:span text:style-name="T48">tar jxf xcat-core-</text:span><text:span text:style-name="T89">xxx</text:span><text:span text:style-name="T48">.tar.bz2</text:span></text:p>
      <text:p text:style-name="P21"><text:tab/><text:tab/># tar jxf xcat-dep-<text:span text:style-name="T93">xxx</text:span>.tar.bz2</text:p>
      <text:list xml:id="list35572197" text:continue-numbering="true" text:style-name="L1">
        <text:list-item>
          <text:p text:style-name="P245">Add the xCAT repositories to zypper</text:p>
        </text:list-item>
      </text:list>
      <text:p text:style-name="P2"><text:tab/>If you have <text:span text:style-name="T125">SUSE Linux Enterprise Server 10</text:span>:</text:p>
      <text:list xml:id="list35566159" text:continue-numbering="true" text:style-name="L1">
        <text:list-item>
          <text:list>
            <text:list-item>
              <text:list>
                <text:list-header>
                  <text:p text:style-name="P258"># zypper sa file:///root/xcat/xcat-dep/sles10/s390x xCAT-dep</text:p>
                  <text:p text:style-name="P258"># zypper sa file:///root/xcat/xcat-core xcat<text:span text:style-name="T161">-core</text:span></text:p>
                </text:list-header>
              </text:list>
            </text:list-item>
          </text:list>
          <text:p text:style-name="P245">If you have <text:span text:style-name="T125">SUSE Linux Enterprise Server 11</text:span>:</text:p>
          <text:list>
            <text:list-item>
              <text:list>
                <text:list-header>
                  <text:p text:style-name="P258"># zypper ar file:///root/xcat/xcat-dep/sles11/s390x xCAT-dep</text:p>
                  <text:p text:style-name="P258"># zypper ar file:///root/xcat/xcat-core xcat<text:span text:style-name="T161">-core</text:span></text:p>
                </text:list-header>
              </text:list>
            </text:list-item>
          </text:list>
        </text:list-item>
      </text:list>
      <text:p text:style-name="P2"><text:tab/>Ignore the warning messages (if any) about the keys and accept them.</text:p>
      <text:list xml:id="list35568350" text:continue-numbering="true" text:style-name="L1">
        <text:list-item>
          <text:p text:style-name="P245">Use zypper to install xCAT</text:p>
        </text:list-item>
      </text:list>
      <text:p text:style-name="P141"><text:span text:style-name="T153"># zypper</text:span><text:span text:style-name="T151"> install xCAT</text:span></text:p>
      <text:p text:style-name="P72"/>
      <text:p text:style-name="P2">Continue with the following steps once you completed installing xCAT:</text:p>
      <text:list xml:id="list35563645" text:continue-list="list35568350" text:style-name="L1">
        <text:list-item text:start-value="1">
          <text:p text:style-name="P245">Add the xCAT commands to path</text:p>
        </text:list-item>
      </text:list>
      <text:p text:style-name="P9"><text:span text:style-name="T23"><text:tab/><text:tab/></text:span><text:span text:style-name="T45"># </text:span><text:span text:style-name="T55">source /etc/profile.d/xcat.sh</text:span></text:p>
      <text:list xml:id="list35595175" text:continue-numbering="true" text:style-name="L1">
        <text:list-item>
          <text:p text:style-name="P245">Check if the database is initialize</text:p>
        </text:list-item>
      </text:list>
      <text:p text:style-name="P47"><text:tab/><text:tab/><text:span text:style-name="T102"># tabdump site</text:span></text:p>
      <text:p text:style-name="P9"><text:span text:style-name="T49"><text:tab/></text:span><text:span text:style-name="T33">The output should look </text:span><text:span text:style-name="T43">similar</text:span><text:span text:style-name="T33"> to the following:</text:span></text:p>
      <text:p text:style-name="P139">#key,value,comments,disable</text:p>
      <text:p text:style-name="P139">"blademaxp","64",,</text:p>
      <text:p text:style-name="P139">"domain","endicott.ibm.com",,</text:p>
      <text:p text:style-name="P139">"fsptimeout","0",,</text:p>
      <text:p text:style-name="P139">"installdir","/install",,</text:p>
      <text:p text:style-name="P139">"ipmimaxp","64",,</text:p>
      <text:p text:style-name="P139">"ipmiretries","3",,</text:p>
      <text:p text:style-name="P139">"ipmitimeout","2",,</text:p>
      <text:p text:style-name="P139">"consoleondemand","no",,</text:p>
      <text:p text:style-name="P139">"master","10.1.100.1",,</text:p>
      <text:p text:style-name="P139">"maxssh","8",,</text:p>
      <text:p text:style-name="P139">"ppcmaxp","64",,</text:p>
      <text:p text:style-name="P139">"ppcretry","3",,</text:p>
      <text:p text:style-name="P139"><text:soft-page-break/>"ppctimeout","0",,</text:p>
      <text:p text:style-name="P139">"rsh","/usr/bin/ssh",,</text:p>
      <text:p text:style-name="P139">"rcp","/usr/bin/scp",,</text:p>
      <text:p text:style-name="P139">"sharedtftp","0",,</text:p>
      <text:p text:style-name="P139">"SNsyncfiledir","/var/xcat/syncfiles",,</text:p>
      <text:p text:style-name="P139">"tftpdir","/tftpboot",,</text:p>
      <text:p text:style-name="P139">"xcatdport","3001",,</text:p>
      <text:p text:style-name="P139">"xcatiport","3002",,</text:p>
      <text:p text:style-name="P139">"xcatconfdir","/etc/xcat",,</text:p>
      <text:p text:style-name="P139">"timezone","US/Eastern",,</text:p>
      <text:p text:style-name="P139">"nameservers","10.1.100.1",,</text:p>
      <text:list xml:id="list35592260" text:continue-numbering="true" text:style-name="L1">
        <text:list-item>
          <text:p text:style-name="P245">Setup an FTP server on the xCAT MN to contain Linux distributions</text:p>
          <text:list>
            <text:list-item>
              <text:p text:style-name="P245">Download the desire Linux ISO into /install</text:p>
            </text:list-item>
            <text:list-item>
              <text:p text:style-name="P245">Go into /install directory</text:p>
            </text:list-item>
          </text:list>
        </text:list-item>
      </text:list>
      <text:p text:style-name="P141"># cd /install</text:p>
      <text:list xml:id="list35565963" text:continue-numbering="true" text:style-name="L1">
        <text:list-item>
          <text:list>
            <text:list-item>
              <text:p text:style-name="P245">Extract the ISO into the xCAT install tree /install</text:p>
            </text:list-item>
          </text:list>
        </text:list-item>
      </text:list>
      <text:p text:style-name="P22"><text:span text:style-name="T2"><text:tab/><text:tab/></text:span><text:span text:style-name="T65"># copycds </text:span><text:span text:style-name="T63">-n </text:span><text:span text:style-name="T76">xxx</text:span><text:span text:style-name="T63"> -a s390x /install/</text:span><text:span text:style-name="T76">yyy</text:span><text:span text:style-name="T65">.iso</text:span></text:p>
      <text:list xml:id="list35570704" text:continue-numbering="true" text:style-name="L1">
        <text:list-item>
          <text:list>
            <text:list-header>
              <text:p text:style-name="P245">where <text:span text:style-name="T48">xxx</text:span> is the distribution name and <text:span text:style-name="T48">yyy</text:span> is the ISO name.</text:p>
              <text:p text:style-name="P245"/>
              <text:p text:style-name="P245">For example, if you have a <text:span text:style-name="T125">SUSE Linux Enterprise Server 10 SP3</text:span> ISO:</text:p>
              <text:list>
                <text:list-header>
                  <text:p text:style-name="P258"># copycds <text:span text:style-name="T163">-n sles10sp3 -a s390x /install/</text:span><text:span text:style-name="T93">SLES-10-SP3-DVD-s390x-DVD1.iso</text:span></text:p>
                </text:list-header>
              </text:list>
              <text:p text:style-name="P260"><text:span text:style-name="T2">or if you have a </text:span><text:span text:style-name="T6">Red Hat Enterprise Linux 5.4</text:span><text:span text:style-name="T2"> ISO:</text:span></text:p>
            </text:list-header>
          </text:list>
        </text:list-item>
      </text:list>
      <text:p text:style-name="P15"><text:tab/><text:tab/><text:span text:style-name="T102"># copycds -n rhel5.4 -a s390x /install/</text:span><text:span text:style-name="T98">RHEL5.4-Server-20090819.0-s390x-DVD.iso</text:span></text:p>
      <text:list xml:id="list35579497" text:continue-numbering="true" text:style-name="L1">
        <text:list-item>
          <text:list>
            <text:list-item>
              <text:p text:style-name="P245">Remove the ISO from /install since we do not need the ISO any longer, and it consumes disk space</text:p>
              <text:list>
                <text:list-header>
                  <text:p text:style-name="P258"># rm /install/<text:span text:style-name="T93">SLES-10-SP3-DVD-s390x-DVD1.iso</text:span></text:p>
                </text:list-header>
              </text:list>
            </text:list-item>
          </text:list>
        </text:list-item>
      </text:list>
      <text:h text:style-name="P283" text:outline-level="1">7. Installation of xCAT UI</text:h>
      <text:p text:style-name="P30">This section details the installation of the xCAT UI.</text:p>
      <text:p text:style-name="P30"/>
      <text:p text:style-name="P33"><text:span text:style-name="T129">If you have </text:span><text:span text:style-name="T125">Red Hat Enterprise Linux</text:span>:</text:p>
      <text:list xml:id="list30497414" text:style-name="L2">
        <text:list-item>
          <text:p text:style-name="P186">Use yum to install the following packages (accept the dependencies)</text:p>
        </text:list-item>
      </text:list>
      <text:p text:style-name="P153"># yum install php php-pear httpd</text:p>
      <text:list xml:id="list35574497" text:continue-numbering="true" text:style-name="L2">
        <text:list-item>
          <text:p text:style-name="P186">Allow httpd to make network connections (if SELinux is enabled)</text:p>
        </text:list-item>
      </text:list>
      <text:p text:style-name="P30"><text:span text:style-name="Source_20_Text"><text:span text:style-name="T37"><text:tab/><text:tab/></text:span></text:span><text:span text:style-name="Source_20_Text"><text:span text:style-name="T45"># /usr/sbin/setsebool httpd_can_network_connect=1</text:span></text:span><text:span text:style-name="T45"> </text:span></text:p>
      <text:list xml:id="list35565426" text:continue-numbering="true" text:style-name="L2">
        <text:list-item>
          <text:p text:style-name="P195">Install the xCAT-UI</text:p>
        </text:list-item>
      </text:list>
      <text:p text:style-name="P46"><text:tab/><text:tab/><text:span text:style-name="T102"># yum install xCAT-UI</text:span></text:p>
      <text:p text:style-name="P33"/>
      <text:p text:style-name="P33"><text:span text:style-name="T129">If you have </text:span><text:span text:style-name="T125">SUSE Linux Enterprise Server</text:span>:</text:p>
      <text:list xml:id="list35593854" text:continue-list="list35565426" text:style-name="L2">
        <text:list-item text:start-value="1">
          <text:p text:style-name="P195">Use zypper to install the following packages <text:span text:style-name="T37">(accept the dependencies)</text:span></text:p>
        </text:list-item>
      </text:list>
      <text:p text:style-name="P30"><text:span text:style-name="T51"><text:tab/><text:tab/></text:span><text:span text:style-name="T55"># </text:span><text:span text:style-name="T86">zypper in php5-openssl apache2 apache2-mod_php5</text:span></text:p>
      <text:list xml:id="list35570446" text:continue-numbering="true" text:style-name="L2">
        <text:list-item>
          <text:p text:style-name="P195">Install the xCAT-UI</text:p>
        </text:list-item>
      </text:list>
      <text:p text:style-name="P51"><text:tab/><text:tab/><text:span text:style-name="T102"># zypper in xCAT-UI</text:span></text:p>
      <text:p text:style-name="P41"/>
      <text:h text:style-name="P281" text:outline-level="2">7.1. SSL Configuration</text:h>
      <text:p text:style-name="P30">This section details the configuration of SSL on the xCAT server. <text:s/>SSL stands for Secure Socket Layer, which is a security protocol for communications over networks.</text:p>
      <text:p text:style-name="P30"/>
      <text:p text:style-name="P33"><text:span text:style-name="T129">If you have </text:span><text:span text:style-name="T125">Red Hat Enterprise Linux</text:span>:</text:p>
      <text:p text:style-name="P33"><text:tab/>No actions required. <text:s/>SSL should be configured by default.</text:p>
      <text:p text:style-name="P33"/>
      <text:p text:style-name="P33"><text:span text:style-name="T129">If you have </text:span><text:span text:style-name="T125">SUSE Linux Enterprise Server</text:span>:</text:p>
      <text:p text:style-name="P33">You can find the following instructions from <text:a xlink:type="simple" xlink:href="http://en.opensuse.org/Apache_Howto_SSL">http://en.opensuse.org/Apache_Howto_SSL</text:a>.</text:p>
      <text:p text:style-name="P33"/>
      <text:list xml:id="list30516247" text:style-name="L3">
        <text:list-item>
          <text:p text:style-name="P211">Apache should be set to start with SSL. <text:s/>Verify with the following command</text:p>
        </text:list-item>
      </text:list>
      <text:p text:style-name="P164"># a2enmod ssl</text:p>
      <text:p text:style-name="P175">"ssl" already present</text:p>
      <text:list xml:id="list35569782" text:continue-numbering="true" text:style-name="L3">
        <text:list-item>
          <text:p text:style-name="P196">Make sure that SSL is active</text:p>
        </text:list-item>
      </text:list>
      <text:p text:style-name="P157"># a2enflag SSL</text:p>
      <text:list xml:id="list35587683" text:continue-numbering="true" text:style-name="L3">
        <text:list-item>
          <text:p text:style-name="P196">Create self signed keys</text:p>
        </text:list-item>
      </text:list>
      <text:p text:style-name="P157"># gensslcert</text:p>
      <text:list xml:id="list35568607" text:continue-numbering="true" text:style-name="L3">
        <text:list-item>
          <text:p text:style-name="P196">Copy <text:span text:style-name="Source_20_Text">/etc/apache2/vhosts.d/vhost-ssl.template</text:span> to <text:span text:style-name="Source_20_Text">/etc/apache2/vhosts.d/vhost-ssl.conf</text:span> </text:p>
        </text:list-item>
      </text:list>
      <text:p text:style-name="P109"><text:span text:style-name="T86"># cp </text:span><text:span text:style-name="Source_20_Text"><text:span text:style-name="T86">/etc/apache2/vhosts.d/vhost-ssl.template /etc/apache2/vhosts.d/vhost-ssl.conf</text:span></text:span></text:p>
      <text:list xml:id="list35586196" text:continue-numbering="true" text:style-name="L3">
        <text:list-item>
          <text:p text:style-name="P196">For the enabled modules, server flags, generated keys and vhosts to take effect, restart the apache service </text:p>
        </text:list-item>
      </text:list>
      <text:p text:style-name="P164"># service apache2 restart</text:p>
      <text:p text:style-name="P175">Syntax OK</text:p>
      <text:p text:style-name="P175">Shutting down httpd2 (waiting for all children to terminate) <text:s text:c="8"/>done</text:p>
      <text:p text:style-name="P175">Starting httpd2 (prefork) </text:p>
      <text:list xml:id="list35574311" text:continue-numbering="true" text:style-name="L3">
        <text:list-item>
          <text:p text:style-name="P210"><text:span text:style-name="T18">Open a browser (Firefox) to the xCAT UI at https://</text:span><text:span text:style-name="T16">xxx</text:span><text:span text:style-name="T18">/xcat, where xxx is the host name of the xCAT MN. <text:s text:c="2"/>For example, </text:span><text:a xlink:type="simple" xlink:href="https://gpok254.endicott.ibm.com/xcat"><text:span text:style-name="T18">https://gpok1.endicott.ibm.com/xcat</text:span></text:a><text:span text:style-name="T18">. <text:s/>You will get a “</text:span><text:span text:style-name="T147">Untrusted certificate” warning when you first try to access the URL. <text:s/>This is expected because of the use of a self-signed certificate.</text:span></text:p>
        </text:list-item>
      </text:list>
      <text:h text:style-name="P283" text:outline-level="1"><text:reference-mark-start text:name="Installation of zHCP"/>8. Configuring SMAPI and DirMaint for zHCP<text:reference-mark-end text:name="Installation of zHCP"/></text:h>
      <text:p text:style-name="P32">This section details the installation of the zHCP.</text:p>
      <text:p text:style-name="P32"/>
      <text:p text:style-name="P44">Perform the following steps to prepare a Linux virtual server for installation of the System z Hardware Control Point (zHCP)</text:p>
      <text:list xml:id="list30516818" text:style-name="L4">
        <text:list-item>
          <text:p text:style-name="P214"><text:span text:style-name="T9">Install and configure SMAPI and DirMaint for </text:span><text:span text:style-name="T10">each</text:span><text:span text:style-name="T9"> z/VM partition. <text:s/>Refer to (step 1: Configure DirMaint through step 6: Customize EXTENT CONTROL) </text:span><text:a xlink:type="simple" xlink:href="http://publib.boulder.ibm.com/infocenter/director/v6r1x/index.jsp?topic=/director.install_6.1/fqm0_t_installing_z_map_agents.html"><text:span text:style-name="T9">http://publib.boulder.ibm.com/infocenter/director/v6r1x/index.jsp?topic=/director.install_6.1/fqm0_t_installing_z_map_agents.html</text:span></text:a></text:p>
        </text:list-item>
        <text:list-item>
          <text:p text:style-name="P203">Grant the zHCP access to DirMaint. <text:s/></text:p>
          <text:list>
            <text:list-item>
              <text:p text:style-name="P203">Open a 3270 console, logon MAINT, and issue the following command<text:span text:style-name="T1">s, </text:span><text:span text:style-name="T149">substituting </text:span><text:span text:style-name="T150">LNX2</text:span><text:span text:style-name="T149"> used in this example with the user ID of your virtual machine.</text:span></text:p>
            </text:list-item>
          </text:list>
        </text:list-item>
      </text:list>
      <text:p text:style-name="P45"><text:tab/><text:tab/><text:span text:style-name="T102">==&gt; DIRM FOR ALL AUTHFOR </text:span><text:span text:style-name="T98">LNX2</text:span><text:span text:style-name="T102"> CMDL 140A CMDS ADGHOPS</text:span></text:p>
      <text:p text:style-name="P180">DVHXMT1191I Your AUTHFOR request has been sent for processing. <text:span text:style-name="T154">DVHREQ2288I Your AUTHFOR request for ALL at * has been accepted. DVHREQ2289I Your AUTHFOR request for ALL at * has completed; with RC = </text:span><text:span text:style-name="T154">DVHREQ2289I 0.</text:span></text:p>
      <text:p text:style-name="P54"><text:tab/><text:tab/>==&gt; DIRM FOR ALL AUTHFOR <text:span text:style-name="T93">LNX2</text:span> CMDL 150A CMDS ADGHOPS</text:p>
      <text:p text:style-name="P183">DVHXMT1191I Your AUTHFOR request has been sent for processing. DVHREQ2288I Your AUTHFOR request for ALL at * has been accepted. DVHREQ2289I Your AUTHFOR request for ALL at * has completed; with RC = DVHREQ2289I 0.</text:p>
      <text:list xml:id="list35573963" text:continue-numbering="true" text:style-name="L4">
        <text:list-item>
          <text:list>
            <text:list-item>
              <text:p text:style-name="P203">Change VSMWORK1 AUTHLIST</text:p>
            </text:list-item>
          </text:list>
        </text:list-item>
      </text:list>
      <text:p text:style-name="P45"><text:tab/><text:tab/><text:span text:style-name="T102">==&gt; SET FILEPOOL VMSYS</text:span></text:p>
      <text:p text:style-name="P54"><text:tab/><text:tab/>==&gt; QUERY FILEPOOL CONNECT</text:p>
      <text:p text:style-name="P182">Userid <text:s text:c="3"/>Connected</text:p>
      <text:p text:style-name="P184">VSMWORK1 <text:s/>Yes</text:p>
      <text:p text:style-name="P184">VSMWORK2 <text:s/>Yes</text:p>
      <text:p text:style-name="P184">VSMWORK3 <text:s/>Yes</text:p>
      <text:p text:style-name="P184">VSMREQIN <text:s/>Yes</text:p>
      <text:p text:style-name="P184">VSMREQIU <text:s/>Yes</text:p>
      <text:p text:style-name="P184">VSMPROXY <text:s/>Yes</text:p>
      <text:p text:style-name="P184">MAINT <text:s text:c="4"/>Yes</text:p>
      <text:p text:style-name="P54"><text:tab/><text:tab/>==&gt; ACCESS VMSYS:VSMWORK1.DATA A (FORCERW</text:p>
      <text:p text:style-name="P182">DMSACR724I VMSYS:VSMWORK1.DATA replaces A (0191)</text:p>
      <text:p text:style-name="P54"><text:tab/><text:tab/>==&gt; ACCESS VMSYS:VSMWORK1. B (FORCERW</text:p>
      <text:p text:style-name="P45"><text:span text:style-name="T102"><text:tab/><text:tab/><text:tab/></text:span><text:span text:style-name="T144">DMSACR724I VMSYS:VSMWORK1. replaces B (05E5)</text:span></text:p>
      <text:p text:style-name="P54"><text:tab/><text:tab/>==&gt; X VSMWORK1 AUTHLIST B</text:p>
      <text:p text:style-name="P182">00001 DO.NOT.REMOVE</text:p>
      <text:p text:style-name="P182">00002 MAINT <text:s text:c="41"/>ALL</text:p>
      <text:p text:style-name="P182">00003 VSMPROXY <text:s text:c="38"/>ALL</text:p>
      <text:p text:style-name="P182">00004 VSMWORK1 <text:s text:c="38"/>ALL</text:p>
      <text:p text:style-name="P162">Copy the line where VSMWORK1 is specified by inserting a double quote in the prefix area and pressing enter. <text:s/>Substitute <text:span text:style-name="T33">VSMWORK1</text:span> with the user ID you wish to have DIRMAINT access (in our case <text:span text:style-name="T98">LNX2</text:span>). <text:s/>The VSMWORK1 AUTHLIST should be similar to the this:</text:p>
      <text:p text:style-name="P182">00001 DO.NOT.REMOVE</text:p>
      <text:p text:style-name="P182">00002 MAINT <text:s text:c="40"/><text:tab/>ALL</text:p>
      <text:p text:style-name="P182">00003 VSMPROXY <text:s text:c="37"/><text:tab/>ALL</text:p>
      <text:p text:style-name="P182">00004 VSMWORK1 <text:s text:c="37"/><text:tab/>ALL</text:p>
      <text:p text:style-name="P181"><text:span text:style-name="T154">00005 </text:span><text:span text:style-name="T155">LNX2</text:span><text:span text:style-name="T154"> <text:s text:c="40"/><text:tab/>ALL</text:span></text:p>
      <text:list xml:id="list35570562" text:continue-numbering="true" text:style-name="L4">
        <text:list-item>
          <text:list>
            <text:list-item>
              <text:p text:style-name="P203">Restart SMAPI</text:p>
              <text:list>
                <text:list-header>
                  <text:p text:style-name="P215">==&gt; FORCE VSMWORK1</text:p>
                  <text:p text:style-name="P215"><text:soft-page-break/>==&gt; XAUTOLOG VSMWORK1</text:p>
                </text:list-header>
              </text:list>
            </text:list-item>
          </text:list>
        </text:list-item>
        <text:list-item>
          <text:p text:style-name="P214"><text:span text:style-name="T9">Give the virtual server where you will install the zHCP </text:span><text:span text:style-name="T122">B, C, D, and G privileges. <text:s/>The zHCP needs c</text:span><text:span text:style-name="T18">lass B privilege to use the FLASHCOPY command (if available), class C privilege to use the SEND command, and class D privilege to use the PURGE command. <text:s/>In order for the zHCP to have these privileges, you must open a 3270 console, logon to </text:span><text:span text:style-name="T22">MAINT</text:span><text:span text:style-name="T18"> after the user has been created, and issue:</text:span></text:p>
        </text:list-item>
      </text:list>
      <text:p text:style-name="Standard"><text:span text:style-name="T18"><text:tab/><text:tab/></text:span><text:span text:style-name="T73">==&gt; DIRM FORUSER </text:span><text:span text:style-name="T75">LINUX2</text:span><text:span text:style-name="T73"> CLASS BCDG</text:span></text:p>
      <text:list xml:id="list35587435" text:continue-numbering="true" text:style-name="L4">
        <text:list-item>
          <text:p text:style-name="P187">Log off MAINT</text:p>
        </text:list-item>
      </text:list>
      <text:p text:style-name="P46"><text:tab/><text:tab/><text:span text:style-name="T102">==&gt; LOGOFF</text:span></text:p>
      <text:p text:style-name="P33"/>
      <text:h text:style-name="P281" text:outline-level="2">8.1 Installation of <text:span text:style-name="T129">zHCP</text:span></text:h>
      <text:p text:style-name="P33"><text:span text:style-name="T130">Warning</text:span><text:span text:style-name="T129">: The zHCP should be attached to only </text:span><text:span text:style-name="T125">one</text:span><text:span text:style-name="T129"> network, and it must be a layer 2 network, either a guest LAN or VSWITCH. <text:s/></text:span><text:span text:style-name="T123">This network must be specified in the directory entry and </text:span><text:span text:style-name="T124">not</text:span><text:span text:style-name="T123"> in a profile. <text:s/></text:span><text:span text:style-name="T129">Nodes that are managed by this zHCP must be on the same network.</text:span></text:p>
      <text:p text:style-name="P37"/>
      <text:list xml:id="list35585973" text:continue-list="list35579497" text:style-name="L1">
        <text:list-item text:start-value="1">
          <text:p text:style-name="P249">Logon to the xCAT MN as root using a Putty terminal</text:p>
        </text:list-item>
        <text:list-item>
          <text:p text:style-name="P245"><text:span text:style-name="T128">Go into the directory where you extracted the xcat-dep tarball, e.g. /root/xcat. <text:s/>Send</text:span> the zHCP RPM (<text:span text:style-name="T128">zhcp-1-1.s390x.rpm) located in /root/xcat/xcat-dep/</text:span><text:span text:style-name="T100">&lt;os&gt;</text:span><text:span text:style-name="T128">/s390x to the zHCP, where &lt;os&gt; is the operating system installed on the zHCP. <text:s/>For example,</text:span></text:p>
        </text:list-item>
      </text:list>
      <text:p text:style-name="P2"><text:span text:style-name="T128"><text:tab/><text:tab/></text:span><text:span text:style-name="T87"># scp /root/xcat/xcat-dep/sles10/s390x/zhcp-1-1.s390x.rpm root@</text:span><text:span text:style-name="T90">10.1.100.2</text:span><text:span text:style-name="T87">:</text:span></text:p>
      <text:list xml:id="list35579445" text:continue-numbering="true" text:style-name="L1">
        <text:list-item>
          <text:p text:style-name="P188">Exit the Putty session to the xCAT MN</text:p>
        </text:list-item>
        <text:list-item>
          <text:p text:style-name="P188">Logon to the zHCP Linux as root<text:span text:style-name="T128"> using a Putty terminal</text:span></text:p>
        </text:list-item>
        <text:list-item>
          <text:p text:style-name="P188">Install gcc and gcc-c++ (if not already)</text:p>
          <text:p text:style-name="P188"><text:span text:style-name="T129">If you have </text:span><text:span text:style-name="T125">Red Hat Enterprise Linux</text:span>:</text:p>
        </text:list-item>
      </text:list>
      <text:p text:style-name="P47"><text:tab/><text:tab/><text:span text:style-name="T103"># </text:span><text:span text:style-name="T102">yum install gcc gcc-c++</text:span></text:p>
      <text:p text:style-name="P34"><text:tab/><text:span text:style-name="T129">If you have </text:span><text:span text:style-name="T125">SUSE Linux Enterprise Server</text:span>:</text:p>
      <text:p text:style-name="P154"><text:span text:style-name="T128"># </text:span>yast -i gcc gcc-c++</text:p>
      <text:list xml:id="list35566161" text:continue-numbering="true" text:style-name="L1">
        <text:list-item>
          <text:p text:style-name="P245">Install the RPM</text:p>
        </text:list-item>
      </text:list>
      <text:p text:style-name="P15"><text:tab/><text:tab/><text:span text:style-name="T103"># </text:span><text:span text:style-name="T102">rpm -i /root/zhcp-1-1-s390x.rpm</text:span></text:p>
      <text:list xml:id="list35590170" text:continue-numbering="true" text:style-name="L1">
        <text:list-item>
          <text:p text:style-name="P252">Append the zHCP library path to /etc/ld.so.conf</text:p>
        </text:list-item>
      </text:list>
      <text:p text:style-name="P6"><text:tab/><text:span text:style-name="T48"><text:tab/></text:span><text:span text:style-name="T86"># echo /opt/zhcp/lib &gt;&gt; /etc/ld.so.conf</text:span></text:p>
      <text:list xml:id="list35564949" text:continue-numbering="true" text:style-name="L1">
        <text:list-item>
          <text:p text:style-name="P252">Configure dynamic linker run time bindings </text:p>
        </text:list-item>
      </text:list>
      <text:p text:style-name="P6"><text:span text:style-name="T62"><text:tab/></text:span><text:span text:style-name="T48"><text:tab/></text:span><text:span text:style-name="T86"># ldconfig</text:span></text:p>
      <text:h text:style-name="P283" text:outline-level="1"><text:reference-mark-start text:name="Getting Started"/>9. Initializing Database<text:reference-mark-end text:name="Getting Started"/></text:h>
      <text:p text:style-name="P32">This section details how to manage z/VM and Linux on System z using xCAT.</text:p>
      <text:p text:style-name="P32"/>
      <text:list xml:id="list30495839" text:style-name="L5">
        <text:list-item>
          <text:p text:style-name="P204">Logon the xCAT MN as root <text:span text:style-name="T36">using a Putty terminal</text:span></text:p>
        </text:list-item>
        <text:list-item>
          <text:p text:style-name="P204">Load Linux VMCP module on the xCAT MN (if not already)</text:p>
          <text:list>
            <text:list-item>
              <text:list>
                <text:list-header>
                  <text:p text:style-name="P216"><text:span text:style-name="T44"># </text:span>modprobe vmcp</text:p>
                </text:list-header>
              </text:list>
            </text:list-item>
          </text:list>
        </text:list-item>
        <text:list-item>
          <text:p text:style-name="P197">Set up the <text:span text:style-name="T125">passwd</text:span> table. <text:s/>This table will contain the default password for new nodes installed through autoyast/kickstart and other methods.</text:p>
        </text:list-item>
      </text:list>
      <text:p text:style-name="P51"><text:tab/><text:tab/><text:span text:style-name="T46"># </text:span><text:span text:style-name="T102">chtab key=system passwd.username=root passwd.password=</text:span><text:span text:style-name="T98">xxx</text:span></text:p>
      <text:list xml:id="list35584272" text:continue-numbering="true" text:style-name="L5">
        <text:list-header>
          <text:p text:style-name="P197">Substitute xxx with the root password.</text:p>
        </text:list-header>
        <text:list-item>
          <text:p text:style-name="P197">Set up the <text:span text:style-name="T125">hosts</text:span> table (it will be used to setup /etc/hosts). <text:s/>You need to determine the regular expression that represents the nodes that xCAT will manage.</text:p>
        </text:list-item>
      </text:list>
      <text:p text:style-name="P157"><text:span text:style-name="T44"># </text:span>chtab node=<text:span text:style-name="T93">xxx</text:span> hosts.ip="<text:span text:style-name="T93">yyy</text:span>" hosts.hostnames="<text:span text:style-name="T93">zzz</text:span>"</text:p>
      <text:list xml:id="list35590544" text:continue-numbering="true" text:style-name="L5">
        <text:list-header>
          <text:p text:style-name="P197">Substitute xxx with the node range, yyy with the regular expression for the IP addresses, and zzz with the regular expression for the hostnames. <text:s/>You could the following online tool to construct your regular expression: <text:a xlink:type="simple" xlink:href="http://gskinner.com/RegExr/">http://gskinner.com/RegExr/</text:a>. <text:s/>Each time a new node is added to xCAT, you will need to run makehosts. <text:s/>You will need to setup the hosts table for <text:span text:style-name="T125">each</text:span> group you create.</text:p>
          <text:p text:style-name="P197"/>
          <text:p text:style-name="P197">In our development environment, we setup nodes belonging to group=all to have hostnames of gpok1, node2, etc. and IP addresses of 10.1.100.1, 10.1.100.2, etc. in /etc/hosts with the following:</text:p>
        </text:list-header>
      </text:list>
      <text:p text:style-name="P157"><text:span text:style-name="T44"># </text:span>chtab node=<text:span text:style-name="T93">all</text:span> hosts.ip="<text:span text:style-name="T93">|gpok(\d+)|10.1.100.(\$1+0)|</text:span>" hosts.hostnames="<text:span text:style-name="T93">|(.*)|(\$1).endicott.ibm.com|</text:span>"</text:p>
      <text:p text:style-name="P69"/>
      <text:list xml:id="list35578666" text:continue-numbering="true" text:style-name="L5">
        <text:list-item>
          <text:p text:style-name="P197">Setup the <text:span text:style-name="T125">networks</text:span> table. <text:s/>You need to set the DHCP, DNS, and FTP server to the IP address of your xCAT MN. <text:s/></text:p>
          <text:p text:style-name="P197"/>
          <text:p text:style-name="P197">In our development environment, we setup up the xCAT MN to manage the network <text:span text:style-name="T98">10.1.100.0</text:span>, which has a netmask of <text:span text:style-name="T98">255.255.255.0</text:span>, a gateway of <text:span text:style-name="T98">10.1.100.1</text:span>, and on an ethernet interface eth1. <text:s/>Our DHCP, DNS, and FTP servers are at <text:span text:style-name="T98">10.1.100.1</text:span>. <text:s/>This is the command that we used:</text:p>
        </text:list-item>
      </text:list>
      <text:p text:style-name="P157"><text:span text:style-name="T44"># </text:span>chtab net=<text:span text:style-name="T93">10.1.100.0</text:span> networks.mask=<text:span text:style-name="T93">255.255.255.0</text:span> networks.mgtifname=<text:span text:style-name="T93">eth1</text:span> networks.gateway=<text:span text:style-name="T93">10.1.100.1</text:span> networks.dhcpserver=<text:span text:style-name="T93">10.1.100.1</text:span> networks.tftpserver=<text:span text:style-name="T93">10.1.100.1</text:span> networks.nameservers=<text:span text:style-name="T93">10.1.100.1</text:span></text:p>
      <text:p text:style-name="P30"/>
      <text:list xml:id="list35567943" text:continue-numbering="true" text:style-name="L5">
        <text:list-item>
          <text:p text:style-name="P226"><text:span text:style-name="T18">Define the DHCP interfaces in the </text:span><text:span text:style-name="T12">site</text:span><text:span text:style-name="T18"> table to limit which network the DHCP server will listen on. <text:s/>In our development environment</text:span><text:span text:style-name="T21">, we setup </text:span><text:span text:style-name="T17">eth1</text:span><text:span text:style-name="T21"> as the interface where we have the DHCP server listening on.</text:span></text:p>
        </text:list-item>
      </text:list>
      <text:p text:style-name="P110"><text:tab/><text:span text:style-name="T56"># </text:span><text:span text:style-name="T81">chtab key=dhcpinterfaces site.value='</text:span><text:span text:style-name="T82">all|eth1</text:span><text:span text:style-name="T81">'</text:span></text:p>
      <text:list xml:id="list35570100" text:continue-numbering="true" text:style-name="L5">
        <text:list-header>
          <text:p text:style-name="P200"/>
        </text:list-header>
        <text:list-item>
          <text:p text:style-name="P200">Edit the nameserver and master in the <text:span text:style-name="T125">site</text:span> table to point it to the xCAT MN. <text:s/>In our development environment, we setup our nameserver and master to be <text:span text:style-name="T98">10.1.100.1</text:span>.</text:p>
        </text:list-item>
      </text:list>
      <text:p text:style-name="P31"><text:tab/><text:tab/><text:span text:style-name="T56"># </text:span><text:span text:style-name="T81">chtab key=nameservers site.value='</text:span><text:span text:style-name="T82">10.1.100.1</text:span><text:span text:style-name="T81">'</text:span></text:p>
      <text:p text:style-name="P40"><text:tab/><text:tab/><text:span text:style-name="T53"># </text:span><text:span text:style-name="T80">chtab key=master site.value='</text:span><text:span text:style-name="T83">10.1.100.1</text:span><text:span text:style-name="T80">'</text:span></text:p>
      <text:list xml:id="list35587536" text:continue-numbering="true" text:style-name="L5">
        <text:list-item>
          <text:p text:style-name="P200">Configure the DHCP server</text:p>
          <text:list>
            <text:list-item>
              <text:p text:style-name="P200">Add networks into the DHCP configuration</text:p>
              <text:list>
                <text:list-header>
                  <text:p text:style-name="P217"><text:span text:style-name="T44"># </text:span>makedhcp -n</text:p>
                </text:list-header>
              </text:list>
            </text:list-item>
            <text:list-item>
              <text:p text:style-name="P200">Restart DHCP</text:p>
              <text:list>
                <text:list-header>
                  <text:p text:style-name="P217"><text:span text:style-name="T44"># </text:span>service dhcpd restart</text:p>
                </text:list-header>
              </text:list>
            </text:list-item>
            <text:list-item>
              <text:p text:style-name="P200">Add the relevant networks to DHCP</text:p>
              <text:list>
                <text:list-header>
                  <text:p text:style-name="P217"><text:span text:style-name="T44"># </text:span>makedhcp -a</text:p>
                </text:list-header>
              </text:list>
            </text:list-item>
          </text:list>
        </text:list-item>
        <text:list-item>
          <text:p text:style-name="P200"><text:soft-page-break/>Configure the DNS server</text:p>
          <text:list>
            <text:list-item>
              <text:p text:style-name="P200">Setup DNS from entries in /etc/hosts</text:p>
              <text:list>
                <text:list-header>
                  <text:p text:style-name="P217"><text:span text:style-name="T44"># </text:span>makedns</text:p>
                </text:list-header>
              </text:list>
            </text:list-item>
            <text:list-item>
              <text:p text:style-name="P200">Edit /etc/resolv.conf to contain the appropriate domain and nameserver (if not already). <text:s/>In our development environment, we setup /etc/resolv.conf to contain:</text:p>
            </text:list-item>
          </text:list>
        </text:list-item>
      </text:list>
      <text:p text:style-name="P52"><text:tab/><text:tab/>domain <text:span text:style-name="T98">endicott.ibm.com</text:span></text:p>
      <text:list xml:id="list35579966" text:continue-numbering="true" text:style-name="L5">
        <text:list-item>
          <text:list>
            <text:list-item>
              <text:list>
                <text:list-header>
                  <text:p text:style-name="P220">nameserver <text:span text:style-name="T98">10.1.100.1</text:span></text:p>
                </text:list-header>
              </text:list>
            </text:list-item>
            <text:list-item>
              <text:p text:style-name="P200">Start DNS</text:p>
              <text:list>
                <text:list-header>
                  <text:p text:style-name="P218"><text:span text:style-name="T44"># </text:span>service named start</text:p>
                </text:list-header>
              </text:list>
            </text:list-item>
            <text:list-item>
              <text:p text:style-name="P200">Start DNS on boot</text:p>
              <text:list>
                <text:list-header>
                  <text:p text:style-name="P219"><text:span text:style-name="T44"># </text:span>chkconfig --level 345 named on</text:p>
                </text:list-header>
              </text:list>
            </text:list-item>
          </text:list>
        </text:list-item>
        <text:list-item>
          <text:p text:style-name="P204">Start by adding the zHCP node into the datatabase (Use the DNS <text:span text:style-name="T125">hostname</text:span> of that node when adding). <text:s/>In our development environment, our zHCP has a hostname of <text:span text:style-name="T98">gpok2</text:span>, a userID of <text:span text:style-name="T98">LNX2</text:span>, and belonged to the group=<text:span text:style-name="T98">all</text:span>. <text:s/><text:span text:style-name="T133">This is the command that we used:</text:span></text:p>
        </text:list-item>
      </text:list>
      <text:p text:style-name="P179"><text:span text:style-name="T44"># </text:span>mkdef -t node -o <text:span text:style-name="T93">gpok2</text:span> userid=<text:span text:style-name="T93">LNX2</text:span> hcp=<text:span text:style-name="T93">gpok2.endicott.ibm.com</text:span> mgt=zvm groups=all</text:p>
      <text:p text:style-name="P32"/>
      <text:list xml:id="list35594210" text:continue-numbering="true" text:style-name="L5">
        <text:list-item>
          <text:p text:style-name="P204">Add more nodes (if any) that you want to manage into the database. <text:s/>For example, if you have a node with a hostname of <text:span text:style-name="T98">gpok3</text:span> and userID of <text:span text:style-name="T98">LNX3</text:span> on the same z/VM partition (managed by the zHCP on gpok2), you would use the following command:</text:p>
        </text:list-item>
      </text:list>
      <text:p text:style-name="P157"><text:span text:style-name="T44"># </text:span>mkdef -t node -o <text:span text:style-name="T93">gpok3</text:span> userid=<text:span text:style-name="T93">LNX3</text:span> hcp=<text:span text:style-name="T93">gpok2.endicott.ibm.com</text:span> mgt=zvm groups=<text:span text:style-name="T93">all</text:span></text:p>
      <text:p text:style-name="P39"><text:tab/>The node IP address should follow the rule you specified in the hosts table (step 4).</text:p>
      <text:list xml:id="list35576480" text:continue-numbering="true" text:style-name="L5">
        <text:list-item>
          <text:p text:style-name="P207">Update /etc/hosts</text:p>
          <text:list>
            <text:list-header>
              <text:p text:style-name="P221"><text:span text:style-name="T44"># </text:span>makehosts</text:p>
            </text:list-header>
          </text:list>
        </text:list-item>
        <text:list-item>
          <text:p text:style-name="P207">Update DNS</text:p>
          <text:list>
            <text:list-header>
              <text:p text:style-name="P221"><text:span text:style-name="T44"># </text:span>makedns</text:p>
            </text:list-header>
          </text:list>
        </text:list-item>
        <text:list-item>
          <text:p text:style-name="P204">Setup the SSH keys for the<text:span text:style-name="T129"> node range</text:span> that you want to manage</text:p>
        </text:list-item>
      </text:list>
      <text:p text:style-name="P32"><text:tab/><text:tab/><text:span text:style-name="T56"># </text:span><text:span text:style-name="T86">xdsh </text:span><text:span text:style-name="T91">xxx</text:span><text:span text:style-name="T86"> -K</text:span></text:p>
      <text:p text:style-name="P96"><text:span text:style-name="T9">Substitute </text:span><text:span text:style-name="T71">xxx</text:span><text:span text:style-name="T9"> with the node range. <text:s/>For example, if you were to setup the SSH keys for the nodes you added above in steps 10 and 11, you can use:</text:span></text:p>
      <text:p text:style-name="P96"><text:span text:style-name="T9"><text:tab/></text:span><text:span text:style-name="T66"># </text:span><text:span text:style-name="T73">xdsh </text:span><text:span text:style-name="T75">all</text:span><text:span text:style-name="T73"> -K</text:span></text:p>
      <text:p text:style-name="P96"><text:span text:style-name="T9">The </text:span><text:span text:style-name="T71">xdsh</text:span><text:span text:style-name="T9"> command will prompt you for a root password. <text:s/>It is the root password for the node or group you are trying to push the public SSH key to. <text:s/>It is </text:span><text:span text:style-name="T10">recommended</text:span><text:span text:style-name="T9"> that you put nodes with the same root password into the same group. <text:s/></text:span><text:span text:style-name="T9">More importantly, the xdsh command will only work for nodes that are </text:span><text:span text:style-name="T10">online</text:span><text:span text:style-name="T9">.</text:span></text:p>
      <text:list xml:id="list35572248" text:continue-numbering="true" text:style-name="L5">
        <text:list-item>
          <text:p text:style-name="P200">Start using supported xCAT commands. <text:s/>At this point, you could use the xCAT UI to start managing your virtual servers. <text:s/>However, you <text:span text:style-name="T125">should</text:span> go through the rest of this document in order to understand the concepts and how the xCAT UI works in the background.</text:p>
        </text:list-item>
      </text:list>
      <text:h text:style-name="P284" text:outline-level="1">10. xCAT Commands</text:h>
      <text:p text:style-name="P33">This section lists the current xCAT commands supported on z/VM and Linux on System z.</text:p>
      <text:p text:style-name="P33"/>
      <text:p text:style-name="Standard"><text:span text:style-name="T60">rpower</text:span><text:span text:style-name="T2"> – Controls the power for a node or noderange.</text:span></text:p>
      <text:p text:style-name="Standard"><text:span text:style-name="T2">The syntax is: </text:span><text:span text:style-name="T60">rpower &lt;node&gt; [on|off|stat|reset] <text:s text:c="2"/></text:span></text:p>
      <text:p text:style-name="P46"><text:tab/><text:span text:style-name="T103"># </text:span><text:span text:style-name="T102">rpower </text:span><text:span text:style-name="T98">gpok3</text:span><text:span text:style-name="T102"> stat</text:span></text:p>
      <text:p text:style-name="P46"/>
      <text:p text:style-name="Standard"><text:span text:style-name="T60">mkvm</text:span><text:span text:style-name="T2"> – Creates a new virtual server with the same profile/resources as the specified node (clonning). <text:s/>Alternatively, creates a new virtual server based on a directory entry. <text:s/></text:span></text:p>
      <text:p text:style-name="Standard"><text:span text:style-name="T2">The syntax is: </text:span><text:span text:style-name="T60">mkvm &lt;new node&gt; /tmp/&lt;directory entry text file&gt;</text:span></text:p>
      <text:p text:style-name="P46"><text:tab/><text:span text:style-name="T103"># </text:span><text:span text:style-name="T102">mkvm </text:span><text:span text:style-name="T98">gpok3</text:span><text:span text:style-name="T102"> </text:span><text:span text:style-name="T98">/tmp/dirEntry.txt</text:span></text:p>
      <text:p text:style-name="P46"/>
      <text:p text:style-name="P29"><text:span text:style-name="T108">For clonning, the syntax is: </text:span><text:span text:style-name="T60">mkvm &lt;target Linux&gt; &lt;source Linux&gt; pool=&lt;disk pool&gt; pw=&lt;multi password&gt;</text:span></text:p>
      <text:list xml:id="list30504879" text:style-name="L6">
        <text:list-header>
          <text:p text:style-name="P222"><text:span text:style-name="T128"># </text:span>mkvm <text:span text:style-name="T93">gpok4,gpok5 gpok3</text:span> pool=<text:span text:style-name="T93">POOL1</text:span></text:p>
        </text:list-header>
      </text:list>
      <text:p text:style-name="P46"/>
      <text:p text:style-name="Standard"><text:span text:style-name="T60">rmvm</text:span><text:span text:style-name="T2"> – Removes a virtual server. <text:s/>The syntax is: </text:span><text:span text:style-name="T60">rmvm &lt;node&gt;</text:span><text:span text:style-name="T2">.</text:span></text:p>
      <text:p text:style-name="Standard"><text:span text:style-name="T2"><text:tab/></text:span><text:span text:style-name="T66"># </text:span><text:span text:style-name="T65">rmvm </text:span><text:span text:style-name="T75">gpok3</text:span></text:p>
      <text:p text:style-name="P46"/>
      <text:p text:style-name="P29"><text:span text:style-name="T60">lsvm</text:span><text:span text:style-name="T108"> – List a virtual server's configuration. <text:s/>Options supported are:</text:span></text:p>
      <text:list xml:id="list30499415" text:style-name="L7">
        <text:list-item>
          <text:p text:style-name="P190">List the directory entry. </text:p>
          <text:p text:style-name="P190">The syntax is: <text:span text:style-name="T48">lsvm &lt;node&gt;</text:span></text:p>
          <text:list>
            <text:list-item>
              <text:list>
                <text:list-header>
                  <text:p text:style-name="P223"><text:span text:style-name="T128"># </text:span>lsvm <text:span text:style-name="T93">gpok3</text:span></text:p>
                </text:list-header>
              </text:list>
            </text:list-item>
          </text:list>
        </text:list-item>
        <text:list-item>
          <text:p text:style-name="P190">List the defined network names available.</text:p>
          <text:p text:style-name="P190">The syntax is: <text:span text:style-name="T48">lsvm &lt;node&gt; --getnetworknames</text:span></text:p>
          <text:list>
            <text:list-item>
              <text:list>
                <text:list-header>
                  <text:p text:style-name="P223"><text:span text:style-name="T128"># </text:span>lsvm <text:span text:style-name="T93">gpok3</text:span> --getnetworknames</text:p>
                </text:list-header>
              </text:list>
            </text:list-item>
          </text:list>
        </text:list-item>
        <text:list-item>
          <text:p text:style-name="P190">List the configuration for a given network.</text:p>
          <text:p text:style-name="P190">The syntax is: <text:span text:style-name="T48">lsvm &lt;node&gt; --getnetwork [networkname]</text:span></text:p>
          <text:list>
            <text:list-item>
              <text:list>
                <text:list-header>
                  <text:p text:style-name="P223"><text:span text:style-name="T128"># </text:span><text:span text:style-name="T48">lsvm </text:span><text:span text:style-name="T93">gpok3</text:span><text:span text:style-name="T48"> --</text:span>getnetwork<text:span text:style-name="T48"> </text:span><text:span text:style-name="T93">GLAN1</text:span></text:p>
                </text:list-header>
              </text:list>
            </text:list-item>
          </text:list>
        </text:list-item>
        <text:list-item>
          <text:p text:style-name="P190">List the disk pool names available.</text:p>
          <text:p text:style-name="P190">The syntax is: <text:span text:style-name="T48">lsvm &lt;node&gt; --diskpoolnames</text:span></text:p>
          <text:list>
            <text:list-item>
              <text:list>
                <text:list-header>
                  <text:p text:style-name="P223"><text:span text:style-name="T128"># </text:span>lsvm <text:span text:style-name="T93">gpok3</text:span> --diskpoolnames</text:p>
                </text:list-header>
              </text:list>
            </text:list-item>
          </text:list>
        </text:list-item>
        <text:list-item>
          <text:p text:style-name="P190">List the configuration for a given disk pool.</text:p>
          <text:p text:style-name="P190">The syntax is: <text:span text:style-name="T48">lsvm &lt;node&gt; --diskpool [pool name] [space (free or used)]</text:span></text:p>
          <text:list>
            <text:list-item>
              <text:list>
                <text:list-header>
                  <text:p text:style-name="P223"><text:span text:style-name="T128"># </text:span>lsvm <text:span text:style-name="T93">gpok3</text:span> --diskpool <text:span text:style-name="T93">POOL1</text:span> free</text:p>
                </text:list-header>
              </text:list>
            </text:list-item>
          </text:list>
        </text:list-item>
      </text:list>
      <text:p text:style-name="P46"/>
      <text:p text:style-name="P29"><text:span text:style-name="T60">chvm</text:span><text:span text:style-name="T108"> – Changes the virtual server's configuration. <text:s/>Options supported are</text:span><text:span text:style-name="T119">:</text:span></text:p>
      <text:list xml:id="list30526920" text:style-name="L8">
        <text:list-item>
          <text:p text:style-name="P201">Adds a 3390 (ECKD) disk to a virtual server's directory entry.</text:p>
        </text:list-item>
      </text:list>
      <text:p text:style-name="P32"><text:span text:style-name="T132"><text:tab/>The syntax is: </text:span><text:span text:style-name="T48">chvm &lt;node&gt; --add3390 [disk pool] [device address] [cylinders] [mode] [read password] [write password] [multi password]</text:span></text:p>
      <text:p text:style-name="P55"><text:tab/><text:tab/><text:span text:style-name="T103"># </text:span><text:span text:style-name="T102">chvm </text:span><text:span text:style-name="T98">gpok3</text:span><text:span text:style-name="T102"> --add3390 </text:span><text:span text:style-name="T98">POOL1 0101 3338 MR</text:span></text:p>
      <text:list xml:id="list35589766" text:continue-numbering="true" text:style-name="L8">
        <text:list-item>
          <text:p text:style-name="P201">Adds a 3390 (ECKD) disk that is defined in a virtual server's directory entry to that virtual server's active configuration.</text:p>
        </text:list-item>
      </text:list>
      <text:p text:style-name="P32"><text:span text:style-name="T132"><text:tab/>The syntax is: </text:span><text:span text:style-name="T48">chvm &lt;node&gt; --add3390active [device address] [mode]</text:span></text:p>
      <text:list xml:id="list35582708" text:continue-numbering="true" text:style-name="L8">
        <text:list-header>
          <text:p text:style-name="P227"><text:tab/><text:span text:style-name="T103"># </text:span><text:span text:style-name="T102">chvm </text:span><text:span text:style-name="T98">gpok3</text:span><text:span text:style-name="T102"> --add3390active </text:span><text:span text:style-name="T98">0101 MR</text:span></text:p>
        </text:list-header>
      </text:list>
      <text:list xml:id="list30526902" text:style-name="L9">
        <text:list-item>
          <text:p text:style-name="P230">Adds a 9336 (FBA) disk to a virtual server's directory entry.</text:p>
        </text:list-item>
      </text:list>
      <text:p text:style-name="P59"><text:soft-page-break/><text:span text:style-name="T38"><text:tab/>The syntax is: </text:span><text:span text:style-name="T52">chvm &lt;node&gt; --</text:span><text:span text:style-name="T51">a</text:span><text:span text:style-name="T48">dd9336 [disk pool] [virtual device] [block size] [mode]<text:tab/></text:span><text:span text:style-name="T48"><text:tab/>[blocks] [read password] [write password] [multi password]</text:span></text:p>
      <text:p text:style-name="P55"><text:tab/><text:tab/><text:span text:style-name="T103"># </text:span><text:span text:style-name="T102">chvm </text:span><text:span text:style-name="T98">gpok3</text:span><text:span text:style-name="T102"> –-add9336 </text:span><text:span text:style-name="T98">POOL3 0101 512 4194272 MR</text:span></text:p>
      <text:list xml:id="list35566087" text:continue-numbering="true" text:style-name="L9">
        <text:list-item>
          <text:p text:style-name="P231">Adds a network adapter to a virtual server's directory entry (case sensitive).</text:p>
        </text:list-item>
      </text:list>
      <text:p text:style-name="P59"><text:span text:style-name="T136"><text:tab/></text:span><text:span text:style-name="T38">The syntax is: </text:span><text:span text:style-name="T52">chvm &lt;node&gt; --</text:span><text:span text:style-name="T48">addnic [address] [type] [device count]</text:span></text:p>
      <text:p text:style-name="P55"><text:tab/><text:tab/><text:span text:style-name="T103"># </text:span><text:span text:style-name="T102">chvm </text:span><text:span text:style-name="T98">gpok3</text:span><text:span text:style-name="T102"> –-addnic </text:span><text:span text:style-name="T98">0600 QDIO 3</text:span></text:p>
      <text:list xml:id="list35580779" text:continue-numbering="true" text:style-name="L9">
        <text:list-item>
          <text:p text:style-name="P212">Adds a virtual processor to<text:span text:style-name="T114"> a virtual server's directory entry.</text:span></text:p>
        </text:list-item>
      </text:list>
      <text:p text:style-name="P58"><text:span text:style-name="T146"><text:tab/></text:span><text:span text:style-name="T25">The syntax is: </text:span><text:span text:style-name="T52">chvm &lt;node&gt; --</text:span>addprocessor [address]</text:p>
      <text:p text:style-name="P55"><text:tab/><text:tab/><text:span text:style-name="T103"># </text:span><text:span text:style-name="T102">chvm </text:span><text:span text:style-name="T98">gpok3</text:span><text:span text:style-name="T102"> –-addprocessor </text:span><text:span text:style-name="T98">01</text:span></text:p>
      <text:list xml:id="list35579989" text:continue-numbering="true" text:style-name="L9">
        <text:list-item>
          <text:p text:style-name="P212">Adds a virtual processor to<text:span text:style-name="T114"> a virtual server's active configuration (case sensitive).</text:span></text:p>
        </text:list-item>
      </text:list>
      <text:p text:style-name="P58"><text:span text:style-name="T146"><text:tab/></text:span><text:span text:style-name="T25">The syntax is: </text:span><text:span text:style-name="T38">chvm &lt;node&gt; --</text:span>addprocessoractive [address] [type]</text:p>
      <text:list xml:id="list35590023" text:continue-numbering="true" text:style-name="L9">
        <text:list-item>
          <text:list>
            <text:list-item>
              <text:list>
                <text:list-header>
                  <text:p text:style-name="P229"><text:span text:style-name="T128"># </text:span>chvm <text:span text:style-name="T93">gpok3</text:span> –-addprocessoractive <text:span text:style-name="T93">01 ZAAP</text:span></text:p>
                </text:list-header>
              </text:list>
            </text:list-item>
          </text:list>
        </text:list-item>
        <text:list-item>
          <text:p text:style-name="P231">Adds a v-disk to a virtual server's directory entry.</text:p>
        </text:list-item>
      </text:list>
      <text:p text:style-name="P58"><text:span text:style-name="T28"><text:tab/></text:span><text:span text:style-name="T25">The syntax is: </text:span><text:span text:style-name="T52">chvm &lt;node&gt; --</text:span>addvdisk [userID] [device address] [size]</text:p>
      <text:p text:style-name="P55"><text:tab/><text:tab/><text:span text:style-name="T103"># </text:span><text:span text:style-name="T102">chvm </text:span><text:span text:style-name="T98">gpok3</text:span><text:span text:style-name="T102"> –-addvdisk </text:span><text:span text:style-name="T98">0300 2097120</text:span></text:p>
      <text:list xml:id="list35566730" text:continue-numbering="true" text:style-name="L9">
        <text:list-item>
          <text:p text:style-name="P231">Connects a given network adapter to a GuestLAN.</text:p>
        </text:list-item>
      </text:list>
      <text:p text:style-name="P58"><text:span text:style-name="T25"><text:tab/>The syntax is: </text:span><text:span text:style-name="T52">chvm &lt;node&gt; --</text:span>connectnic2guestlan [address] [lan] [owner]</text:p>
      <text:p text:style-name="P55"><text:tab/><text:tab/><text:span text:style-name="T103"># </text:span><text:span text:style-name="T102">chvm </text:span><text:span text:style-name="T98">gpok3</text:span><text:span text:style-name="T102"> –-connectnic2guestlan </text:span><text:span text:style-name="T98">0600 GLAN1 LN1OWNR</text:span></text:p>
      <text:list xml:id="list35575911" text:continue-numbering="true" text:style-name="L9">
        <text:list-item>
          <text:p text:style-name="P231">Connects a given network adapter to a VSwitch.</text:p>
        </text:list-item>
      </text:list>
      <text:p text:style-name="P58"><text:span text:style-name="T28"><text:tab/></text:span><text:span text:style-name="T25">The syntax is: </text:span><text:span text:style-name="T52">chvm &lt;node&gt; --</text:span>connectnic2vswitch [address] [vswitch]</text:p>
      <text:p text:style-name="P55"><text:tab/><text:tab/><text:span text:style-name="T103"># </text:span><text:span text:style-name="T102">chvm </text:span><text:span text:style-name="T98">gpok3</text:span><text:span text:style-name="T102"> –-connectnic2vswitch </text:span><text:span text:style-name="T98">0600 VSW1</text:span></text:p>
      <text:list xml:id="list35572753" text:continue-numbering="true" text:style-name="L9">
        <text:list-item>
          <text:p text:style-name="P231">Copy a disk attached to a given virtual server.</text:p>
        </text:list-item>
      </text:list>
      <text:p text:style-name="P58"><text:span text:style-name="T28"><text:tab/></text:span><text:span text:style-name="T25">The syntax is: </text:span><text:span text:style-name="T38">chvm &lt;node&gt; --</text:span>copydisk [target address] [source node] [source address]</text:p>
      <text:list xml:id="list35572615" text:continue-numbering="true" text:style-name="L9">
        <text:list-item>
          <text:list>
            <text:list-item>
              <text:list>
                <text:list-header>
                  <text:p text:style-name="P229"><text:span text:style-name="T128"># </text:span>chvm <text:span text:style-name="T93">gpok3</text:span> –-copydisk <text:span text:style-name="T93">0100 gpok2 0101</text:span></text:p>
                </text:list-header>
              </text:list>
            </text:list-item>
          </text:list>
        </text:list-item>
        <text:list-item>
          <text:p text:style-name="P231">Adds a dedicated device to a virtual server's directory entry.</text:p>
        </text:list-item>
      </text:list>
      <text:p text:style-name="P58"><text:span text:style-name="T25"><text:tab/>The syntax is: </text:span><text:span text:style-name="T52">chvm &lt;node&gt; --</text:span>dedicatedevice [virtual device] [real device] [mode]</text:p>
      <text:p text:style-name="P58"><text:span text:style-name="T37"><text:tab/><text:tab/></text:span><text:span text:style-name="T46"># </text:span><text:span text:style-name="T45">chvm </text:span><text:span text:style-name="T98">gpok3</text:span><text:span text:style-name="T45"> –-dedicatedevice </text:span><text:span text:style-name="T98">0101 637F RW</text:span></text:p>
      <text:list xml:id="list35591494" text:continue-numbering="true" text:style-name="L9">
        <text:list-item>
          <text:p text:style-name="P231">Deletes the IPL statement from the virtual server's directory entry.</text:p>
        </text:list-item>
      </text:list>
      <text:p text:style-name="P58"><text:span text:style-name="T25"><text:tab/>The syntax is: </text:span><text:span text:style-name="T52">chvm &lt;node&gt; --</text:span>deleteipl </text:p>
      <text:p text:style-name="P55"><text:tab/><text:tab/><text:span text:style-name="T103"># </text:span><text:span text:style-name="T102">chvm </text:span><text:span text:style-name="T98">gpok3</text:span><text:span text:style-name="T102"> –-deleteipl</text:span></text:p>
      <text:list xml:id="list35592528" text:continue-numbering="true" text:style-name="L9">
        <text:list-item>
          <text:p text:style-name="P231">Formats a disk attached to a given virtual server (only ECKD disks supported). <text:s/>The disk should not be linked to any other virtual server. <text:s/>This command is best used after add3390().</text:p>
        </text:list-item>
      </text:list>
      <text:p text:style-name="P58"><text:span text:style-name="T25"><text:tab/>The syntax is: </text:span><text:span text:style-name="T38">chvm &lt;node&gt; --formatdisk [disk address] [multi password]</text:span> </text:p>
      <text:p text:style-name="P57"><text:tab/><text:tab/><text:span text:style-name="T103"># </text:span><text:span text:style-name="T102">chvm </text:span><text:span text:style-name="T98">gpok3</text:span><text:span text:style-name="T102"> –-formatdisk </text:span><text:span text:style-name="T98">0100 PWD</text:span></text:p>
      <text:list xml:id="list35585099" text:continue-numbering="true" text:style-name="L9">
        <text:list-item>
          <text:p text:style-name="P231">Disconnects a given network adapter.</text:p>
        </text:list-item>
      </text:list>
      <text:p text:style-name="P58"><text:span text:style-name="T25"><text:tab/>The syntax is: </text:span><text:span text:style-name="T52">chvm &lt;node&gt; --</text:span>disconnectnic [address]</text:p>
      <text:p text:style-name="P55"><text:tab/><text:tab/><text:span text:style-name="T103"># </text:span><text:span text:style-name="T102">chvm </text:span><text:span text:style-name="T98">gpok3</text:span><text:span text:style-name="T102"> –-disconnectnic </text:span><text:span text:style-name="T98">0600</text:span></text:p>
      <text:list xml:id="list35589444" text:continue-numbering="true" text:style-name="L9">
        <text:list-item>
          <text:p text:style-name="P231">Grant VSwitch access for given virtual server.</text:p>
        </text:list-item>
      </text:list>
      <text:p text:style-name="P58"><text:span text:style-name="T25"><text:tab/>The syntax is: </text:span><text:span text:style-name="T38">chvm &lt;node&gt; --grantvswitch</text:span> [VSwitch]</text:p>
      <text:p text:style-name="P55"><text:tab/><text:tab/><text:span text:style-name="T103"># </text:span><text:span text:style-name="T102">chvm </text:span><text:span text:style-name="T98">gpok3</text:span><text:span text:style-name="T102"> –-</text:span><text:span text:style-name="T104">grantvswitch</text:span><text:span text:style-name="T102"> </text:span><text:span text:style-name="T98">VSW1</text:span></text:p>
      <text:list xml:id="list35575569" text:continue-numbering="true" text:style-name="L9">
        <text:list-item>
          <text:p text:style-name="P231">Removes a minidisk from a virtual server's directory entry.</text:p>
        </text:list-item>
      </text:list>
      <text:p text:style-name="P58"><text:span text:style-name="T25"><text:tab/>The syntax is: </text:span><text:span text:style-name="T52">chvm &lt;node&gt; --</text:span>removedisk [virtual device]</text:p>
      <text:p text:style-name="P55"><text:tab/><text:tab/><text:span text:style-name="T103"># </text:span><text:span text:style-name="T102">chvm </text:span><text:span text:style-name="T98">gpok3</text:span><text:span text:style-name="T102"> –-removedisk </text:span><text:span text:style-name="T98">0101</text:span></text:p>
      <text:list xml:id="list35570736" text:continue-numbering="true" text:style-name="L9">
        <text:list-item>
          <text:p text:style-name="P231">Removes a network adapter from a virtual server's directory entry.</text:p>
        </text:list-item>
      </text:list>
      <text:p text:style-name="P58"><text:span text:style-name="T28"><text:tab/></text:span><text:span text:style-name="T25">The syntax is: </text:span><text:span text:style-name="T52">chvm &lt;node&gt; --</text:span>removenic [address]</text:p>
      <text:p text:style-name="P55"><text:tab/><text:tab/><text:span text:style-name="T103"># </text:span><text:span text:style-name="T102">chvm </text:span><text:span text:style-name="T98">gpok3</text:span><text:span text:style-name="T102"> –-removenic </text:span><text:span text:style-name="T98">0700</text:span></text:p>
      <text:list xml:id="list35593006" text:continue-numbering="true" text:style-name="L9">
        <text:list-item>
          <text:p text:style-name="P231">Removes a processor from a<text:span text:style-name="T145">n active virtual </text:span>server's<text:span text:style-name="T145"> configuration.</text:span></text:p>
        </text:list-item>
      </text:list>
      <text:p text:style-name="P58"><text:soft-page-break/><text:span text:style-name="T25"><text:tab/>The syntax is: </text:span><text:span text:style-name="T52">chvm &lt;node&gt; --</text:span>removeprocessor [address]</text:p>
      <text:p text:style-name="P55"><text:tab/><text:tab/><text:span text:style-name="T103"># </text:span><text:span text:style-name="T102">chvm </text:span><text:span text:style-name="T98">gpok3</text:span><text:span text:style-name="T102"> –-removeprocessor </text:span><text:span text:style-name="T98">01</text:span></text:p>
      <text:list xml:id="list35586386" text:continue-numbering="true" text:style-name="L9">
        <text:list-item>
          <text:p text:style-name="P230">Replaces a virtual server's directory entry.</text:p>
          <text:p text:style-name="P228"><text:span text:style-name="T28">The syntax is: </text:span><text:span text:style-name="T79">chvm &lt;node&gt; --</text:span>replacevs [directory entry]</text:p>
        </text:list-item>
      </text:list>
      <text:p text:style-name="P55"><text:tab/><text:tab/><text:span text:style-name="T103"># </text:span><text:span text:style-name="T102">chvm </text:span><text:span text:style-name="T98">gpok3</text:span><text:span text:style-name="T102"> –-replacevs </text:span><text:span text:style-name="T98">/tmp/dirEntry.txt</text:span></text:p>
      <text:list xml:id="list35584768" text:continue-numbering="true" text:style-name="L9">
        <text:list-item>
          <text:p text:style-name="P231">Sets the IPL statement for a given virtual server.</text:p>
        </text:list-item>
      </text:list>
      <text:p text:style-name="P58"><text:span text:style-name="T25"><text:tab/>The syntax is: </text:span><text:span text:style-name="T52">chvm &lt;node&gt; --</text:span>setipl [ipl target] [load parms] [parms]</text:p>
      <text:p text:style-name="P55"><text:tab/><text:tab/><text:span text:style-name="T103"># </text:span><text:span text:style-name="T102">chvm </text:span><text:span text:style-name="T98">gpok3</text:span><text:span text:style-name="T102"> –-setipl </text:span><text:span text:style-name="T98">CMS</text:span></text:p>
      <text:list xml:id="list35586391" text:continue-numbering="true" text:style-name="L9">
        <text:list-item>
          <text:p text:style-name="P231">Sets the password for a given virtual server.</text:p>
        </text:list-item>
      </text:list>
      <text:p text:style-name="P58"><text:span text:style-name="T25"><text:tab/>The syntax is: </text:span><text:span text:style-name="T52">chvm &lt;node&gt; --</text:span>setpassword [password]</text:p>
      <text:p text:style-name="P55"><text:tab/><text:tab/><text:span text:style-name="T103"># </text:span><text:span text:style-name="T102">chvm </text:span><text:span text:style-name="T98">gpok3</text:span><text:span text:style-name="T102"> –-setpassword </text:span><text:span text:style-name="T98">PSSWD</text:span></text:p>
      <text:p text:style-name="P55"/>
      <text:p text:style-name="P60"><text:span text:style-name="T49">rscan</text:span><text:span text:style-name="T33"> – Collects the node information from one or more hardware control points. <text:s/></text:span></text:p>
      <text:p text:style-name="P60"><text:span text:style-name="T33">The syntax is </text:span><text:span text:style-name="T49">rscan &lt;hcp&gt;</text:span><text:span text:style-name="T33">. </text:span></text:p>
      <text:p text:style-name="P32"><text:span text:style-name="T115"><text:tab/></text:span><text:span text:style-name="T116"># </text:span><text:span text:style-name="T117">rscan </text:span><text:span text:style-name="T118">gpok2</text:span></text:p>
      <text:p text:style-name="P56"/>
      <text:p text:style-name="P32"><text:span text:style-name="T49">rinv</text:span><text:span text:style-name="T33"> </text:span><text:span text:style-name="T23">–</text:span><text:span text:style-name="T33"> Remote hardware and software inventory. <text:s/>The syntax is: </text:span><text:span text:style-name="T49">rinv &lt;node&gt; &lt;all|config&gt;</text:span><text:span text:style-name="T33">.</text:span></text:p>
      <text:p text:style-name="P48"><text:tab/><text:span text:style-name="T103"># </text:span><text:span text:style-name="T102">rinv </text:span><text:span text:style-name="T98">gpok3</text:span><text:span text:style-name="T102"> all</text:span></text:p>
      <text:h text:style-name="P283" text:outline-level="1">11. Installing Linux Using AutoYast or Kickstart</text:h>
      <text:p text:style-name="P10">This section provides details on the installation of Linux using autoyast or kickstart. </text:p>
      <text:p text:style-name="P10"/>
      <text:p text:style-name="P10">There are two ways to install Linux onto a z/VM virtual server, depending on which Linux distribution you want. <text:s/>One is through a<text:span text:style-name="T125">utoyast</text:span>, which is used to install SUSE Linux Enterprise Server (SLES) releases. <text:s/>The other is through k<text:span text:style-name="T125">ickstart</text:span>, which is used to install Red Hat Enterprise Linux (RHEL) releases.</text:p>
      <text:p text:style-name="P10"/>
      <text:p text:style-name="P10">Before you begin, make sure the following is done.</text:p>
      <text:list xml:id="list30505448" text:style-name="L10">
        <text:list-item>
          <text:p text:style-name="P254">The FTP server must be setup during the xCAT MN installation, and the FTP root directory (/install) must contain the appropriate Linux distribution.</text:p>
        </text:list-item>
        <text:list-item>
          <text:p text:style-name="P254">If you are managing an IP address range starting at 0 (e.g. 10.1.100.0), be sure that the netmask is set correctly (e.g. 255.255.255.0) on the xCAT MN or else the node you are trying to provision cannot find the repository.</text:p>
        </text:list-item>
      </text:list>
      <text:p text:style-name="P10"/>
      <text:p text:style-name="P10">In the following example, we will provision a new node (<text:span text:style-name="T98">gpok3</text:span>) with a userID (<text:span text:style-name="T98">LNX3</text:span>) that is managed by our zHCP (<text:span text:style-name="T98">gpok2</text:span>). <text:s/>You will <text:span text:style-name="T125">need</text:span> to substitute the node name, userID, and zHCP name with appropriate values.</text:p>
      <text:list xml:id="list30497117" text:style-name="L11">
        <text:list-item>
          <text:p text:style-name="P255">Logon the xCAT MN as root <text:span text:style-name="T44">using a Putty terminal</text:span></text:p>
        </text:list-item>
        <text:list-item>
          <text:p text:style-name="P255">Create the node definition</text:p>
        </text:list-item>
      </text:list>
      <text:p text:style-name="P153"><text:span text:style-name="T128"># </text:span>mkdef -t node -o <text:span text:style-name="T93">gpok3</text:span> userid=<text:span text:style-name="T93">LNX3</text:span> hcp=<text:span text:style-name="T93">gpok2.endicott.ibm.com</text:span> mgt=zvm groups=<text:span text:style-name="T93">all</text:span></text:p>
      <text:list xml:id="list35581215" text:continue-numbering="true" text:style-name="L11">
        <text:list-item>
          <text:p text:style-name="P255">Update /etc/hosts</text:p>
        </text:list-item>
      </text:list>
      <text:p text:style-name="P145"><text:span text:style-name="T44"># </text:span>makehosts</text:p>
      <text:list xml:id="list35578523" text:continue-numbering="true" text:style-name="L11">
        <text:list-item>
          <text:p text:style-name="P255">Update DNS</text:p>
        </text:list-item>
      </text:list>
      <text:p text:style-name="P145"><text:span text:style-name="T44"># </text:span>makedns</text:p>
      <text:list xml:id="list35584047" text:continue-numbering="true" text:style-name="L11">
        <text:list-item>
          <text:p text:style-name="P255">Create the new virtual server using the desired directory entry. <text:s/>For our example, we used the following:</text:p>
        </text:list-item>
      </text:list>
      <text:p text:style-name="P143">USER <text:span text:style-name="T98">LNX3</text:span> PWD 512M 1G G</text:p>
      <text:p text:style-name="P143">INCLUDE LNXDFLT</text:p>
      <text:p text:style-name="P143">COMMAND SET VSWITCH VSW2 GRANT <text:span text:style-name="T98">LNX3</text:span></text:p>
      <text:list xml:id="list35566604" text:continue-numbering="true" text:style-name="L11">
        <text:list-header>
          <text:p text:style-name="P255">To create the virtual server, copy the directory entry above into a text file (dirEntry.txt) and issue the following command (the full file path must be given):</text:p>
        </text:list-header>
      </text:list>
      <text:p text:style-name="P145"><text:span text:style-name="T44"># </text:span>mkvm <text:span text:style-name="T93">gpok3</text:span> <text:span text:style-name="T93">/tmp/dirEntry.txt</text:span></text:p>
      <text:list xml:id="list35565210" text:continue-numbering="true" text:style-name="L11">
        <text:list-header>
          <text:p text:style-name="P255">The directory entry text file should <text:span text:style-name="T125">not</text:span> contain any extra new lines (/n). <text:s/>A MAC address will be assigned to the userID upon creation.</text:p>
        </text:list-header>
        <text:list-item>
          <text:p text:style-name="P250">Copy the default autoyast/kickstart template available in xCAT (if not already). <text:s/>Customize this template (the one you copied) to how you see fit. <text:s/>For more information on how to customize the template, see Appendix B.</text:p>
          <text:p text:style-name="P262">If you want to install a <text:span text:style-name="T125">SUSE Linux Enterprise Server</text:span>:</text:p>
        </text:list-item>
      </text:list>
      <text:p text:style-name="P50"><text:tab/><text:tab/><text:span text:style-name="T103"># </text:span><text:span text:style-name="T102">mkdir -p /install/custom/install/sles</text:span></text:p>
      <text:p text:style-name="P142"><text:span text:style-name="T128"># </text:span>cp /opt/xcat/share/xcat/install/sles/compute.sles10.s390x.tmpl /install/custom/install/sles</text:p>
      <text:p text:style-name="P85">There are two templates available for SLES, one for SLES 10 (compute.sles10.s390x.tmpl) and the other for SLES 11 (compute.sles11.s390x.tmpl). <text:s/>It is <text:span text:style-name="T125">recommended</text:span> that you copy both templates into /install/custom/install/sles.</text:p>
      <text:p text:style-name="P85"/>
      <text:p text:style-name="P85">If you want to install a <text:span text:style-name="T125">Red Hat Enterprise Linux</text:span>:</text:p>
      <text:p text:style-name="P155"><text:span text:style-name="T128"># </text:span>mkdir -p /install/custom/install/rh</text:p>
      <text:p text:style-name="P142"><text:span text:style-name="T128"># </text:span>cp /opt/xcat/share/xcat/install/rh/compute.rhel5.s390x.tmpl /install/custom/install/rh</text:p>
      <text:list xml:id="list35588267" text:continue-numbering="true" text:style-name="L11">
        <text:list-header>
          <text:p text:style-name="P262"><text:soft-page-break/>The default templates are configured to use one 3390-mod9 with / mounted, install the base software package, and use DHCP. <text:s/>You should only customize the disks, partitioning, and install packages, and leave the network configuration alone.</text:p>
        </text:list-header>
        <text:list-item>
          <text:p text:style-name="P255">Add disks to the new node (the default autoyast/kickstart template available in xCAT requires 1 3390-MOD9 disks attached at 0100).</text:p>
        </text:list-item>
      </text:list>
      <text:p text:style-name="P145"><text:span text:style-name="T44"># </text:span>chvm <text:span text:style-name="T93">gpok3</text:span> --add3390 <text:span text:style-name="T93">POOL1 0100 10016 MR</text:span></text:p>
      <text:p text:style-name="P80">Be sure that each disk in the pool is attached to SYSTEM. <text:s/></text:p>
      <text:p text:style-name="P80"/>
      <text:p text:style-name="P80">Alternatively, you can use SCSI/FCP disks (which are seen by z/VM as 9336 disks), but you first need to configure the autoyast/kickstart template. <text:s/>S<text:span text:style-name="T47">ee Appendix B for details. <text:s/></text:span>If you choose to have SCSI/FCP disks, you can add these disks to the new node using:</text:p>
      <text:p text:style-name="P149"># chvm <text:span text:style-name="T98">gpok3</text:span> –-add9336 POOL3 0101 512 4194272 MR</text:p>
      <text:list xml:id="list35578041" text:continue-numbering="true" text:style-name="L11">
        <text:list-item>
          <text:p text:style-name="P255">Set up the <text:span text:style-name="T125">noderes</text:span> and <text:span text:style-name="T125">nodetype</text:span> tables. <text:s/>Y<text:span text:style-name="T1">ou need to determine the OS and profile (autoyast/kickstart template) for the node. <text:s/>Here, we have nodetype.os=</text:span><text:span text:style-name="T31">sles10.3</text:span><text:span text:style-name="T1">.</text:span> <text:s/>You can find available OS and profiles by issuing:</text:p>
        </text:list-item>
      </text:list>
      <text:p text:style-name="P145"><text:span text:style-name="T44"># </text:span>tabdump osimage</text:p>
      <text:list xml:id="list35593085" text:continue-numbering="true" text:style-name="L11">
        <text:list-header>
          <text:p text:style-name="P255"/>
          <text:p text:style-name="P262">If you want to install a <text:span text:style-name="T125">SUSE Linux Enterprise Server</text:span>:</text:p>
        </text:list-header>
      </text:list>
      <text:p text:style-name="P145"><text:span text:style-name="T44"># </text:span>chtab node=<text:span text:style-name="T93">gpok3</text:span> noderes.netboot=zvm nodetype.os=<text:span text:style-name="T93">sles10.3</text:span> nodetype.arch=s390x nodetype.profile=<text:span text:style-name="T93">compute</text:span></text:p>
      <text:p text:style-name="Text_20_body"><text:span text:style-name="T72"><text:tab/></text:span><text:span text:style-name="T4">If you want to install a </text:span><text:span text:style-name="T7">Red Hat Enterprise Linux</text:span><text:span text:style-name="T4">:</text:span></text:p>
      <text:p text:style-name="P145"><text:span text:style-name="T44"># </text:span>chtab node=<text:span text:style-name="T93">gpok3</text:span> noderes.netboot=zvm nodetype.os=<text:span text:style-name="T93">rhel5.4</text:span> nodetype.arch=s390x nodetype.profile=<text:span text:style-name="T93">compute</text:span></text:p>
      <text:list xml:id="list35586403" text:continue-numbering="true" text:style-name="L11">
        <text:list-item>
          <text:p text:style-name="P255">Verify the definition</text:p>
        </text:list-item>
      </text:list>
      <text:p text:style-name="P20"><text:span text:style-name="T133"><text:tab/><text:tab/></text:span><text:span text:style-name="T45"># <text:s/></text:span>lsdef <text:span text:style-name="T98">gpok3</text:span></text:p>
      <text:p text:style-name="P75"><text:tab/><text:span text:style-name="T1">It should look similar to this:</text:span></text:p>
      <text:p text:style-name="P18"><text:tab/><text:tab/>Object name: gpok3</text:p>
      <text:p text:style-name="P176"><text:s text:c="4"/>arch=s390x</text:p>
      <text:p text:style-name="P176"><text:s text:c="4"/>groups=all</text:p>
      <text:p text:style-name="P176"><text:s text:c="4"/>hcp=gpok2.endicott.ibm.com</text:p>
      <text:p text:style-name="P176"><text:s text:c="4"/>hostnames=gpok3.endicott.ibm.com</text:p>
      <text:p text:style-name="P176"><text:s text:c="4"/>ip=10.1.100.3</text:p>
      <text:p text:style-name="P176"><text:s text:c="4"/>mac=02:00:01:FF:FF:F0</text:p>
      <text:p text:style-name="P176"><text:s text:c="4"/>mgt=zvm</text:p>
      <text:p text:style-name="P176"><text:s text:c="4"/>netboot=zvm</text:p>
      <text:p text:style-name="P176"><text:s text:c="4"/>os=sles10.3</text:p>
      <text:p text:style-name="P176"><text:s text:c="4"/>postbootscripts=otherpkgs</text:p>
      <text:p text:style-name="P176"><text:s text:c="4"/>postscripts=syslog,remoteshell,syncfiles</text:p>
      <text:p text:style-name="P176"><text:s text:c="4"/>profile=compute</text:p>
      <text:p text:style-name="P176"><text:s text:c="4"/>userid=LNX3</text:p>
      <text:list xml:id="list35565650" text:continue-numbering="true" text:style-name="L11">
        <text:list-item>
          <text:p text:style-name="P255">Add the new node to DHCP</text:p>
        </text:list-item>
      </text:list>
      <text:p text:style-name="P145"><text:span text:style-name="T44"># </text:span>makedhcp -a</text:p>
      <text:list xml:id="list35575821" text:continue-numbering="true" text:style-name="L11">
        <text:list-item>
          <text:p text:style-name="P255">Power on the node</text:p>
        </text:list-item>
      </text:list>
      <text:p text:style-name="P145"><text:span text:style-name="T44"># </text:span>rpower <text:span text:style-name="T93">gpok3</text:span> on</text:p>
      <text:list xml:id="list35586038" text:continue-numbering="true" text:style-name="L11">
        <text:list-item>
          <text:p text:style-name="P255">Prepare the new node for installation</text:p>
        </text:list-item>
      </text:list>
      <text:p text:style-name="P145"><text:span text:style-name="T44"># </text:span>nodeset <text:span text:style-name="T93">gpok3</text:span> install</text:p>
      <text:list xml:id="list35566815" text:continue-numbering="true" text:style-name="L11">
        <text:list-item>
          <text:p text:style-name="P205">Boot the new node from reader</text:p>
        </text:list-item>
      </text:list>
      <text:p text:style-name="P146"><text:span text:style-name="T44"># </text:span>rnetboot <text:span text:style-name="T93">gpok3</text:span> ipl=<text:span text:style-name="T93">00C</text:span></text:p>
      <text:list xml:id="list35566185" text:continue-numbering="true" text:style-name="L11">
        <text:list-item>
          <text:p text:style-name="P205">In Gnome or KDE, open the VNC viewer to see the installation progress. <text:s/>It might take a couple of minutes before you can connect.</text:p>
        </text:list-item>
      </text:list>
      <text:p text:style-name="P158"><text:soft-page-break/><text:span text:style-name="T44"># </text:span>vncviewer <text:span text:style-name="T93">gpok3</text:span>:1</text:p>
      <text:p text:style-name="P111">The default VNC <text:span text:style-name="T125">password</text:span> is <text:span text:style-name="T31">12345678</text:span>. <text:s/>If you have trouble connecting to the vncviewer, open a 3270 console to the node, try steps 12 and 13 again, and look at the progress on the console.</text:p>
      <text:list xml:id="list35569252" text:continue-numbering="true" text:style-name="L11">
        <text:list-item>
          <text:p text:style-name="P205">(Only for SLES 10 SP2 or older) Once the <text:span text:style-name="T125">first</text:span> phase of installation is complete, restart the virtual server to complete the <text:span text:style-name="T125">final</text:span> phase of installation</text:p>
        </text:list-item>
      </text:list>
      <text:p text:style-name="P158"><text:span text:style-name="T44"># </text:span>rpower <text:span text:style-name="T93">gpok3</text:span> reset</text:p>
      <text:list xml:id="list35569752" text:continue-numbering="true" text:style-name="L11">
        <text:list-item>
          <text:p text:style-name="P232"><text:span text:style-name="T19">The default password for the node can be found in the </text:span><text:span text:style-name="T11">passwd</text:span><text:span text:style-name="T19"> table. <text:s/>See </text:span><text:span text:style-name="T14">Getting Started</text:span><text:span text:style-name="T19"> section step 2. <text:s/></text:span><text:span text:style-name="T5">The SSH keys should already be setup for the node.</text:span></text:p>
        </text:list-item>
      </text:list>
      <text:h text:style-name="P283" text:outline-level="1">12. Cloning Virtual Servers</text:h>
      <text:p text:style-name="P33">This section shows how to clone a virtual server running Linux.</text:p>
      <text:p text:style-name="P36"/>
      <text:p text:style-name="P8">In the following example, we will clone the virtual server that we created (<text:span text:style-name="T98">gpok3</text:span>) in the previous section <text:span text:style-name="T93">Installing Linux Using Autoyast or Kickstart</text:span>. <text:s/>The new virtual servers will have node names (<text:span text:style-name="T98">gpok4</text:span> and <text:span text:style-name="T98">gpok5</text:span>) and userIDs (<text:span text:style-name="T98">LNX4</text:span> and <text:span text:style-name="T98">LNX5</text:span>) respectively, and managed by the same zHCP (<text:span text:style-name="T98">gpok2</text:span>). <text:s/>You will <text:span text:style-name="T125">need</text:span> to substitute the node names, userIDs, and zHCP name with appropriate values.</text:p>
      <text:list xml:id="list35581375" text:continue-list="list30504879" text:style-name="L6">
        <text:list-item>
          <text:p text:style-name="P191">Logon the xCAT MN as root <text:span text:style-name="T128">using a Putty terminal </text:span>(if not already)</text:p>
        </text:list-item>
        <text:list-item>
          <text:p text:style-name="P191">The source node must be online. <text:s/>If it is not online, bring it online.</text:p>
        </text:list-item>
      </text:list>
      <text:p text:style-name="P153"><text:span text:style-name="T128"># </text:span>rpower <text:span text:style-name="T93">gpok3</text:span> on</text:p>
      <text:list xml:id="list35593459" text:continue-numbering="true" text:style-name="L6">
        <text:list-item>
          <text:p text:style-name="P191">Setup the SSH keys for the source node to be cloned (if not already)</text:p>
        </text:list-item>
      </text:list>
      <text:p text:style-name="P153"><text:span text:style-name="T128"># </text:span>xdsh <text:span text:style-name="T93">gpok3</text:span> -K</text:p>
      <text:list xml:id="list35566989" text:continue-numbering="true" text:style-name="L6">
        <text:list-item>
          <text:p text:style-name="P191">Create the table definitions for new nodes (gpok4 and gpok5)</text:p>
        </text:list-item>
      </text:list>
      <text:p text:style-name="P100"><text:span text:style-name="T128"># </text:span>mkdef -t node -o <text:span text:style-name="T93">gpok4</text:span> userid=<text:span text:style-name="T93">LNX4</text:span> hcp=<text:span text:style-name="T93">gpok2.endicott.ibm.com</text:span> mgt=zvm groups=<text:span text:style-name="T93">all</text:span></text:p>
      <text:p text:style-name="P100"><text:span text:style-name="T128"># </text:span>mkdef -t node -o <text:span text:style-name="T93">gpok5</text:span> userid=<text:span text:style-name="T93">LNX5</text:span> hcp=<text:span text:style-name="T93">gpok2.endicott.ibm.com</text:span> mgt=zvm groups=<text:span text:style-name="T93">all</text:span></text:p>
      <text:list xml:id="list35574731" text:continue-numbering="true" text:style-name="L6">
        <text:list-item>
          <text:p text:style-name="P191">Update /etc/hosts</text:p>
        </text:list-item>
      </text:list>
      <text:p text:style-name="P153"><text:span text:style-name="T128"># </text:span>makehosts</text:p>
      <text:list xml:id="list35582175" text:continue-numbering="true" text:style-name="L6">
        <text:list-item>
          <text:p text:style-name="P198">Update DNS</text:p>
        </text:list-item>
      </text:list>
      <text:p text:style-name="P145"><text:span text:style-name="T44"># </text:span>makedns</text:p>
      <text:list xml:id="list35578473" text:continue-numbering="true" text:style-name="L6">
        <text:list-item>
          <text:p text:style-name="P191">Add the new node to DHCP</text:p>
        </text:list-item>
      </text:list>
      <text:p text:style-name="P140"><text:span text:style-name="T128"># </text:span>makedhcp -a</text:p>
      <text:list xml:id="list35578604" text:continue-numbering="true" text:style-name="L6">
        <text:list-item>
          <text:p text:style-name="P191">In order to clone a virtual server running Linux, the partition must be mounted by path. <text:s/>This is done by default for the node (<text:span text:style-name="T98">gpok3</text:span>) that we created in the previous section and in general, for nodes provision by xCAT using the default templates.</text:p>
        </text:list-item>
      </text:list>
      <text:p text:style-name="P33"/>
      <text:p text:style-name="P178">For <text:span text:style-name="T125">SUSE Linux Enterprise Server</text:span><text:span text:style-name="T129">:</text:span> </text:p>
      <text:p text:style-name="P161">The root directory under /etc/fstab, which contains information on the system partitions and disks, should be similar to this:</text:p>
      <text:p text:style-name="P98"><text:span text:style-name="T108"><text:tab/><text:tab/>/dev/disk/by-path/ccw-0.0.0100-part1 <text:s/>/ <text:s/>ext3 <text:s/>acl,user_xattr <text:s/>1 1</text:span><text:span text:style-name="T2"><text:tab/></text:span></text:p>
      <text:p text:style-name="P161">The parameters under <text:span text:style-name="T48">/etc/zipl.conf</text:span>, which specifies which disks to bring online when the system is IPLed, should be similar to this:</text:p>
      <text:list xml:id="list30512930" text:style-name="L12">
        <text:list-item>
          <text:list>
            <text:list-header>
              <text:p text:style-name="P234">parameters = “root=/dev/disk/by-path/ccw-0.0.0100-part1 TERM=dumb“</text:p>
            </text:list-header>
          </text:list>
        </text:list-item>
      </text:list>
      <text:list xml:id="list30503133" text:style-name="L13">
        <text:list-header>
          <text:p text:style-name="P237"><text:span text:style-name="T2">If you happen to edit </text:span><text:span text:style-name="T60">zipl.conf</text:span><text:span text:style-name="T2">, you </text:span><text:span text:style-name="T6">must</text:span><text:span text:style-name="T2"> run </text:span><text:span text:style-name="T60">zipl</text:span><text:span text:style-name="T2"> after you made the changes so that changes are written to the boot record.</text:span></text:p>
        </text:list-header>
      </text:list>
      <text:list xml:id="list35591087" text:continue-list="list35578604" text:style-name="L6">
        <text:list-item>
          <text:p text:style-name="P191">Clone virtual server(s) running Linux:</text:p>
        </text:list-item>
      </text:list>
      <text:p text:style-name="P153"><text:span text:style-name="T128"># </text:span>mkvm <text:span text:style-name="T93">gpok4,gpok5 gpok3</text:span> pool=<text:span text:style-name="T93">POOL1</text:span></text:p>
      <text:p text:style-name="P138">This will create two virtual servers (<text:span text:style-name="T98">gpok4</text:span> and <text:span text:style-name="T98">gpok5</text:span>) identical to <text:span text:style-name="T98">gpok3</text:span>. <text:s/>It will use disks in disk <text:span text:style-name="T1">pool </text:span><text:span text:style-name="T31">POOL1</text:span><text:span text:style-name="T1">.</text:span></text:p>
      <text:p text:style-name="P138"/>
      <text:p text:style-name="P138">If FLASHCOPY is <text:span text:style-name="T125">not</text:span> enabled on your z/VM system, then this will take several minutes to complete depending on the number of nodes you want to clone.</text:p>
      <text:list xml:id="list35591536" text:continue-numbering="true" text:style-name="L6">
        <text:list-item>
          <text:p text:style-name="P191">Check the boot status of the nodes by pinging them:</text:p>
        </text:list-item>
      </text:list>
      <text:p text:style-name="P153"><text:span text:style-name="T128"># </text:span>pping <text:span text:style-name="T93">gpok4,gpok5</text:span></text:p>
      <text:p text:style-name="P138">If the node returns a ping, then it is fully booted and you can start using it. <text:s/>If you try to SSH into the node and are prompted for a password, you need to setup the SSH keys for each for the new nodes:</text:p>
      <text:p text:style-name="P138"><text:tab/><text:span text:style-name="T87"># xdsh</text:span><text:span text:style-name="T86"> </text:span><text:span text:style-name="T91">gpok4,gpok5 -K</text:span></text:p>
      <text:h text:style-name="P283" text:outline-level="1"><text:reference-mark-start text:name="Installation of Ganglia"/>13. Setting Up Ganglia on xCAT<text:reference-mark-end text:name="Installation of Ganglia"/></text:h>
      <text:p text:style-name="P124">This section details how to the set up Ganglia on Linux on System z. </text:p>
      <text:p text:style-name="P125"/>
      <text:p text:style-name="P33"><text:span text:style-name="T129">If you have </text:span><text:span text:style-name="T125">Red Hat Enterprise Linux</text:span>:</text:p>
      <text:p text:style-name="P33"><text:tab/>Not yet supported because Red Hat is missing the rrdtool package.</text:p>
      <text:p text:style-name="P33"/>
      <text:p text:style-name="P65"><text:span text:style-name="T129">If you have </text:span><text:span text:style-name="T125">SUSE Linux Enterprise Server</text:span>:</text:p>
      <text:list xml:id="list30504010" text:style-name="L14">
        <text:list-item>
          <text:p text:style-name="P269">Logon the xCAT MN as root <text:span text:style-name="T128">using a Putty terminal </text:span>(if not already)</text:p>
        </text:list-item>
        <text:list-item>
          <text:p text:style-name="P269"><text:span text:style-name="T128">Go into the directory where you extracted the xcat-dep tarball, e.g. /root/xcat. <text:s/>Locate</text:span> the Ganglia <text:s/>RPMs<text:span text:style-name="T128"> under /root/xcat/xcat-dep/sles10/s390x. <text:s/>You will need to install the following RPMs in the later steps.</text:span></text:p>
        </text:list-item>
      </text:list>
      <text:p text:style-name="P169">libconfuse-2.6-1.s390x.rpm</text:p>
      <text:p text:style-name="P169">libganglia-3.1.1-1.s390x.rpm</text:p>
      <text:p text:style-name="P169">ganglia-gmetad-3.1.1-1.s390x.rpm</text:p>
      <text:p text:style-name="P170">ganglia-gmond-3.1.1-1.s390x.rpm</text:p>
      <text:p text:style-name="P170">ganglia-web-3.1.1-1.s390x.rpm</text:p>
      <text:list xml:id="list35590993" text:continue-numbering="true" text:style-name="L14">
        <text:list-item>
          <text:p text:style-name="P269">Set up ganglia on the xCAT MN</text:p>
          <text:list>
            <text:list-item>
              <text:p text:style-name="P275">Install PHP and apache packages <text:span text:style-name="T34">(if not already)</text:span>. <text:s/><text:span text:style-name="T34">Use yast to install the following packages</text:span></text:p>
            </text:list-item>
          </text:list>
        </text:list-item>
      </text:list>
      <text:p text:style-name="P67"><text:tab/><text:tab/><text:span text:style-name="T103"># </text:span><text:span text:style-name="T102">yast -i libapr1 pkgconfig php5-pear php5-gd apache2 apache2-mod_php5</text:span></text:p>
      <text:list xml:id="list35590853" text:continue-numbering="true" text:style-name="L14">
        <text:list-item>
          <text:list>
            <text:list-item>
              <text:p text:style-name="P271">Install the Ganglia library RPMs</text:p>
            </text:list-item>
          </text:list>
        </text:list-item>
      </text:list>
      <text:p text:style-name="P66"><text:tab/><text:tab/><text:span text:style-name="T103"># </text:span><text:span text:style-name="T102">rpm -i libconfuse-2.6-1.s390x.rpm</text:span></text:p>
      <text:p text:style-name="P68"><text:tab/><text:tab/><text:span text:style-name="T128"># </text:span>rpm -i libganglia-3.1.1-1.s390x.rpm </text:p>
      <text:list xml:id="list35578324" text:continue-numbering="true" text:style-name="L14">
        <text:list-item>
          <text:list>
            <text:list-item>
              <text:p text:style-name="P275"><text:span text:style-name="T33">Install </text:span><text:span text:style-name="T34">gmetad (This monitors other nodes by periodically polling them)</text:span></text:p>
              <text:list>
                <text:list-header>
                  <text:p text:style-name="P276"><text:span text:style-name="T128"># </text:span>yast -i rrdtool</text:p>
                </text:list-header>
              </text:list>
            </text:list-item>
          </text:list>
        </text:list-item>
      </text:list>
      <text:p text:style-name="P130"><text:tab/><text:tab/><text:span text:style-name="T128"># </text:span>rpm -i ganglia-gmetad-3.1.1-1.s390x.rpm</text:p>
      <text:list xml:id="list35594833" text:continue-numbering="true" text:style-name="L14">
        <text:list-item>
          <text:list>
            <text:list-item>
              <text:p text:style-name="P269">Install gmond</text:p>
            </text:list-item>
          </text:list>
        </text:list-item>
      </text:list>
      <text:p text:style-name="Default_20_Text"><text:span text:style-name="T127"><text:tab/><text:tab/></text:span><text:span text:style-name="T67"># </text:span><text:span text:style-name="T68">rpm -i ganglia-gmond-3.1.1-1.s390x.rpm</text:span></text:p>
      <text:list xml:id="list35575308" text:continue-numbering="true" text:style-name="L14">
        <text:list-item>
          <text:list>
            <text:list-item>
              <text:p text:style-name="P269">Install the ganglia web RPM</text:p>
            </text:list-item>
          </text:list>
        </text:list-item>
      </text:list>
      <text:p text:style-name="P128"><text:tab/><text:tab/><text:span text:style-name="T103"># </text:span><text:span text:style-name="T102">rpm -i ganglia-web-3.1.1-1.s390x.rpm</text:span></text:p>
      <text:list xml:id="list35594419" text:continue-numbering="true" text:style-name="L14">
        <text:list-item>
          <text:list>
            <text:list-item>
              <text:p text:style-name="P269">Configure the apache server</text:p>
              <text:list>
                <text:list-item>
                  <text:p text:style-name="P272">Specify the NameVirtualHost in /etc/apache2/listen.conf </text:p>
                </text:list-item>
              </text:list>
            </text:list-item>
          </text:list>
        </text:list-item>
      </text:list>
      <text:list xml:id="list30513958" text:style-name="L1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42">NameVirtualHost <text:span text:style-name="T98">10.1.100.1</text:span>:80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5585768" text:continue-list="list35594419" text:style-name="L14">
        <text:list-item>
          <text:list>
            <text:list-item>
              <text:list>
                <text:list-item>
                  <text:p text:style-name="P275">Copy /etc/apache2/vhosts.d/vhost.template</text:p>
                </text:list-item>
              </text:list>
            </text:list-item>
          </text:list>
        </text:list-item>
      </text:list>
      <text:list xml:id="list35592897" text:continue-list="list30513958" text:style-name="L15">
        <text:list-item>
          <text:list>
            <text:list-header>
              <text:p text:style-name="P236"><text:span text:style-name="T44"># </text:span>cd /etc/apache2/vhosts.d</text:p>
              <text:p text:style-name="P235"><text:span text:style-name="T128"># </text:span>cp vhost.template ganglia.conf</text:p>
            </text:list-header>
          </text:list>
        </text:list-item>
      </text:list>
      <text:list xml:id="list35590392" text:continue-list="list35585768" text:style-name="L14">
        <text:list-item>
          <text:list>
            <text:list-item>
              <text:list>
                <text:list-item>
                  <text:p text:style-name="P275"><text:s/>Edit /etc/apache2/conf.d/ganglia.conf</text:p>
                </text:list-item>
              </text:list>
            </text:list-item>
          </text:list>
        </text:list-item>
      </text:list>
      <text:p text:style-name="P98"><text:span text:style-name="T111"><text:tab/><text:tab/>&lt;VirtualHost </text:span><text:span text:style-name="T113">10.1.100.1</text:span><text:span text:style-name="T111">:80&gt;</text:span></text:p>
      <text:p text:style-name="P103"><text:tab/><text:tab/><text:tab/>ServerName <text:span text:style-name="T98">gpok1.endicott.ibm.com</text:span></text:p>
      <text:p text:style-name="P103"><text:tab/><text:tab/><text:tab/>DocumentRoot /srv/www/htdocs/ganglia</text:p>
      <text:p text:style-name="P103"><text:tab/><text:tab/><text:tab/>&lt;Directory "/srv/www/htdocs/ganglia"&gt;</text:p>
      <text:p text:style-name="P103"><text:tab/><text:tab/><text:tab/><text:tab/>Order allow,deny</text:p>
      <text:p text:style-name="P103"><text:s text:c="8"/><text:tab/><text:tab/><text:tab/>Allow from all</text:p>
      <text:p text:style-name="P103"><text:tab/><text:tab/><text:tab/>&lt;/Directory&gt;</text:p>
      <text:p text:style-name="P132"><text:tab/><text:tab/><text:tab/>&lt;/VirtualHost&gt;</text:p>
      <text:list xml:id="list35572090" text:continue-numbering="true" text:style-name="L14">
        <text:list-item>
          <text:list>
            <text:list-item>
              <text:p text:style-name="P273">Restart the apache server </text:p>
              <text:list>
                <text:list-header>
                  <text:p text:style-name="P274"><text:span text:style-name="T85"># </text:span><text:span text:style-name="T48">/etc/init.d/</text:span><text:span text:style-name="T139">apache2</text:span><text:span text:style-name="T48"> </text:span><text:span text:style-name="T139">restart</text:span></text:p>
                </text:list-header>
              </text:list>
            </text:list-item>
            <text:list-item>
              <text:p text:style-name="P273">Restart gmond and gmetad</text:p>
              <text:list>
                <text:list-header>
                  <text:p text:style-name="P278"><text:soft-page-break/><text:span text:style-name="T128"># </text:span>service gmond restart</text:p>
                  <text:p text:style-name="P278"><text:span text:style-name="T128"># </text:span>service gmetad restart</text:p>
                </text:list-header>
              </text:list>
            </text:list-item>
          </text:list>
        </text:list-item>
        <text:list-item>
          <text:p text:style-name="P279">Create the directory /install/ganglia on the xCAT MN</text:p>
        </text:list-item>
      </text:list>
      <text:p text:style-name="P128"><text:tab/><text:tab/><text:span text:style-name="T103"># </text:span><text:span text:style-name="T102">mkdir -p /install/ganglia</text:span></text:p>
      <text:list xml:id="list35562804" text:continue-numbering="true" text:style-name="L14">
        <text:list-item>
          <text:p text:style-name="P269">Copy the following packages from <text:span text:style-name="T128">/root/xcat/xcat-dep/sles10/s390x </text:span>into <text:span text:style-name="T152">/install/ganglia</text:span></text:p>
        </text:list-item>
      </text:list>
      <text:p text:style-name="P172">libganglia-3.1.1-1.s390x.rpm</text:p>
      <text:p text:style-name="P172">libconfuse-devel-2.6-1.s390x.rpm</text:p>
      <text:p text:style-name="P174">ganglia-gmond-3.1.1-1.s390x.rpm</text:p>
      <text:p text:style-name="P133"/>
      <text:h text:style-name="P283" text:outline-level="1">14. Ganglia Monitoring on xCAT</text:h>
      <text:p text:style-name="P126">This section details how to use Ganglia on Linux on System z. </text:p>
      <text:p text:style-name="P126"/>
      <text:list xml:id="list30517869" text:style-name="L16">
        <text:list-item>
          <text:p text:style-name="P270">Logon the xCAT MN as root <text:span text:style-name="T128">using a Putty terminal </text:span>(if not already)</text:p>
        </text:list-item>
        <text:list-item>
          <text:p text:style-name="P270">Transfer ganglia RPMs required to run gmond over to nodes you want to monitor</text:p>
        </text:list-item>
      </text:list>
      <text:p text:style-name="P49"><text:tab/><text:tab/><text:span text:style-name="T103"># </text:span><text:span text:style-name="T102">xdcp </text:span><text:span text:style-name="T98">&lt;node&gt;</text:span><text:span text:style-name="T102"> /install/ganglia/ganglia-gmond-3.1.1-1.s390x.rpm</text:span></text:p>
      <text:p text:style-name="P131"><text:tab/><text:tab/><text:span text:style-name="T128"># </text:span>xdcp <text:span text:style-name="T93">&lt;node&gt;</text:span> /install/ganglia/libconfuse-2.6-1.s390x.rpm</text:p>
      <text:p text:style-name="P131"><text:tab/><text:tab/><text:span text:style-name="T128"># </text:span>xdcp <text:span text:style-name="T93">&lt;node&gt;</text:span> /install/ganglia/libganglia-3.1.1-1.s390x.rpm</text:p>
      <text:p text:style-name="P126"><text:tab/>The command transfers the files into /root directory on the target nodes.</text:p>
      <text:list xml:id="list35569211" text:continue-numbering="true" text:style-name="L16">
        <text:list-item>
          <text:p text:style-name="P270">Install the RPMs</text:p>
        </text:list-item>
      </text:list>
      <text:p text:style-name="P134"><text:tab/><text:tab/><text:span text:style-name="T85"># </text:span>xdsh <text:span text:style-name="T93">&lt;node&gt;</text:span> rpm -i <text:span text:style-name="T48">libconfuse-2.6-1.s390x.rpm</text:span></text:p>
      <text:p text:style-name="P134"><text:tab/><text:tab/><text:span text:style-name="T85"># </text:span>xdsh <text:span text:style-name="T93">&lt;node&gt;</text:span> rpm -i libganglia-3.1.1-1.s390x.rpm</text:p>
      <text:p text:style-name="P134"><text:tab/><text:tab/><text:span text:style-name="T85"># </text:span>xdsh <text:span text:style-name="T93">&lt;node&gt;</text:span> rpm -i ganglia-gmond-3.1.1-1.s390x.rpm</text:p>
      <text:p text:style-name="P137"><text:span text:style-name="T3"><text:tab/>Make sure the target node has </text:span><text:span text:style-name="T15">libapr1</text:span><text:span text:style-name="T3"> package installed.</text:span></text:p>
      <text:list xml:id="list35584694" text:continue-numbering="true" text:style-name="L16">
        <text:list-item>
          <text:p text:style-name="P280"><text:span text:style-name="T2">Ensure the nodetype of all nodes you wish to monitor have the type of '</text:span><text:span text:style-name="T13">osi'</text:span><text:span text:style-name="T2">. <text:s/>This can be done by editing the nodetype table.</text:span></text:p>
        </text:list-item>
      </text:list>
      <text:p text:style-name="P129"><text:tab/><text:tab/><text:span text:style-name="T103"># </text:span><text:span text:style-name="T102">tabedit nodetype</text:span></text:p>
      <text:list xml:id="list35572230" text:continue-numbering="true" text:style-name="L16">
        <text:list-item>
          <text:p text:style-name="P270">Add gangliamon to the monitoring table</text:p>
        </text:list-item>
      </text:list>
      <text:list xml:id="list30501748" text:style-name="L17">
        <text:list-item>
          <text:list>
            <text:list-header>
              <text:p text:style-name="P277"><text:s/><text:tab/><text:tab/><text:span text:style-name="T103"># </text:span><text:span text:style-name="T102">monadd gangliamon</text:span></text:p>
            </text:list-header>
          </text:list>
        </text:list-item>
      </text:list>
      <text:list xml:id="list35568522" text:continue-list="list35572230" text:style-name="L16">
        <text:list-item>
          <text:p text:style-name="P270">Configure the node</text:p>
        </text:list-item>
      </text:list>
      <text:p text:style-name="P135"><text:span text:style-name="T24"><text:tab/><text:tab/></text:span><text:span text:style-name="T57"># </text:span><text:span text:style-name="T137">moncfg gangliamon -r</text:span></text:p>
      <text:p text:style-name="P127"><text:tab/>This runs the ganglia configuration script on all the nodes.</text:p>
      <text:list xml:id="list35569561" text:continue-numbering="true" text:style-name="L16">
        <text:list-item>
          <text:p text:style-name="P270">If you want to <text:span text:style-name="T125">start</text:span> gangliamon:</text:p>
        </text:list-item>
      </text:list>
      <text:p text:style-name="P135"><text:span text:style-name="T23"><text:tab/><text:tab/></text:span><text:span text:style-name="T56"># </text:span><text:span text:style-name="T137">monstart gangliamon -r</text:span></text:p>
      <text:p text:style-name="P122"><text:span text:style-name="T3">The command will start the gmond daemon on all the nodes. <text:s/></text:span><text:span text:style-name="T3">The </text:span><text:span text:style-name="T61">-r </text:span><text:span text:style-name="T3">flag is required to ensure the gmond daemon is started on each node. <text:s/></text:span><text:span text:style-name="T2">You may also specify a particular node to start:</text:span></text:p>
      <text:p text:style-name="P173"><text:span text:style-name="T85"># </text:span>monstart gangliamon gpok3 -r</text:p>
      <text:list xml:id="list35587268" text:continue-numbering="true" text:style-name="L16">
        <text:list-header>
          <text:p text:style-name="P270"/>
          <text:p text:style-name="P270">If you want to <text:span text:style-name="T125">stop</text:span> gangliamon:</text:p>
        </text:list-header>
      </text:list>
      <text:p text:style-name="P171"><text:span text:style-name="T44"># </text:span>monstop gangliamon -r</text:p>
      <text:p text:style-name="P136"/>
      <text:h text:style-name="P283" text:outline-level="1">15. Statelite</text:h>
      <text:p text:style-name="P30">This section details how to configure an NFS read-only root filesystem. <text:s/>For more details, refer to the <text:span text:style-name="T93">xCAT Statelite Cookbook</text:span> located at <text:a xlink:type="simple" xlink:href="http://xcat.svn.sourceforge.net/viewvc/xcat/xcat-core/trunk/xCAT-client/share/doc/index.html">http://xcat.svn.sourceforge.net/viewvc/xcat/xcat-core/trunk/xCAT-client/share/doc/index.html</text:a>.</text:p>
      <text:p text:style-name="P30"/>
      <text:p text:style-name="P30"><text:span text:style-name="T39">If you have </text:span><text:span text:style-name="T125">SUSE Linux Enterprise Server</text:span>:</text:p>
      <text:list xml:id="list30518396" text:style-name="L18">
        <text:list-item>
          <text:p text:style-name="P192">Logon the xCAT MN as root <text:span text:style-name="T128">using a Putty terminal </text:span>(if not already)</text:p>
        </text:list-item>
        <text:list-item>
          <text:p text:style-name="P199">Edit /etc/exports to export the /install directory. <text:s/>It should contain these two directories:</text:p>
        </text:list-item>
      </text:list>
      <text:p text:style-name="P61"><text:span text:style-name="T27"><text:tab/><text:tab/></text:span><text:span text:style-name="T84">/install <text:tab/>*(rw,no_root_squash,sync,no_subtree_check)</text:span></text:p>
      <text:p text:style-name="P53"><text:tab/><text:tab/>/lite/state <text:tab/>*(rw,no_root_squash,sync,no_subtree_check)</text:p>
      <text:list xml:id="list35581866" text:continue-numbering="true" text:style-name="L18">
        <text:list-item>
          <text:p text:style-name="P199">Restart the NFS server</text:p>
        </text:list-item>
      </text:list>
      <text:p text:style-name="P51"><text:tab/><text:tab/><text:span text:style-name="T46"># </text:span><text:span text:style-name="T102">service nfsserver restart</text:span></text:p>
      <text:list xml:id="list35566713" text:continue-numbering="true" text:style-name="L18">
        <text:list-item>
          <text:p text:style-name="P199">Check that the NFS server is running</text:p>
        </text:list-item>
      </text:list>
      <text:p text:style-name="Standard"><text:span text:style-name="T18"><text:tab/><text:tab/></text:span><text:span text:style-name="T66"># </text:span><text:span text:style-name="T73">rpcinfo -p</text:span></text:p>
      <text:list xml:id="list35583868" text:continue-numbering="true" text:style-name="L18">
        <text:list-header>
          <text:p text:style-name="P199">Make sure nfs is listed, e.g.</text:p>
        </text:list-header>
      </text:list>
      <text:p text:style-name="Standard"><text:span text:style-name="T18"><text:tab/><text:tab/></text:span><text:span text:style-name="T72">100003 <text:s text:c="3"/>2 <text:s text:c="2"/>tcp <text:s text:c="2"/>2049 <text:s/>nfs</text:span></text:p>
      <text:p text:style-name="P51"><text:tab/><text:tab/>100003 <text:s text:c="3"/>2 <text:s text:c="2"/>tcp <text:s text:c="2"/>2049 <text:s/>nfs</text:p>
      <text:p text:style-name="P51"><text:s text:c="4"/><text:tab/><text:tab/>100003 <text:s text:c="3"/>3 <text:s text:c="2"/>tcp <text:s text:c="2"/>2049 <text:s/>nfs</text:p>
      <text:p text:style-name="P51"><text:s text:c="4"/><text:tab/><text:tab/>100003 <text:s text:c="3"/>4 <text:s text:c="2"/>tcp <text:s text:c="2"/>2049 <text:s/>nfs</text:p>
      <text:p text:style-name="P51"><text:s text:c="4"/><text:tab/><text:tab/>100003 <text:s text:c="3"/>2 <text:s text:c="2"/>udp <text:s text:c="2"/>2049 <text:s/>nfs</text:p>
      <text:p text:style-name="P51"><text:s text:c="3"/><text:tab/><text:tab/>100003 <text:s text:c="3"/>3 <text:s text:c="2"/>udp <text:s text:c="2"/>2049 <text:s/>nfs</text:p>
      <text:p text:style-name="P51"><text:s text:c="3"/><text:tab/><text:tab/>100003 <text:s text:c="3"/>4 <text:s text:c="2"/>udp <text:s text:c="2"/>2049 <text:s/>nfs</text:p>
      <text:list xml:id="list35574864" text:continue-numbering="true" text:style-name="L18">
        <text:list-item>
          <text:p text:style-name="P233"><text:span text:style-name="T18">Edit the </text:span><text:span text:style-name="T12">litefile</text:span><text:span text:style-name="T18"> table. <text:s/>This table specifies which files should be kept persistent across reboots. <text:s/>By </text:span><text:span text:style-name="T2">default, all files are kept under tmpfs, unless a persistent, ro, or link option is specified. <text:s/>Refer to the litefile table description for more details.</text:span></text:p>
        </text:list-item>
      </text:list>
      <text:p text:style-name="Standard"><text:span text:style-name="T18"><text:tab/><text:tab/></text:span><text:span text:style-name="T66"># </text:span><text:span text:style-name="T73">tabedit litefile</text:span></text:p>
      <text:p text:style-name="P30"><text:tab/>Copy the following defaults into the litefile table. <text:s/>This is the minimal list of files you need.</text:p>
      <text:p text:style-name="P150">#image,file,options,comments,disable</text:p>
      <text:p text:style-name="P239">"ALL","/etc/lvm/",,,</text:p>
      <text:p text:style-name="P240">"ALL","/etc/mtab","link",,</text:p>
      <text:p text:style-name="P240">"ALL","/etc/ntp.conf",,,</text:p>
      <text:p text:style-name="P240">"ALL","/etc/ntp.conf.org",,,</text:p>
      <text:p text:style-name="P240">"ALL","/etc/resolv.conf",,,</text:p>
      <text:p text:style-name="P240">"ALL","/etc/ssh/","persistent",,</text:p>
      <text:p text:style-name="P240">"ALL","/etc/sysconfig/",,,</text:p>
      <text:p text:style-name="P240">"ALL","/etc/syslog-ng/",,,</text:p>
      <text:p text:style-name="P240">"ALL","/tmp/",,,</text:p>
      <text:p text:style-name="P240">"ALL","/var/",,,</text:p>
      <text:p text:style-name="P240">"ALL","/etc/yp.conf",,,</text:p>
      <text:p text:style-name="P240">"ALL","/etc/fstab",,,</text:p>
      <text:p text:style-name="P240">"ALL","/opt/xcat/",,,</text:p>
      <text:p text:style-name="P240">"ALL","/xcatpost/",,,</text:p>
      <text:p text:style-name="P241">"ALL","/root/.ssh/",,,</text:p>
      <text:list xml:id="list35585452" text:continue-numbering="true" text:style-name="L18">
        <text:list-item>
          <text:p text:style-name="P199">Edit the <text:span text:style-name="T125">litetree</text:span> table. <text:s/>This table controls where the files specified in the litefile table come from.</text:p>
        </text:list-item>
      </text:list>
      <text:p text:style-name="P51"><text:tab/><text:tab/><text:span text:style-name="T46"># </text:span><text:span text:style-name="T102">tabedit litetree</text:span></text:p>
      <text:p text:style-name="P109">Copy the following into the litetree table. <text:s/>You will <text:span text:style-name="T125">need</text:span> to determine the Linux distribution you want. <text:s/><text:soft-page-break/>In our example, <text:span text:style-name="T98">SLES11 SP1</text:span> is used.</text:p>
      <text:p text:style-name="P102"><text:tab/>#priority,image,directory,comments,disable</text:p>
      <text:p text:style-name="P98"><text:span text:style-name="T110"><text:tab/>"1.0",,"10.1.100.1:/install/netboot/</text:span><text:span text:style-name="T113">sles11sp1</text:span><text:span text:style-name="T110">/s390x/</text:span><text:span text:style-name="T113">compute</text:span><text:span text:style-name="T110">",,</text:span></text:p>
      <text:p text:style-name="P30"><text:tab/></text:p>
      <text:list xml:id="list35581379" text:continue-numbering="true" text:style-name="L18">
        <text:list-item>
          <text:p text:style-name="P199">Edit the <text:span text:style-name="T125">statelite</text:span> table. <text:s/>This table controls where the permanent files are kept.</text:p>
        </text:list-item>
      </text:list>
      <text:p text:style-name="Standard"><text:span text:style-name="T18"><text:tab/></text:span><text:span text:style-name="T72"><text:tab/></text:span><text:span text:style-name="T66"># </text:span><text:span text:style-name="T73">tabedit statelite</text:span></text:p>
      <text:p text:style-name="P109">Copy the following into the statelite table. <text:s/>You will <text:span text:style-name="T125">need</text:span> to determine the statelite node range and the IP address of the xCAT MN. <text:s/>In our example, the node range is <text:span text:style-name="T98">all</text:span> and the IP address is <text:span text:style-name="T98">10.1.100.1</text:span><text:span text:style-name="T37">.</text:span></text:p>
      <text:p text:style-name="P149">#node,image,statemnt,comments,disable</text:p>
      <text:p text:style-name="P149">"<text:span text:style-name="T98">all</text:span>",,"<text:span text:style-name="T98">10.1.100.1</text:span>:/lite/state",,</text:p>
      <text:list xml:id="list35591661" text:continue-numbering="true" text:style-name="L18">
        <text:list-item>
          <text:p text:style-name="P202">Create the persistent directory</text:p>
        </text:list-item>
      </text:list>
      <text:p text:style-name="P32"><text:span text:style-name="T134"><text:tab/><text:tab/></text:span><text:span text:style-name="T58"># </text:span><text:span text:style-name="T88">mkdir -p /lite/state</text:span></text:p>
      <text:list xml:id="list35568973" text:continue-numbering="true" text:style-name="L18">
        <text:list-item>
          <text:p text:style-name="P206"><text:span text:style-name="T134">Ensure policies are set up correctly. When a node boots up, it queries the xCAT </text:span><text:span text:style-name="T163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59"><text:span text:style-name="T44"># </text:span>chtab priority=4.7 policy.commands=litefile policy.rule=allow</text:p>
      <text:p text:style-name="P160"><text:span text:style-name="T44"># </text:span>chtab priority=4.8 policy.commands=litetree policy.rule=allow</text:p>
      <text:list xml:id="list35589125" text:continue-numbering="true" text:style-name="L18">
        <text:list-item>
          <text:p text:style-name="P193">Download and copy the packages from the Linux distro media into /install (if not already)</text:p>
        </text:list-item>
      </text:list>
      <text:p text:style-name="P22"><text:span text:style-name="T2"><text:tab/><text:tab/></text:span><text:span text:style-name="T66"># </text:span><text:span text:style-name="T65">copycds </text:span><text:span text:style-name="T63">-n </text:span><text:span text:style-name="T76">xxx</text:span><text:span text:style-name="T63"> -a s390x /install/</text:span><text:span text:style-name="T76">yyy</text:span><text:span text:style-name="T75">.iso</text:span></text:p>
      <text:p text:style-name="P2"><text:tab/>Substitute xxx with the distribution name and yyy with the ISO name. <text:s/></text:p>
      <text:p text:style-name="P84"/>
      <text:p text:style-name="P87"><text:span text:style-name="T2">For example, if you have a </text:span><text:span text:style-name="T6">SLES 11 SP1</text:span><text:span text:style-name="T2"> ISO:</text:span></text:p>
      <text:p text:style-name="P148"><text:span text:style-name="T62"># </text:span><text:span text:style-name="T69">copycds </text:span><text:span text:style-name="T70">-n </text:span><text:span text:style-name="T77">sles11sp1</text:span><text:span text:style-name="T70"> -a s390x /install/</text:span><text:span text:style-name="T77">SLES-11-SP1-DVD-s390x-GMC3-DVD1.iso</text:span></text:p>
      <text:list xml:id="list35562515" text:continue-numbering="true" text:style-name="L18">
        <text:list-item>
          <text:p text:style-name="P193">Create a list of packages that should be installed onto the statelite image. <text:s/>You should start with the base packages in the compute template and if desired, add more packages by editing the .pkglist.</text:p>
        </text:list-item>
      </text:list>
      <text:p text:style-name="P50"><text:tab/><text:tab/><text:span text:style-name="T103"># </text:span><text:span text:style-name="T102">mkdir -p /install/custom/netboot/sles</text:span></text:p>
      <text:p text:style-name="P155"><text:span text:style-name="T128"># </text:span>cp /opt/xcat/share/xcat/netboot/sles/compute.sles11.s390x.pkglist /install/custom/netboot/sles</text:p>
      <text:list xml:id="list35592006" text:continue-numbering="true" text:style-name="L18">
        <text:list-item>
          <text:p text:style-name="P193">Create the statelite image</text:p>
        </text:list-item>
      </text:list>
      <text:p text:style-name="P46"><text:span text:style-name="T29"><text:tab/><text:tab/></text:span><text:span text:style-name="T105"># </text:span><text:span text:style-name="T106">genimage -i </text:span><text:span text:style-name="T99">eth1</text:span><text:span text:style-name="T106"> -n qeth -o </text:span><text:span text:style-name="T99">sles11sp1</text:span><text:span text:style-name="T106"> -p </text:span><text:span text:style-name="T99">compute</text:span></text:p>
      <text:p text:style-name="P238"><text:span text:style-name="T163"><text:s text:c="2"/>OS: sles11sp1</text:span></text:p>
      <text:p text:style-name="P238"><text:span text:style-name="T163"><text:s text:c="2"/>Profile: compute</text:span></text:p>
      <text:p text:style-name="P238"><text:span text:style-name="T163"><text:s text:c="2"/>Interface: eth1</text:span></text:p>
      <text:p text:style-name="P238"><text:span text:style-name="T163"><text:s text:c="2"/>Network drivers: qeth</text:span></text:p>
      <text:p text:style-name="P238"><text:span text:style-name="T163">Do you need to set up other interfaces? [y/n] n</text:span></text:p>
      <text:p text:style-name="P238"><text:span text:style-name="T163">Which kernel do you want to use? [default] [Enter]</text:span></text:p>
      <text:p text:style-name="P107">This command creates a <text:span text:style-name="T98">SLES11 SP1</text:span> image with an <text:span text:style-name="T98">eth1</text:span> interface, <text:span text:style-name="T98">qeth</text:span> network driver, and uses the <text:span text:style-name="T98">compute</text:span> profile. <text:s/>The interface used <text:span text:style-name="T125">must</text:span> match the xCAT MN interface that DHCP listens on. <text:s/>The genimage command creates an image under /install/netboot/sles11sp1/s390x/compute/rootimg. <text:s/>It also creates a ramdisk and kernel that is used to boot the statelite node.</text:p>
      <text:list xml:id="list35582921" text:continue-numbering="true" text:style-name="L18">
        <text:list-item>
          <text:p text:style-name="P193">Modify the statelite image by creating symbolic links will all the files listed under the litetree table</text:p>
        </text:list-item>
      </text:list>
      <text:p text:style-name="P46"><text:span text:style-name="T29"><text:tab/><text:tab/></text:span><text:span text:style-name="T105"># </text:span><text:span text:style-name="T106">liteimg -o </text:span><text:span text:style-name="T99">sles11sp1</text:span><text:span text:style-name="T106"> -a s390x -p </text:span><text:span text:style-name="T99">compute</text:span></text:p>
      <text:p text:style-name="P238"><text:span text:style-name="T163">going to modify /install/netboot/sles11sp1/s390x/compute/rootimg</text:span></text:p>
      <text:p text:style-name="P238"><text:span text:style-name="T163">creating /install/netboot/sles11sp1/s390x/compute/rootimg/.statelite</text:span></text:p>
      <text:list xml:id="list35570531" text:continue-numbering="true" text:style-name="L18">
        <text:list-item>
          <text:p text:style-name="P193">Create the statelite node definition.</text:p>
          <text:p text:style-name="P193"/>
          <text:p text:style-name="P193">For our example, we will create a new node (<text:span text:style-name="T98">gpok6</text:span>) with a userID (<text:span text:style-name="T98">LNX6</text:span>) that is managed by our zHCP (<text:span text:style-name="T98">gpok2</text:span>). <text:s/><text:span text:style-name="T129">You will </text:span><text:span text:style-name="T125">need</text:span><text:span text:style-name="T129"> to substitute the node names, userIDs, and zHCP name with appropriate values.</text:span></text:p>
        </text:list-item>
      </text:list>
      <text:p text:style-name="P155"><text:soft-page-break/><text:span text:style-name="T128"># </text:span>mkdef -t node -o <text:span text:style-name="T93">gpok6</text:span> userid=<text:span text:style-name="T93">LINUX6</text:span> hcp=<text:span text:style-name="T93">gpok2.endicott.ibm.com</text:span> mgt=zvm groups=<text:span text:style-name="T93">all</text:span></text:p>
      <text:list xml:id="list35573480" text:continue-numbering="true" text:style-name="L18">
        <text:list-item>
          <text:p text:style-name="P199">Update /etc/hosts</text:p>
        </text:list-item>
      </text:list>
      <text:p text:style-name="P18"><text:span text:style-name="T1"><text:tab/></text:span><text:span text:style-name="T48"><text:tab/></text:span><text:span text:style-name="T46"># </text:span><text:span text:style-name="T102">makehosts</text:span></text:p>
      <text:list xml:id="list35586124" text:continue-numbering="true" text:style-name="L18">
        <text:list-item>
          <text:p text:style-name="P199">Update DNS</text:p>
        </text:list-item>
      </text:list>
      <text:p text:style-name="P18"><text:tab/><text:tab/><text:span text:style-name="T46"># </text:span><text:span text:style-name="T102">makedns</text:span></text:p>
      <text:list xml:id="list35579765" text:continue-list="list35569752" text:style-name="L11">
        <text:list-item>
          <text:p text:style-name="P255">Create the new virtual server using the desired directory entry. <text:s/>For our example, we used the following:</text:p>
        </text:list-item>
      </text:list>
      <text:p text:style-name="P143">USER <text:span text:style-name="T98">LNX6</text:span> PWD 512M 1G G</text:p>
      <text:p text:style-name="P143">COMMAND SET VSWITCH <text:span text:style-name="T98">VSW2</text:span> GRANT <text:span text:style-name="T98">LNX6</text:span></text:p>
      <text:p text:style-name="P143">CPU 00 BASE</text:p>
      <text:p text:style-name="P143">CPU 01</text:p>
      <text:p text:style-name="P143">IPL CMS</text:p>
      <text:p text:style-name="P143">MACHINE ESA 4</text:p>
      <text:p text:style-name="P143">CONSOLE 0009 3215 T</text:p>
      <text:p text:style-name="P143">NICDEF <text:span text:style-name="T98">0800</text:span> TYPE QDIO LAN SYSTEM <text:span text:style-name="T98">VSW2</text:span></text:p>
      <text:p text:style-name="P143">SPOOL 000C 2540 READER *</text:p>
      <text:p text:style-name="P143">SPOOL 000D 2540 PUNCH A</text:p>
      <text:p text:style-name="P143">SPOOL 000E 1403 A</text:p>
      <text:p text:style-name="P143">LINK MAINT 0190 0190 RR</text:p>
      <text:p text:style-name="P143">LINK MAINT 019D 019D RR</text:p>
      <text:p text:style-name="P143">LINK MAINT 019E 019E RR</text:p>
      <text:list xml:id="list35592815" text:continue-numbering="true" text:style-name="L11">
        <text:list-header>
          <text:p text:style-name="P266">To create the virtual server, copy the directory entry above into a text file (dirEntry.txt) and issue the following command (the full file path must be given):</text:p>
        </text:list-header>
      </text:list>
      <text:p text:style-name="P20"><text:tab/><text:tab/><text:span text:style-name="T46"># </text:span><text:span text:style-name="T102">mkvm </text:span><text:span text:style-name="T98">gpok6</text:span><text:span text:style-name="T102"> </text:span><text:span text:style-name="T98">/tmp/dirEntry.txt</text:span></text:p>
      <text:p text:style-name="P85">The new virtual server should be attached to the same vswitch as the one used by the hardware control point (in our case, <text:span text:style-name="T98">VSW2</text:span>) and have the same network adapter address (in our case, <text:span text:style-name="T98">0800</text:span>) for the interface given in step 12 (in our case, <text:span text:style-name="T98">eth1</text:span>).</text:p>
      <text:list xml:id="list35584212" text:continue-numbering="true" text:style-name="L11">
        <text:list-item>
          <text:p text:style-name="P246"><text:span text:style-name="T163">Clone this node as many times as you want to achieve the number of statelite nodes you desire. Refer to </text:span><text:span text:style-name="T95">Cloning Virtual Servers</text:span><text:span text:style-name="T163"> section above. <text:s/>In order to clone, the source statelite node must be online and have SSH keys setup.</text:span></text:p>
        </text:list-item>
        <text:list-item>
          <text:p text:style-name="P255">Add the new node to DHCP</text:p>
        </text:list-item>
      </text:list>
      <text:p text:style-name="P142"><text:span text:style-name="T128"># </text:span>makedhcp -a</text:p>
      <text:list xml:id="list35562908" text:continue-numbering="true" text:style-name="L11">
        <text:list-item>
          <text:p text:style-name="P255">Set up the <text:span text:style-name="T125">noderes</text:span> and <text:span text:style-name="T125">nodetype</text:span> tables. <text:s/>The values of nodetype.os and nodetype.profile were determined in step 11, where the statelite image was created.</text:p>
        </text:list-item>
      </text:list>
      <text:p text:style-name="P145"><text:span text:style-name="T44"># </text:span>chtab node=<text:span text:style-name="T93">xxx</text:span> noderes.netboot=zvm nodetype.os=<text:span text:style-name="T93">yyy</text:span> nodetype.arch=s390x nodetype.profile=<text:span text:style-name="T93">zzz</text:span></text:p>
      <text:p text:style-name="P85">Substitute xxx with the node name, yyy with the operating system, and zzz with the profile name. <text:s/></text:p>
      <text:p text:style-name="P85"/>
      <text:p text:style-name="P85">In our example, we used the following:</text:p>
      <text:p text:style-name="P142"><text:span text:style-name="T128"># </text:span>chtab node=<text:span text:style-name="T93">gpok6</text:span> noderes.netboot=zvm nodetype.os=<text:span text:style-name="T93">sles11sp1</text:span> nodetype.arch=s390x nodetype.profile=<text:span text:style-name="T93">compute</text:span></text:p>
      <text:list xml:id="list35585420" text:continue-numbering="true" text:style-name="L11">
        <text:list-item>
          <text:p text:style-name="P250">Prepare the node(s) to boot from the statelite image</text:p>
        </text:list-item>
      </text:list>
      <text:p text:style-name="P16"><text:tab/><text:tab/><text:span text:style-name="T103"># </text:span><text:span text:style-name="T102">nodeset </text:span><text:span text:style-name="T98">xxx</text:span><text:span text:style-name="T102"> statelite</text:span></text:p>
      <text:list xml:id="list35584083" text:continue-numbering="true" text:style-name="L11">
        <text:list-header>
          <text:p text:style-name="P250">where <text:span text:style-name="T48">xxx</text:span> is the node name.</text:p>
        </text:list-header>
        <text:list-item>
          <text:p text:style-name="P250">Boot the statelite node(s). <text:s/>During this process, the symbolic links are made to files listed under the litefile table.</text:p>
        </text:list-item>
      </text:list>
      <text:p text:style-name="P5"><text:tab/><text:tab/><text:span text:style-name="T87"># </text:span><text:span text:style-name="T86">rnetboot </text:span><text:span text:style-name="T91">xxx</text:span><text:span text:style-name="T86"> ipl=00c</text:span></text:p>
      <text:p text:style-name="P85">where <text:span text:style-name="T48">xxx</text:span> is the node name.</text:p>
      <text:p text:style-name="P85"/>
      <text:p text:style-name="P85"><text:soft-page-break/>Caution: Do no try to boot more than 20 nodes at one time. <text:s/>The xCAT MN will be bogged down as all the nodes are trying to access the NFS server at once. <text:s/>Try booting 20 or less at a time and waiting till those nodes are pingable before booting the next batch.</text:p>
      <text:list xml:id="list35579882" text:continue-numbering="true" text:style-name="L11">
        <text:list-item>
          <text:p text:style-name="P250">Check the boot status of the nodes by pinging them:</text:p>
        </text:list-item>
      </text:list>
      <text:p text:style-name="P153"><text:span text:style-name="T128"># </text:span>pping <text:span text:style-name="T93">xxx</text:span></text:p>
      <text:p text:style-name="P85">Substitute xxx with the node name. <text:s/>If the node returns a ping, then it is fully booted and you can start using it.</text:p>
      <text:p text:style-name="P5"/>
      <text:p text:style-name="P5"/>
      <text:p text:style-name="P30"><text:span text:style-name="T39">If you have </text:span><text:span text:style-name="T125">Red Hat Enterprise Linux</text:span>:</text:p>
      <text:list xml:id="list35586639" text:continue-list="list35586124" text:style-name="L18">
        <text:list-item text:start-value="1">
          <text:p text:style-name="P199"><text:span text:style-name="T37">Logon the xCAT MN as root </text:span><text:span text:style-name="T44">using a Putty terminal </text:span><text:span text:style-name="T37">(if not already)</text:span></text:p>
        </text:list-item>
        <text:list-item>
          <text:p text:style-name="P199">Edit /etc/exports to export the /install directory. <text:s/>It should look similar to this:</text:p>
        </text:list-item>
      </text:list>
      <text:p text:style-name="P61"><text:span text:style-name="T27"><text:tab/><text:tab/></text:span><text:span text:style-name="T84">/install <text:tab/>*(rw,no_root_squash,sync,no_subtree_check)</text:span></text:p>
      <text:p text:style-name="P53"><text:tab/><text:tab/>/lite/state <text:tab/>*(rw,no_root_squash,sync,no_subtree_check)</text:p>
      <text:list xml:id="list35593433" text:continue-numbering="true" text:style-name="L18">
        <text:list-item>
          <text:p text:style-name="P199">Restart the NFS server</text:p>
        </text:list-item>
      </text:list>
      <text:p text:style-name="P51"><text:tab/><text:tab/><text:span text:style-name="T46"># </text:span><text:span text:style-name="T102">service nfs restart</text:span></text:p>
      <text:list xml:id="list35577982" text:continue-numbering="true" text:style-name="L18">
        <text:list-item>
          <text:p text:style-name="P208"><text:span text:style-name="T110">Edit the </text:span><text:span text:style-name="T112">litefile</text:span><text:span text:style-name="T110"> table. <text:s/>This table specifies which files should be kept persistent across reboots. <text:s/>By default, all files are kept under tmpfs, unless a </text:span><text:span text:style-name="T110">persistent, ro, </text:span><text:span text:style-name="T110">or</text:span><text:span text:style-name="T110"> bind</text:span><text:span text:style-name="T110"> option is specified. <text:s/>Refer to the litefile table description for more details.</text:span></text:p>
        </text:list-item>
      </text:list>
      <text:p text:style-name="Standard"><text:span text:style-name="T18"><text:tab/><text:tab/></text:span><text:span text:style-name="T66"># </text:span><text:span text:style-name="T73">tabedit litefile</text:span></text:p>
      <text:p text:style-name="P30"><text:tab/>Copy the following defaults into the litefile table. <text:s/>This is the minimal list of files you need.</text:p>
      <text:p text:style-name="P151">#image,file,options,comments,disable</text:p>
      <text:p text:style-name="P244"><text:tab/><text:tab/>"ALL","/etc/adjtime",,,</text:p>
      <text:p text:style-name="P240">"ALL","/etc/fstab",,,</text:p>
      <text:p text:style-name="P240">"ALL","/etc/lvm/",,,</text:p>
      <text:p text:style-name="P240">"ALL","/etc/mtab","link",,</text:p>
      <text:p text:style-name="P240">"ALL","/etc/syslog.conf",,,</text:p>
      <text:p text:style-name="P240">"ALL","/etc/syslog.conf.XCATORIG",,,</text:p>
      <text:p text:style-name="P240">"ALL","/etc/ntp.conf",,,</text:p>
      <text:p text:style-name="P240">"ALL","/etc/ntp.conf.predhclient",,,</text:p>
      <text:p text:style-name="P240">"ALL","/etc/resolv.conf",,,</text:p>
      <text:p text:style-name="P240">"ALL","/etc/resolv.conf.predhclient",,,</text:p>
      <text:p text:style-name="P240">"ALL","/etc/ssh/","persistent",,</text:p>
      <text:p text:style-name="P240">"ALL","/etc/sysconfig/",,,</text:p>
      <text:p text:style-name="P240">"ALL","/tmp/",,,</text:p>
      <text:p text:style-name="P240">"ALL","/var/",,,</text:p>
      <text:p text:style-name="P240">"ALL","/opt/xcat/",,,</text:p>
      <text:p text:style-name="P240">"ALL","/xcatpost/",,,</text:p>
      <text:p text:style-name="P241">"ALL","/root/.ssh/",,,</text:p>
      <text:list xml:id="list35564149" text:continue-numbering="true" text:style-name="L18">
        <text:list-item>
          <text:p text:style-name="P199">Edit the <text:span text:style-name="T125">litetree</text:span> table. <text:s/>This table controls where the files specified in the litefile table come from.</text:p>
        </text:list-item>
      </text:list>
      <text:p text:style-name="P51"><text:tab/><text:tab/><text:span text:style-name="T46"># </text:span><text:span text:style-name="T102">tabedit litetree</text:span></text:p>
      <text:p text:style-name="P109">Copy the following into the litetree table. <text:s/>You will <text:span text:style-name="T125">need</text:span> to determine the Linux distribution you want. <text:s/>In our example, <text:span text:style-name="T98">RHEL 5.4</text:span> is used.</text:p>
      <text:p text:style-name="P102"><text:tab/>#priority,image,directory,comments,disable</text:p>
      <text:p text:style-name="P102"><text:tab/>"1.0",,"10.1.100.1:/install/netboot/<text:span text:style-name="T98">rhel5.4</text:span>/s390x/<text:span text:style-name="T98">compute</text:span>",,</text:p>
      <text:list xml:id="list35578329" text:continue-numbering="true" text:style-name="L18">
        <text:list-item>
          <text:p text:style-name="P199">Edit the <text:span text:style-name="T125">statelite</text:span> table. <text:s/>This table controls where the permanent files are kept.</text:p>
        </text:list-item>
      </text:list>
      <text:p text:style-name="Standard"><text:span text:style-name="T18"><text:tab/></text:span><text:span text:style-name="T72"><text:tab/></text:span><text:span text:style-name="T66"># </text:span><text:span text:style-name="T73">tabedit statelite</text:span></text:p>
      <text:p text:style-name="P109">Copy the following into the statelite table. <text:s/>You will <text:span text:style-name="T125">need</text:span> to determine the statelite node range and <text:soft-page-break/>the IP address of the xCAT MN. <text:s/>In our example, the node range is <text:span text:style-name="T98">all</text:span> and the IP address is <text:span text:style-name="T98">10.1.100.1</text:span><text:span text:style-name="T37">.</text:span></text:p>
      <text:p text:style-name="P149">#node,image,statemnt,comments,disable</text:p>
      <text:p text:style-name="P149">"<text:span text:style-name="T98">all</text:span>",,"<text:span text:style-name="T98">10.1.100.1</text:span>:/lite/state",,</text:p>
      <text:list xml:id="list35569683" text:continue-numbering="true" text:style-name="L18">
        <text:list-item>
          <text:p text:style-name="P202">Create the persistent directory</text:p>
        </text:list-item>
      </text:list>
      <text:p text:style-name="Standard"><text:span text:style-name="T20"><text:tab/><text:tab/></text:span><text:span text:style-name="T64"># </text:span><text:span text:style-name="T74">mkdir -p /lite/state</text:span></text:p>
      <text:list xml:id="list35589028" text:continue-numbering="true" text:style-name="L18">
        <text:list-item>
          <text:p text:style-name="P206"><text:span text:style-name="T134">Ensure policies are set up correctly. When a node boots up, it queries the xCAT </text:span><text:span text:style-name="T163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59"><text:span text:style-name="T44"># </text:span>chtab priority=4.7 policy.commands=litefile policy.rule=allow</text:p>
      <text:p text:style-name="P160"><text:span text:style-name="T44"># </text:span>chtab priority=4.8 policy.commands=litetree policy.rule=allow</text:p>
      <text:list xml:id="list35576806" text:continue-numbering="true" text:style-name="L18">
        <text:list-item>
          <text:p text:style-name="P193">Download and copy the packages from the Linux distro media into /install (if not already)</text:p>
        </text:list-item>
      </text:list>
      <text:p text:style-name="P22"><text:span text:style-name="T2"><text:tab/><text:tab/></text:span><text:span text:style-name="T66"># </text:span><text:span text:style-name="T65">copycds </text:span><text:span text:style-name="T63">-n </text:span><text:span text:style-name="T76">xxx</text:span><text:span text:style-name="T63"> -a s390x /install/</text:span><text:span text:style-name="T76">yyy</text:span><text:span text:style-name="T75">.iso</text:span></text:p>
      <text:p text:style-name="P2"><text:tab/>Substitute xxx with the distribution name and yyy with the ISO name. <text:s/></text:p>
      <text:p text:style-name="P84"/>
      <text:p text:style-name="P87"><text:span text:style-name="T2">For example, if you have a </text:span><text:span text:style-name="T6">RHEL 5.4</text:span><text:span text:style-name="T2"> ISO:</text:span></text:p>
      <text:p text:style-name="P155"><text:span text:style-name="T128"># </text:span>copycds -n <text:span text:style-name="T93">rhel5.4</text:span> -a s390x /install/<text:span text:style-name="T93">RHEL5.4-Server-20090819.0-s390x-DVD.iso</text:span></text:p>
      <text:list xml:id="list35578157" text:continue-numbering="true" text:style-name="L18">
        <text:list-item>
          <text:p text:style-name="P193">Create a list of packages that should be installed onto the statelite image. <text:s/>You should start with the base packages in the compute template and if desired, add more packages by editing the .pkglist.</text:p>
        </text:list-item>
      </text:list>
      <text:p text:style-name="P50"><text:tab/><text:tab/><text:span text:style-name="T103"># </text:span><text:span text:style-name="T102">mkdir -p /install/custom/netboot/rh</text:span></text:p>
      <text:p text:style-name="P155"><text:span text:style-name="T128"># </text:span>cp /opt/xcat/share/xcat/netboot/sles/compute.rhe5.s390x.pkglist /install/custom/netboot/rh</text:p>
      <text:list xml:id="list35586663" text:continue-numbering="true" text:style-name="L18">
        <text:list-item>
          <text:p text:style-name="P193">Create the statelite image</text:p>
        </text:list-item>
      </text:list>
      <text:p text:style-name="P46"><text:span text:style-name="T29"><text:tab/><text:tab/></text:span><text:span text:style-name="T105"># </text:span><text:span text:style-name="T106">genimage -i </text:span><text:span text:style-name="T99">eth1</text:span><text:span text:style-name="T106"> -n qeth -o </text:span><text:span text:style-name="T99">rhel5.4</text:span><text:span text:style-name="T106"> -p </text:span><text:span text:style-name="T99">compute</text:span></text:p>
      <text:p text:style-name="P238"><text:span text:style-name="T163"><text:s text:c="2"/>OS: rhel5.4</text:span></text:p>
      <text:p text:style-name="P238"><text:span text:style-name="T163"><text:s text:c="2"/>Profile: compute</text:span></text:p>
      <text:p text:style-name="P238"><text:span text:style-name="T163"><text:s text:c="2"/>Interface: eth1</text:span></text:p>
      <text:p text:style-name="P238"><text:span text:style-name="T163"><text:s text:c="2"/>Network drivers: qeth</text:span></text:p>
      <text:p text:style-name="P238"><text:span text:style-name="T163">Do you need to set up other interfaces? [y/n] n</text:span></text:p>
      <text:p text:style-name="P238"><text:span text:style-name="T163">Which kernel do you want to use? [default] [Enter]</text:span></text:p>
      <text:p text:style-name="P107">This command creates a <text:span text:style-name="T98">RHEL 5.4</text:span> image with an <text:span text:style-name="T98">eth1</text:span> interface, <text:span text:style-name="T98">qeth</text:span> network driver, and uses the <text:span text:style-name="T98">compute</text:span> profile. <text:s/>The interface used <text:span text:style-name="T125">must</text:span> match the xCAT MN interface that DHCP listens on. <text:s/>The genimage command creates an image under /install/netboot/rhel5.4/s390x/compute/rootimg. <text:s/>It also creates a ramdisk and kernel that is used to boot the statelite node.</text:p>
      <text:list xml:id="list35590660" text:continue-numbering="true" text:style-name="L18">
        <text:list-item>
          <text:p text:style-name="P193">Modify the statelite image by creating symbolic links will all the files listed under the litetree table</text:p>
        </text:list-item>
      </text:list>
      <text:p text:style-name="P46"><text:span text:style-name="T29"><text:tab/><text:tab/></text:span><text:span text:style-name="T105"># </text:span><text:span text:style-name="T106">liteimg -o </text:span><text:span text:style-name="T99">rhel5.4</text:span><text:span text:style-name="T106"> -a s390x -p </text:span><text:span text:style-name="T99">compute</text:span></text:p>
      <text:p text:style-name="P238"><text:span text:style-name="T163">going to modify /install/netboot/rhel5.4/s390x/compute/rootimg</text:span></text:p>
      <text:p text:style-name="P238"><text:span text:style-name="T163">creating /install/netboot/rhel5.4/s390x/compute/rootimg/.statelite</text:span></text:p>
      <text:list xml:id="list35567121" text:continue-numbering="true" text:style-name="L18">
        <text:list-item>
          <text:p text:style-name="P193">Create the statelite node definition. </text:p>
          <text:p text:style-name="P193"/>
          <text:p text:style-name="P193">For our example, we will create a new node (gpok6) with a userID (LINUX6) that is managed by our zHCP (gpok2). <text:s/><text:span text:style-name="T129">You will </text:span><text:span text:style-name="T125">need</text:span><text:span text:style-name="T129"> to substitute the node names, userIDs, and zHCP name with appropriate values.</text:span></text:p>
        </text:list-item>
      </text:list>
      <text:p text:style-name="P155"><text:span text:style-name="T128"># </text:span>mkdef -t node -o <text:span text:style-name="T93">gpok6</text:span> userid=<text:span text:style-name="T93">LINUX6</text:span> hcp=<text:span text:style-name="T93">gpok2.endicott.ibm.com</text:span> mgt=zvm groups=<text:span text:style-name="T93">all</text:span></text:p>
      <text:list xml:id="list35588906" text:continue-numbering="true" text:style-name="L18">
        <text:list-item>
          <text:p text:style-name="P199">Update /etc/hosts</text:p>
        </text:list-item>
      </text:list>
      <text:p text:style-name="P18"><text:span text:style-name="T1"><text:tab/></text:span><text:tab/><text:span text:style-name="T46"># </text:span><text:span text:style-name="T102">makehosts</text:span></text:p>
      <text:list xml:id="list35576404" text:continue-numbering="true" text:style-name="L18">
        <text:list-item>
          <text:p text:style-name="P199">Update DNS</text:p>
        </text:list-item>
      </text:list>
      <text:p text:style-name="P30"><text:tab/><text:tab/><text:span text:style-name="T56"># </text:span><text:span text:style-name="T86">makedns</text:span></text:p>
      <text:list xml:id="list35588842" text:continue-numbering="true" text:style-name="L18">
        <text:list-item>
          <text:p text:style-name="P199">Create the new virtual machine using the desired directory entry. <text:s/>For our example, we used the <text:soft-page-break/>following:</text:p>
        </text:list-item>
      </text:list>
      <text:p text:style-name="P143">USER <text:span text:style-name="T98">LNX6</text:span> PWD 512M 1G G</text:p>
      <text:p text:style-name="P143">COMMAND SET VSWITCH <text:span text:style-name="T98">VSW2</text:span> GRANT <text:span text:style-name="T98">LNX6</text:span></text:p>
      <text:p text:style-name="P143">CPU 00 BASE</text:p>
      <text:p text:style-name="P143">CPU 01</text:p>
      <text:p text:style-name="P143">IPL CMS</text:p>
      <text:p text:style-name="P143">MACHINE ESA 4</text:p>
      <text:p text:style-name="P143">CONSOLE 0009 3215 T</text:p>
      <text:p text:style-name="P143">NICDEF <text:span text:style-name="T98">0800</text:span> TYPE QDIO LAN SYSTEM <text:span text:style-name="T98">VSW2</text:span></text:p>
      <text:p text:style-name="P143">SPOOL 000C 2540 READER *</text:p>
      <text:p text:style-name="P143">SPOOL 000D 2540 PUNCH A</text:p>
      <text:p text:style-name="P143">SPOOL 000E 1403 A</text:p>
      <text:p text:style-name="P143">LINK MAINT 0190 0190 RR</text:p>
      <text:p text:style-name="P143">LINK MAINT 019D 019D RR</text:p>
      <text:p text:style-name="P143">LINK MAINT 019E 019E RR</text:p>
      <text:list xml:id="list35570328" text:continue-list="list35579882" text:style-name="L11">
        <text:list-header>
          <text:p text:style-name="P266">To create the virtual server, copy the directory entry above into a text file (dirEntry.txt) and issue the following command (the full file path must be given):</text:p>
        </text:list-header>
      </text:list>
      <text:list xml:id="list35591213" text:continue-list="list35588842" text:style-name="L18">
        <text:list-header>
          <text:p text:style-name="P259"><text:tab/><text:span text:style-name="T103"># </text:span><text:span text:style-name="T102">mkvm </text:span><text:span text:style-name="T98">gpok6 /tmp/dirEntry.txt</text:span></text:p>
        </text:list-header>
      </text:list>
      <text:p text:style-name="P85">The new virtual server should be attached to the same VSWITCH as the one used by the hardware control point (in our case, <text:span text:style-name="T98">VSW2</text:span>) and have the same network adapter address (in our case, <text:span text:style-name="T98">0800</text:span>) for the interface given in step 12 (in our case, <text:span text:style-name="T98">eth1</text:span>).</text:p>
      <text:list xml:id="list35583681" text:continue-numbering="true" text:style-name="L18">
        <text:list-item>
          <text:p text:style-name="P206"><text:span text:style-name="T35">Clone this node as many times as you want to achieve the number of statelite nodes you desire. Refer to </text:span><text:span text:style-name="T96">Cloning Virtual Servers</text:span><text:span text:style-name="T35"> section above. <text:s/>In order to clone, the source statelite node must be online and have SSH keys setup.</text:span></text:p>
        </text:list-item>
        <text:list-item>
          <text:p text:style-name="P199">Add the new node to DHCP</text:p>
        </text:list-item>
      </text:list>
      <text:p text:style-name="P30"><text:span text:style-name="T54"><text:tab/><text:tab/></text:span><text:span text:style-name="T58"># </text:span><text:span text:style-name="T59">makedhcp -a</text:span></text:p>
      <text:list xml:id="list35571066" text:continue-numbering="true" text:style-name="L18">
        <text:list-item>
          <text:p text:style-name="P224"><text:span text:style-name="T1">Set up the </text:span><text:span text:style-name="T30">noderes</text:span><text:span text:style-name="T1"> and </text:span><text:span text:style-name="T30">nodetype</text:span><text:span text:style-name="T1"> tables. <text:s/>The values of nodetype.os and nodetype.profile were determined in step 11, where the statelite image was created.</text:span></text:p>
        </text:list-item>
      </text:list>
      <text:p text:style-name="P145"><text:span text:style-name="T44"># </text:span>chtab node=<text:span text:style-name="T93">xxx</text:span> noderes.netboot=zvm nodetype.os=<text:span text:style-name="T93">yyy</text:span> nodetype.arch=s390x nodetype.profile=<text:span text:style-name="T93">zzz</text:span></text:p>
      <text:p text:style-name="P85">Substitute xxx with the node name, yyy with the operating system, and zzz with the profile name. <text:s/></text:p>
      <text:p text:style-name="P85"/>
      <text:p text:style-name="P85">In our example, we used the following:</text:p>
      <text:p text:style-name="P155"><text:span text:style-name="T128"># </text:span>chtab node=<text:span text:style-name="T93">gpok6</text:span> noderes.netboot=zvm nodetype.os=<text:span text:style-name="T93">rhel5.4</text:span> nodetype.arch=s390x nodetype.profile=<text:span text:style-name="T93">compute</text:span></text:p>
      <text:list xml:id="list35569830" text:continue-numbering="true" text:style-name="L18">
        <text:list-item>
          <text:p text:style-name="P193">Prepare the node(s) to boot from the statelite image</text:p>
        </text:list-item>
      </text:list>
      <text:p text:style-name="P16"><text:tab/><text:tab/><text:span text:style-name="T103"># </text:span><text:span text:style-name="T102">nodeset </text:span><text:span text:style-name="T98">xxx</text:span><text:span text:style-name="T102"> statelite</text:span></text:p>
      <text:list xml:id="list35584268" text:continue-numbering="true" text:style-name="L18">
        <text:list-header>
          <text:p text:style-name="P251">Substitute xxx is the node name.</text:p>
        </text:list-header>
        <text:list-item>
          <text:p text:style-name="P193">Boot the statelite node(s). <text:s/>During this process, the symbolic links are made to files listed under the litefile table.</text:p>
        </text:list-item>
      </text:list>
      <text:p text:style-name="P35"><text:tab/><text:tab/><text:span text:style-name="T87"># </text:span><text:span text:style-name="T86">rnetboot </text:span><text:span text:style-name="T91">xxx</text:span><text:span text:style-name="T86"> ipl=00c</text:span></text:p>
      <text:list xml:id="list35582538" text:continue-numbering="true" text:style-name="L18">
        <text:list-header>
          <text:p text:style-name="P263">Substitute xxx is the node name.</text:p>
        </text:list-header>
      </text:list>
      <text:p text:style-name="P71"/>
      <text:p text:style-name="P85">Caution: Do no try to boot more than 20 nodes at one time. <text:s/>The xCAT MN will be bogged down as all the nodes are trying to access the NFS server at once. <text:s/>Try booting 20 or less at a time and waiting till those nodes are pingable before booting the next batch.</text:p>
      <text:list xml:id="list35585708" text:continue-numbering="true" text:style-name="L18">
        <text:list-item>
          <text:p text:style-name="P193">Check the boot status of the node(s) by pinging them:</text:p>
        </text:list-item>
      </text:list>
      <text:p text:style-name="P153"><text:span text:style-name="T128"># </text:span>pping <text:span text:style-name="T93">xxx</text:span></text:p>
      <text:p text:style-name="P261"><text:span text:style-name="T4">Substitute xxx is the node name.</text:span><text:span text:style-name="T4"> <text:s/>If the node returns a ping, then it is fully booted and you can start using it.</text:span></text:p>
      <text:h text:style-name="P283" text:outline-level="1">16. Updating Linux</text:h>
      <text:p text:style-name="P30">This section details how to update the Linux operating system.</text:p>
      <text:p text:style-name="Text_20_body"/>
      <text:list xml:id="list30518025" text:style-name="L19">
        <text:list-item>
          <text:p text:style-name="P247">Download and extract the ISO into the xCAT install tree /install <text:span text:style-name="T163">(if not already)</text:span></text:p>
        </text:list-item>
      </text:list>
      <text:p text:style-name="P22"><text:span text:style-name="T2"><text:tab/><text:tab/></text:span><text:span text:style-name="T66"># </text:span><text:span text:style-name="T65">copycds </text:span><text:span text:style-name="T63">-n </text:span><text:span text:style-name="T76">xxx</text:span><text:span text:style-name="T63"> -a s390x /install/</text:span><text:span text:style-name="T76">yyy</text:span><text:span text:style-name="T75">.iso</text:span></text:p>
      <text:p text:style-name="P86"><text:span text:style-name="T108">Substitute </text:span><text:span text:style-name="T108">xxx</text:span><text:span text:style-name="T108"> with the distribution name and </text:span><text:span text:style-name="T108">yyy</text:span><text:span text:style-name="T108"> with the ISO name.</text:span></text:p>
      <text:p text:style-name="P2"/>
      <text:p text:style-name="P84">For example, if you have a <text:span text:style-name="T125">SUSE Linux Enterprise Server 10 SP3</text:span> ISO:</text:p>
      <text:list xml:id="list35590881" text:continue-list="list35564949" text:style-name="L1">
        <text:list-item>
          <text:list>
            <text:list-item>
              <text:list>
                <text:list-header>
                  <text:p text:style-name="P258"><text:span text:style-name="T128"># </text:span>copycds <text:span text:style-name="T163">-n </text:span><text:span text:style-name="T95">sles10sp3</text:span><text:span text:style-name="T163"> -a s390x /install/</text:span><text:span text:style-name="T93">SLES-10-SP3-DVD-s390x-DVD1.iso</text:span></text:p>
                </text:list-header>
              </text:list>
            </text:list-item>
          </text:list>
        </text:list-item>
      </text:list>
      <text:p text:style-name="P87"><text:span text:style-name="T2">or if you have a </text:span><text:span text:style-name="T6">Red Hat Enterprise Linux 5.4</text:span><text:span text:style-name="T2"> ISO:</text:span></text:p>
      <text:p text:style-name="P78"><text:tab/><text:span text:style-name="T103"># </text:span><text:span text:style-name="T102">copycds -n </text:span><text:span text:style-name="T98">rhel5.4</text:span><text:span text:style-name="T102"> -a s390x /install/</text:span><text:span text:style-name="T98">RHEL5.4-Server-20090819.0-s390x-DVD.iso</text:span></text:p>
      <text:list xml:id="list35587369" text:continue-list="list30518025" text:style-name="L19">
        <text:list-item>
          <text:p text:style-name="P257">Update the node</text:p>
        </text:list-item>
      </text:list>
      <text:p text:style-name="P82"><text:tab/><text:span text:style-name="T56"># </text:span><text:span text:style-name="T86">updatenode </text:span><text:span text:style-name="T91">xxx</text:span><text:span text:style-name="T86"> -o </text:span><text:span text:style-name="T91">yyy</text:span></text:p>
      <text:p text:style-name="P82"><text:span text:style-name="T35">Substitute</text:span><text:span text:style-name="T35"> </text:span><text:span text:style-name="T35">xxx</text:span><text:span text:style-name="T35"> with the node name and </text:span><text:span text:style-name="T35">yyy</text:span><text:span text:style-name="T35"> with the operating system version. <text:s/></text:span></text:p>
      <text:p text:style-name="P85"/>
      <text:p text:style-name="P85">For example, if you want to update gpok5 to RHEL5.4 (assuming gpok5 has RHEL 5.3): </text:p>
      <text:p text:style-name="P77"><text:tab/><text:span text:style-name="T103"># </text:span><text:span text:style-name="T102">updatenode </text:span><text:span text:style-name="T98">gpok5</text:span><text:span text:style-name="T102"> -o </text:span><text:span text:style-name="T98">rhel5.4</text:span></text:p>
      <text:p text:style-name="P82">The command requires the node to be <text:span text:style-name="T125">online</text:span>. <text:s/>It will take several minutes to complete the update. <text:s/>You can only update to the next release. <text:s/>For example, you can only update RHEL5.3 to RHEL5.4. <text:s/>You <text:span text:style-name="T125">cannot</text:span> skip releases, e.g. updating RHEL5.3 to RHEL5.5.</text:p>
      <text:p text:style-name="P82"/>
      <text:p text:style-name="P82"><text:span text:style-name="T130">Warning</text:span><text:span text:style-name="T129">:</text:span> You cannot update SLES10.3 to SLES11. <text:s/>There is a bug in <text:span text:style-name="T93">rug</text:span> where you cannot add a repository/service.</text:p>
      <text:h text:style-name="P283" text:outline-level="1"><text:reference-mark-start text:name="Limitations"/>17. Limitations<text:reference-mark-end text:name="Limitations"/></text:h>
      <text:p text:style-name="P32">This section highlights the limitations of xCAT on z/VM and Linux on System z.</text:p>
      <text:p text:style-name="P32"/>
      <text:list xml:id="list35573979" text:continue-list="list35590881" text:style-name="L1">
        <text:list-item text:start-value="1">
          <text:p text:style-name="P245">xCAT is only supported on z/VM 5.4 or newer.</text:p>
        </text:list-item>
        <text:list-item>
          <text:p text:style-name="P245">zHCP is only supported on RHEL 5.4 or newer, and SLES 10 SP2 or newer.</text:p>
        </text:list-item>
        <text:list-item>
          <text:p text:style-name="P194">The default autoyast and kickstart templates available on xCAT was tested on SLES 10.2/10.3/11/11.1 and RHEL 5.3/5.4/5.5.</text:p>
        </text:list-item>
        <text:list-item>
          <text:p text:style-name="P194">Cloning nodes where the root file system is on an LVM volume is <text:span text:style-name="T125">not</text:span> supported.</text:p>
        </text:list-item>
        <text:list-item>
          <text:p text:style-name="P194">CP Flashcopy is only supported on ECKD volumes.</text:p>
        </text:list-item>
        <text:list-item>
          <text:p text:style-name="P194">Statelite is only supported on SLES 11 or newer, and RHEL 5.4 or newer.</text:p>
        </text:list-item>
        <text:list-item>
          <text:p text:style-name="P245">Nodes that the zHCP manages must have the Linux VMCP module.</text:p>
        </text:list-item>
        <text:list-item>
          <text:p text:style-name="P245">The zHCP should be attached to only <text:span text:style-name="T125">one</text:span> network, and it must be a layer 2 network, either a guest LAN or VSWITCH. <text:s/>Nodes that are managed by this zHCP must be on the same network.</text:p>
        </text:list-item>
        <text:list-item>
          <text:p text:style-name="P245">In order for the xCAT MN to manage across multiple LPARs and CECs, you <text:span text:style-name="T125">must</text:span> use a layer 2 VSWITCH. <text:s/>The network hardware must be configured in such a way that these VSWITCHes can communicate across multiple LPARs and CECs.</text:p>
        </text:list-item>
      </text:list>
      <text:h text:style-name="P283" text:outline-level="1">Appendix A: Setting Up a Second Network </text:h>
      <text:p text:style-name="P34">This section details how to setup a second network based on a layer 2 VSWITCH.</text:p>
      <text:p text:style-name="P34"/>
      <text:p text:style-name="P34"><text:span text:style-name="T129">If you have </text:span><text:span text:style-name="T125">Red Hat Enterprise Linux</text:span>:</text:p>
      <text:p text:style-name="P106">SSH to the desire Linux where you want to setup the private network. <text:s/>A network script must be added under /etc/sysconfig/network-scripts/ to let the system know about the new interface and a qeth group must be created under <text:span text:style-name="T151">/sys/bus/ccwgroup/drivers/qeth/group.</text:span></text:p>
      <text:p text:style-name="P106"/>
      <text:p text:style-name="P106">In the following example, we will configure an ethernet interface (<text:span text:style-name="T98">eth1</text:span>) for a layer 2 VSWITCH (<text:span text:style-name="T98">VSW2</text:span>) attached to <text:span text:style-name="T98">0800</text:span>. <text:s/>We will assume there is an existing ethernet interface (<text:span text:style-name="T98">eth0</text:span>) for a network card attached to <text:span text:style-name="T98">0600</text:span>.</text:p>
      <text:p text:style-name="P106"/>
      <text:p text:style-name="P106">Copy the hardware settings from the existing network /etc/sysconfig/network-scripts/ifcfg-eth0. <text:s/></text:p>
      <text:p text:style-name="P154"><text:span text:style-name="T128"># </text:span>cp /etc/sysconfig/network-scripts/ifcfg-<text:span text:style-name="T93">eth0</text:span> /etc/sysconfig/network-scripts/ifcfg-<text:span text:style-name="T93">eth1</text:span></text:p>
      <text:p text:style-name="P106">Edit the network settings.</text:p>
      <text:p text:style-name="P106"><text:span text:style-name="T48"><text:tab/></text:span><text:span text:style-name="T87"># </text:span><text:span text:style-name="T86">vi /etc/sysconfig/network-scripts/ifcfg-</text:span><text:span text:style-name="T91">eth1</text:span></text:p>
      <text:p text:style-name="P106">It should look similar to the following:</text:p>
      <text:p text:style-name="P152"># IBM QETH</text:p>
      <text:p text:style-name="P152">DEVICE=eth1</text:p>
      <text:p text:style-name="P152">ARP=no</text:p>
      <text:p text:style-name="P152">BOOTPROTO=static</text:p>
      <text:p text:style-name="P152">BROADCAST=<text:span text:style-name="T98">10.1.100.255</text:span></text:p>
      <text:p text:style-name="P152">IPADDR=<text:span text:style-name="T98">10.1.100.1</text:span></text:p>
      <text:p text:style-name="P152">IPV6INIT=yes</text:p>
      <text:p text:style-name="P152">IPV6_AUTOCONF=yes</text:p>
      <text:p text:style-name="P152">MTU=1500</text:p>
      <text:p text:style-name="P152">NETMASK=<text:span text:style-name="T98">255.255.255.0</text:span></text:p>
      <text:p text:style-name="P152">NETTYPE=qeth</text:p>
      <text:p text:style-name="P152">NETWORK=<text:span text:style-name="T98">10.1.100.0</text:span></text:p>
      <text:p text:style-name="P152">ONBOOT=yes</text:p>
      <text:p text:style-name="P152">PORTNAME=<text:span text:style-name="T98">PORT800</text:span></text:p>
      <text:p text:style-name="P152">OPTIONS="layer2=1"</text:p>
      <text:p text:style-name="P152">SUBCHANNELS=<text:span text:style-name="T98">0.0.0800,0.0.0801,0.0.0802</text:span></text:p>
      <text:p text:style-name="P152">MTU=1500</text:p>
      <text:p text:style-name="P108">You <text:span text:style-name="T125">need</text:span> to substitute the broadcast, IP address, netmask, network, port name, and subchannels with appropriate values.</text:p>
      <text:p text:style-name="P108"/>
      <text:p text:style-name="P114">Load the qeth driver</text:p>
      <text:p text:style-name="P91"><text:tab/><text:span text:style-name="T56"># </text:span><text:span text:style-name="T86">modprobe qeth</text:span></text:p>
      <text:p text:style-name="P91"/>
      <text:p text:style-name="P92">Create a qeth group device </text:p>
      <text:p text:style-name="P91"><text:tab/><text:span text:style-name="T56"># </text:span><text:span text:style-name="T86">echo </text:span><text:span text:style-name="T91">0.0.0800,0.0.0801,0.0.0802</text:span><text:span text:style-name="T86"> &gt; /sys/bus/ccwgroup/drivers/qeth/group</text:span></text:p>
      <text:p text:style-name="P91"/>
      <text:p text:style-name="P92">Declare the qeth group device as Layer 2</text:p>
      <text:p text:style-name="P91"><text:tab/><text:span text:style-name="T56"># </text:span><text:span text:style-name="T86">echo 1 &gt; /sys/bus/ccwgroup/drivers/qeth/</text:span><text:span text:style-name="T91">0.0.0800</text:span><text:span text:style-name="T86">/layer2</text:span></text:p>
      <text:p text:style-name="P91"/>
      <text:p text:style-name="P92">Bring the device back online (you need to reset the device after each reboot)</text:p>
      <text:p text:style-name="P91"><text:tab/><text:span text:style-name="T56"># </text:span><text:span text:style-name="T86">echo 1 &gt; /sys/bus/ccwgroup/drivers/qeth/</text:span><text:span text:style-name="T91">0.0.0800</text:span><text:span text:style-name="T86">/online</text:span></text:p>
      <text:p text:style-name="P91"/>
      <text:p text:style-name="P92"><text:soft-page-break/>Verify the state of the device (1 = online)</text:p>
      <text:p text:style-name="P91"><text:tab/><text:span text:style-name="T56"># </text:span><text:span text:style-name="T86">cat /sys/bus/ccwgroup/drivers/qeth/</text:span><text:span text:style-name="T91">0.0.0800</text:span><text:span text:style-name="T86">/online</text:span></text:p>
      <text:p text:style-name="P91"/>
      <text:p text:style-name="P92">Check to see what interface name was assigned to the device </text:p>
      <text:p text:style-name="P91"><text:tab/><text:span text:style-name="T56"># </text:span><text:span text:style-name="T86">cat /sys/bus/ccwgroup/drivers/qeth/</text:span><text:span text:style-name="T91">0.0.0800</text:span><text:span text:style-name="T86">/if_name</text:span></text:p>
      <text:p text:style-name="P95"/>
      <text:p text:style-name="P93">A qeth device requires an alias definition in /etc/modprobe.conf. <text:s/>Edit this file and add an alias for your interface</text:p>
      <text:p text:style-name="P94"><text:tab/><text:span text:style-name="T46"># </text:span><text:span text:style-name="T102">vi /etc/modprobe.conf</text:span></text:p>
      <text:p text:style-name="P94"><text:tab/></text:p>
      <text:p text:style-name="P94"><text:tab/>alias eth0 qeth</text:p>
      <text:p text:style-name="P94"><text:tab/>alias eth1 qeth</text:p>
      <text:p text:style-name="P94"><text:tab/>options dasd_mod dasd=0.0.0100,0.0.0103,0.0.0300,0.0.0301</text:p>
      <text:p text:style-name="P95"/>
      <text:p text:style-name="P93">Start the new interface</text:p>
      <text:p text:style-name="P94"><text:tab/><text:span text:style-name="T46"># </text:span><text:span text:style-name="T102">ifup </text:span><text:span text:style-name="T98">eth1</text:span></text:p>
      <text:p text:style-name="P64"/>
      <text:p text:style-name="P64"/>
      <text:p text:style-name="P34"><text:span text:style-name="T129">If you have </text:span><text:span text:style-name="T125">SUSE Linux Enterprise Server 10</text:span>:</text:p>
      <text:p text:style-name="P106">SSH to the desire Linux where you want to setup the private network. <text:s/>Two configuration files must be added under /etc/sysconfig/ to let the system know about the new interface, one for hardware and one for network settings.</text:p>
      <text:p text:style-name="P106"/>
      <text:p text:style-name="P106">In the following example, we will configure an ethernet interface (<text:span text:style-name="T98">eth1</text:span>) for a layer 2 VSWITCH (<text:span text:style-name="T98">VSW2</text:span>) attached to <text:span text:style-name="T98">0800</text:span>. <text:s/>We will assume there is an existing ethernet interface (<text:span text:style-name="T98">eth0</text:span>) for a network card attached to <text:span text:style-name="T98">0600</text:span>.</text:p>
      <text:p text:style-name="P106"/>
      <text:p text:style-name="P106">Copy the hardware settings from the existing network /etc/sysconfig/hardware/hwcfg-qeth-bus-ccw-<text:span text:style-name="T98">0.0.0600</text:span>. <text:s/>Both interfaces will use the qdio/qeth drivers, therefore, the configuration files can be identical except for the virtual addresses. <text:s/>The existing file is copied to specify the new NIC. <text:s/>The only difference needed is to change the <text:span text:style-name="T98">060X</text:span> values to <text:span text:style-name="T98">080X</text:span>.</text:p>
      <text:p text:style-name="P106"><text:tab/><text:span text:style-name="T87"># </text:span><text:span text:style-name="T86">cd /etc/sysconfig/hardware/</text:span></text:p>
      <text:p text:style-name="P101"><text:tab/><text:span text:style-name="T128"># </text:span>sed *600 -e 's/<text:span text:style-name="T93">060</text:span>/<text:span text:style-name="T93">080</text:span>/g' &gt; hwcfg-qeth-bus-ccw-<text:span text:style-name="T93">0.0.0800</text:span></text:p>
      <text:p text:style-name="P106">Edit the hardware settings.<text:tab/></text:p>
      <text:p text:style-name="P106"><text:tab/><text:span text:style-name="T87"># </text:span><text:span text:style-name="T86">vi hwcfg-qeth-bus-ccw-</text:span><text:span text:style-name="T91">0.0.0800</text:span></text:p>
      <text:p text:style-name="P106">It should look similar to the following:</text:p>
      <text:p text:style-name="P152">STARTMODE="auto"</text:p>
      <text:p text:style-name="P152">MODULE="qeth"</text:p>
      <text:p text:style-name="P152">MODULE_OPTIONS=""</text:p>
      <text:p text:style-name="P152">MODULE_UNLOAD="yes"</text:p>
      <text:p text:style-name="P152">SCRIPTUP="hwup-ccw"</text:p>
      <text:p text:style-name="P152">SCRIPTUP_ccw="hwup-ccw"</text:p>
      <text:p text:style-name="P152">SCRIPTUP_ccwgroup="hwup-qeth"</text:p>
      <text:p text:style-name="P152">SCRIPTDOWN="hwdown-ccw"</text:p>
      <text:p text:style-name="P152">CCW_CHAN_IDS="<text:span text:style-name="T98">0.0.0800 0.0.0801 0.0.0802</text:span>"</text:p>
      <text:p text:style-name="P152">CCW_CHAN_NUM="3"</text:p>
      <text:p text:style-name="P152">CCW_CHAN_MODE="<text:span text:style-name="T98">OSAPORT</text:span>"</text:p>
      <text:p text:style-name="P152">QETH_LAYER2_SUPPORT="1"</text:p>
      <text:p text:style-name="P108">You <text:span text:style-name="T125">need</text:span> to substitute the subchannels with appropriate values.</text:p>
      <text:p text:style-name="P108"/>
      <text:p text:style-name="P106">Copy the network settings from the existing network /etc/sysconfig/network/ifcfg-qeth-bus-ccw-0.0.0600. <text:s/></text:p>
      <text:p text:style-name="P106"><text:tab/><text:span text:style-name="T87"># </text:span><text:span text:style-name="T86">cd /etc/sysconfig/network</text:span></text:p>
      <text:p text:style-name="P101"><text:soft-page-break/><text:tab/><text:span text:style-name="T128"># </text:span>cp ifcfg-qeth-bus-ccw-<text:span text:style-name="T93">0.0.0600</text:span> ifcfg-qeth-bus-ccw-<text:span text:style-name="T93">0.0.0800</text:span></text:p>
      <text:p text:style-name="P106">Edit the network settings.<text:tab/></text:p>
      <text:p text:style-name="P106"><text:tab/><text:span text:style-name="T87"># </text:span><text:span text:style-name="T86">vi ifcfg-qeth-bus-ccw-</text:span><text:span text:style-name="T91">0.0.0800</text:span></text:p>
      <text:p text:style-name="P106">It should look similar to the following:</text:p>
      <text:p text:style-name="P152">BOOTPROTO="static"</text:p>
      <text:p text:style-name="P152">UNIQUE=""</text:p>
      <text:p text:style-name="P152">STARTMODE="onboot"</text:p>
      <text:p text:style-name="P152">IPADDR="<text:span text:style-name="T98">10.1.100.1</text:span>"</text:p>
      <text:p text:style-name="P152">NETMASK="<text:span text:style-name="T98">255.255.255.0</text:span>"</text:p>
      <text:p text:style-name="P152">NETWORK="<text:span text:style-name="T98">10.1.100.0</text:span>"</text:p>
      <text:p text:style-name="P152">BROADCAST="<text:span text:style-name="T98">10.1.100.255</text:span>"</text:p>
      <text:p text:style-name="P152">_nm_name='qeth-bus-ccw-<text:span text:style-name="T98">0.0.0800</text:span>'</text:p>
      <text:p text:style-name="P108">You <text:span text:style-name="T125">need</text:span> to substitute the broadcast, IP address, netmask, and network with appropriate values.</text:p>
      <text:p text:style-name="P108"/>
      <text:p text:style-name="P106">Reboot the virtual server to have the changes take effect.</text:p>
      <text:p text:style-name="P99"><text:tab/><text:span text:style-name="T103"># </text:span><text:span text:style-name="T102">reboot</text:span></text:p>
      <text:p text:style-name="P34"/>
      <text:p text:style-name="P34"><text:span text:style-name="T129">If you have </text:span><text:span text:style-name="T125">SUSE Linux Enterprise Server 11</text:span>:</text:p>
      <text:p text:style-name="P106">SSH to the desire Linux where you want to setup the private network. <text:s/>A configuration file must be added under /etc/sysconfig/network and /etc/udev/rules.d to let the system know about the new interface.</text:p>
      <text:p text:style-name="P106"/>
      <text:p text:style-name="P106">In the following example, we will configure an ethernet interface (<text:span text:style-name="T98">eth1</text:span>) for a layer 2 VSWITCH (<text:span text:style-name="T98">VSW2</text:span>) attached to <text:span text:style-name="T98">0800</text:span>. <text:s/>We will assume there is an existing ethernet interface (<text:span text:style-name="T98">eth0</text:span>) for a network card attached to <text:span text:style-name="T98">0600</text:span>.</text:p>
      <text:p text:style-name="P106"/>
      <text:p text:style-name="P106">Copy the hardware settings from the existing network /etc/udev/rules.d/51-qeth-<text:span text:style-name="T98">0.0.0600</text:span>.rules. <text:s/>Both interfaces will use the qdio/qeth drivers, therefore, the configuration files can be identical except for the virtual addresses. <text:s/>The existing file is copied to specify the new NIC. <text:s/>The only difference needed is to change the <text:span text:style-name="T98">060X</text:span> values to <text:span text:style-name="T98">080X</text:span>.</text:p>
      <text:p text:style-name="P154"><text:span text:style-name="T128"># </text:span>sed /etc/udev/rules.d/51-qeth-<text:span text:style-name="T93">0.0.0600</text:span>.rules -e 's/<text:span text:style-name="T93">060</text:span>/<text:span text:style-name="T93">080</text:span>/g' &gt; /etc/udev/rules.d/51-qeth-<text:span text:style-name="T93">0.0.0800</text:span>.rules</text:p>
      <text:p text:style-name="P106">Edit the udev rules</text:p>
      <text:p text:style-name="P106"><text:tab/><text:span text:style-name="T87"># </text:span><text:span text:style-name="T86">vi /etc/udev/rules.d/51-qeth-</text:span><text:span text:style-name="T91">0.0.0800</text:span><text:span text:style-name="T86">.rules</text:span></text:p>
      <text:p text:style-name="P106">It should look similar to the following:</text:p>
      <text:p text:style-name="P152"># Configure qeth device at <text:span text:style-name="T102">0.0.0800/0.0.0801/0.0.0802</text:span></text:p>
      <text:p text:style-name="P152">ACTION=="add", SUBSYSTEM=="drivers", KERNEL=="qeth", IMPORT{program}="collect 0.0.0800 %k 0.0.0800 0.0.0801 0.0.0802 qeth"</text:p>
      <text:p text:style-name="P152">ACTION=="add", SUBSYSTEM=="ccw", KERNEL=="0.0.0800", IMPORT{program}="collect 0.0.0800 %k 0.0.0800 0.0.0801 0.0.0802 qeth"</text:p>
      <text:p text:style-name="P152">ACTION=="add", SUBSYSTEM=="ccw", KERNEL=="0.0.0801", IMPORT{program}="collect 0.0.0800 %k 0.0.0800 0.0.0801 0.0.0802 qeth"</text:p>
      <text:p text:style-name="P152">ACTION=="add", SUBSYSTEM=="ccw", KERNEL=="0.0.0802", IMPORT{program}="collect 0.0.0800 %k 0.0.0800 0.0.0801 0.0.0802 qeth"</text:p>
      <text:p text:style-name="P152">TEST=="[ccwgroup/0.0.0800]", GOTO="qeth-0.0.0800-end"</text:p>
      <text:p text:style-name="P152">ACTION=="add", SUBSYSTEM=="ccw", ENV{COLLECT_0.0.0800}=="0", ATTR{[drivers/ccwgroup:qeth]group}="0.0.0800,0.0.0801,0.0.0802"</text:p>
      <text:p text:style-name="P152">ACTION=="add", SUBSYSTEM=="drivers", KERNEL=="qeth", ENV{COLLECT_0.0.0800}=="0", ATTR{[drivers/ccwgroup:qeth]group}="0.0.0800,0.0.0801,0.0.0802"</text:p>
      <text:p text:style-name="P152">LABEL="qeth-0.0.0800-end"</text:p>
      <text:p text:style-name="P152"><text:soft-page-break/>ACTION=="add", SUBSYSTEM=="ccwgroup", KERNEL=="0.0.0800", ATTR{portname}="OSAPORT"</text:p>
      <text:p text:style-name="P152">ACTION=="add", SUBSYSTEM=="ccwgroup", KERNEL=="0.0.0800", ATTR{portno}="0"</text:p>
      <text:p text:style-name="P152">ACTION=="add", SUBSYSTEM=="ccwgroup", KERNEL=="0.0.0800", ATTR{layer2}="1"</text:p>
      <text:p text:style-name="P152">ACTION=="add", SUBSYSTEM=="ccwgroup", KERNEL=="0.0.0800", ATTR{online}="1"</text:p>
      <text:p text:style-name="P106">You must also enable layer2 for the device. <text:s/>Take note of ATTR{layer2}="1".</text:p>
      <text:p text:style-name="P106"/>
      <text:p text:style-name="P106">Copy the network settings from the existing network /etc/sysconfig/network/ifcfg-eth0. <text:s/></text:p>
      <text:p text:style-name="P106"><text:tab/><text:span text:style-name="T87"># </text:span><text:span text:style-name="T86">cp /etc/sysconfig/network/ifcfg-</text:span><text:span text:style-name="T91">eth0</text:span><text:span text:style-name="T86"> /etc/sysconfig/network/ifcfg-</text:span><text:span text:style-name="T91">eth1</text:span></text:p>
      <text:p text:style-name="P106">Edit the network settings.<text:tab/></text:p>
      <text:p text:style-name="P106"><text:tab/><text:span text:style-name="T87"># </text:span><text:span text:style-name="T86">vi /etc/sysconfig/network/ifcfg-</text:span><text:span text:style-name="T91">eth1</text:span></text:p>
      <text:p text:style-name="P106">It should look similar to the following:</text:p>
      <text:p text:style-name="P152">BOOTPROTO='static'</text:p>
      <text:p text:style-name="P152">IPADDR='<text:span text:style-name="T98">10.1.100.1</text:span>'</text:p>
      <text:p text:style-name="P152">BROADCAST='<text:span text:style-name="T98">10.1.100.255</text:span>'</text:p>
      <text:p text:style-name="P152">NETMASK='<text:span text:style-name="T98">255.255.255.0</text:span>'</text:p>
      <text:p text:style-name="P152">NETWORK='<text:span text:style-name="T98">10.1.100.0</text:span>'</text:p>
      <text:p text:style-name="P152">STARTMODE='onboot'</text:p>
      <text:p text:style-name="P152">NAME='OSA Express Network card (<text:span text:style-name="T98">0.0.0800</text:span>)'</text:p>
      <text:p text:style-name="P99"/>
      <text:p text:style-name="P106">Reboot the virtual server to have the changes take effect.</text:p>
      <text:p text:style-name="P99"><text:tab/><text:span text:style-name="T103"># </text:span><text:span text:style-name="T102">reboot</text:span></text:p>
      <text:h text:style-name="P283" text:outline-level="1">Appendix B: Customizing Autoyast and Kickstart</text:h>
      <text:p text:style-name="P34">This section details how to customize the autoyast and kickstart templates. <text:s/>It should only serve as a quick guide on configuring the templates. <text:s/>It is beyond the scope of this document to go into details on configuring autoyast and kickstart. <text:s/>You need to go to the links provided below to get more information. </text:p>
      <text:p text:style-name="P34"/>
      <text:p text:style-name="P34">Autoyast and kickstart allows you to customize a Linux system based on a template. <text:s/>While you would typically go through various panels to manually customize your Linux system during boot, you no longer have to with autoyast and kickstart. <text:s/>This allows you to configure a vanilla Linux system faster and more effectively.</text:p>
      <text:p text:style-name="P34"/>
      <text:p text:style-name="P34"><text:span text:style-name="T129">If you want to customize</text:span> <text:span text:style-name="T125">SUSE Linux Enterprise Server</text:span>:</text:p>
      <text:list xml:id="list30523583" text:style-name="L20">
        <text:list-item>
          <text:p text:style-name="P189">Base your customization on the default templates in /opt/xcat/share/xcat/install/sles. <text:s/>The ones available are compute.sles10.s390x.tmpl and compute.sles11.s390x.tmpl; you need select the one that is appropriate for the operating system you are planning to customize. <text:s/>These templates are configured to setup the network for you using DHCP.</text:p>
        </text:list-item>
        <text:list-item>
          <text:p text:style-name="P189">Determine the number of disks (ECKD or SCSI) your vanilla system will have and the mount points for each disk.</text:p>
        </text:list-item>
        <text:list-item>
          <text:p text:style-name="P189">Copy the default template /opt/xcat/share/xcat/install/sles/<text:span text:style-name="T98">xxx</text:span>.tmpl, substituting xxx with the template name, into /install/custom/install/sles/. <text:s/><text:span text:style-name="T1">For our example, we will use </text:span><text:span text:style-name="T98">compute.sles11.s390x.tmpl</text:span><text:span text:style-name="T1">:</text:span></text:p>
        </text:list-item>
      </text:list>
      <text:p text:style-name="P154"><text:span text:style-name="T128"># </text:span>cp /opt/xcat/share/xcat/install/sles/compute.sles11.s390x.tmpl /install/custom/install/sles/<text:span text:style-name="T93">custom.sles11.s390x.tmpl</text:span></text:p>
      <text:list xml:id="list35567771" text:continue-list="list35570328" text:style-name="L11">
        <text:list-header>
          <text:p text:style-name="P264">The default templates are configured to use one 3390-mod9 with / mounted, install the base software package, and use DHCP. <text:s/>You should only customize the disks, partitioning, and install packages, and leave the network configuration alone.</text:p>
        </text:list-header>
      </text:list>
      <text:list xml:id="list35572127" text:continue-list="list30523583" text:style-name="L20">
        <text:list-header>
          <text:p text:style-name="P267"/>
          <text:p text:style-name="P265">You could change the 3390-mod9 to a 9336 disk. <text:s/>To change the disk to a 9336, you can use sed to replace all <text:span text:style-name="T138">instances of </text:span><text:span text:style-name="T142">dasd_eckd_mod </text:span><text:span text:style-name="T138">to </text:span><text:span text:style-name="T142">dasd_fba_mod</text:span><text:span text:style-name="T138">.</text:span></text:p>
        </text:list-header>
      </text:list>
      <text:p text:style-name="P156"># sed /install/custom/install/sles/compute<text:span text:style-name="T93">.sles11.s390x.tmpl</text:span> -e 's/<text:span text:style-name="T157">dasd_eckd_mod</text:span>/<text:span text:style-name="T157">dasd_fba_mod</text:span>/g' &gt; /install/custom/install/sles/<text:span text:style-name="T93">custom.sles11.s390x.tmpl</text:span></text:p>
      <text:list xml:id="list35587038" text:continue-numbering="true" text:style-name="L20">
        <text:list-item>
          <text:p text:style-name="P189">Add this template to the osimage table. <text:s/><text:span text:style-name="T1">For our example</text:span>, we customized the autoyast template for <text:span text:style-name="T98">SLES 11 SP 1</text:span> and added it to the osimage table using:</text:p>
        </text:list-item>
      </text:list>
      <text:p text:style-name="P141"><text:span text:style-name="T128"># </text:span>chtab imagename=<text:span text:style-name="T93">sles11sp1-s390x-install-custom</text:span> osimage.profile=<text:span text:style-name="T93">custom.sles11.s390x.tmpl</text:span> osimage.imagetype=linux osimage.provmethod=install osimage.osname=Linux osimage.osvers=<text:span text:style-name="T93">sles11sp1</text:span></text:p>
      <text:list xml:id="list35584894" text:continue-numbering="true" text:style-name="L20">
        <text:list-item>
          <text:p text:style-name="P189">Add the extra disk to the custom template using the following format:</text:p>
        </text:list-item>
      </text:list>
      <text:p text:style-name="P120"><text:span text:style-name="T140"><text:s text:c="6"/>&lt;!-- Dasd attached at </text:span><text:span text:style-name="T143">0101</text:span><text:span text:style-name="T140"> --&gt;</text:span></text:p>
      <text:p text:style-name="P116"><text:s text:c="6"/>&lt;listentry&gt;</text:p>
      <text:p text:style-name="P116"><text:s text:c="8"/>&lt;bus&gt;None&lt;/bus&gt;</text:p>
      <text:p text:style-name="P116"><text:s text:c="8"/>&lt;bus_hwcfg&gt;none&lt;/bus_hwcfg&gt;</text:p>
      <text:p text:style-name="P118"><text:span text:style-name="T50"><text:s text:c="8"/>&lt;channel&gt;0.0.</text:span><text:span text:style-name="T92">0101</text:span><text:span text:style-name="T50">&lt;/channel&gt;</text:span></text:p>
      <text:p text:style-name="P116"><text:s text:c="8"/>&lt;format config:type="boolean"&gt;true&lt;/format&gt;</text:p>
      <text:p text:style-name="P118"><text:span text:style-name="T50"><text:s text:c="8"/>&lt;dev_name&gt;/dev/</text:span><text:span text:style-name="T92">dasdb</text:span><text:span text:style-name="T50">&lt;/dev_name&gt;</text:span></text:p>
      <text:p text:style-name="P116"><text:s text:c="8"/>&lt;dev_names config:type="list"&gt;</text:p>
      <text:p text:style-name="P118"><text:span text:style-name="T50"><text:s text:c="10"/>&lt;listentry&gt;/dev/</text:span><text:span text:style-name="T92">dasdb</text:span><text:span text:style-name="T50">&lt;/listentry&gt;</text:span></text:p>
      <text:p text:style-name="P118"><text:span text:style-name="T50"><text:s text:c="10"/>&lt;listentry&gt;/dev/disk/by-path/ccw-0.0.</text:span><text:span text:style-name="T92">0101</text:span><text:span text:style-name="T50">&lt;/listentry&gt;</text:span></text:p>
      <text:p text:style-name="P116"><text:s text:c="8"/>&lt;/dev_names&gt;</text:p>
      <text:p text:style-name="P116"><text:s text:c="8"/>&lt;device&gt;DASD&lt;/device&gt;</text:p>
      <text:p text:style-name="P116"><text:s text:c="8"/>&lt;driver&gt;io_subchannel&lt;/driver&gt;</text:p>
      <text:p text:style-name="P116"><text:s text:c="8"/>&lt;drivers config:type="list"&gt;</text:p>
      <text:p text:style-name="P116"><text:soft-page-break/><text:s text:c="10"/>&lt;listentry&gt;</text:p>
      <text:p text:style-name="P116"><text:s text:c="12"/>&lt;active config:type="boolean"&gt;true&lt;/active&gt;</text:p>
      <text:p text:style-name="P116"><text:s text:c="12"/>&lt;modprobe config:type="boolean"&gt;true&lt;/modprobe&gt;</text:p>
      <text:p text:style-name="P116"><text:s text:c="12"/>&lt;modules config:type="list"&gt;</text:p>
      <text:p text:style-name="P116"><text:s text:c="14"/>&lt;module_entry config:type="list"&gt;</text:p>
      <text:p text:style-name="P116"><text:s text:c="16"/>&lt;listentry&gt;<text:span text:style-name="T98">dasd_eckd_mod</text:span>&lt;/listentry&gt;</text:p>
      <text:p text:style-name="P116"><text:s text:c="16"/>&lt;listentry&gt;&lt;/listentry&gt;</text:p>
      <text:p text:style-name="P116"><text:s text:c="14"/>&lt;/module_entry&gt;</text:p>
      <text:p text:style-name="P116"><text:s text:c="12"/>&lt;/modules&gt;</text:p>
      <text:p text:style-name="P116"><text:s text:c="10"/>&lt;/listentry&gt;</text:p>
      <text:p text:style-name="P116"><text:s text:c="8"/>&lt;/drivers&gt;</text:p>
      <text:p text:style-name="P116"><text:s text:c="8"/>&lt;formatted config:type="boolean"&gt;true&lt;/formatted&gt;</text:p>
      <text:p text:style-name="P118"><text:span text:style-name="T50"><text:s text:c="8"/>&lt;partition_info&gt;/dev/</text:span><text:span text:style-name="T92">dasdb1</text:span><text:span text:style-name="T50"> (Linux native)&lt;/partition_info&gt;</text:span></text:p>
      <text:p text:style-name="P116"><text:s text:c="8"/>&lt;resource&gt;</text:p>
      <text:p text:style-name="P116"><text:s text:c="10"/>&lt;io config:type="list"&gt;</text:p>
      <text:p text:style-name="P116"><text:s text:c="12"/>&lt;listentry&gt;</text:p>
      <text:p text:style-name="P116"><text:s text:c="14"/>&lt;active config:type="boolean"&gt;true&lt;/active&gt;</text:p>
      <text:p text:style-name="P116"><text:s text:c="14"/>&lt;length config:type="integer"&gt;1&lt;/length&gt;</text:p>
      <text:p text:style-name="P116"><text:s text:c="14"/>&lt;mode&gt;rw&lt;/mode&gt;</text:p>
      <text:p text:style-name="P116"><text:s text:c="12"/>&lt;/listentry&gt;</text:p>
      <text:p text:style-name="P116"><text:s text:c="10"/>&lt;/io&gt;</text:p>
      <text:p text:style-name="P116"><text:s text:c="8"/>&lt;/resource&gt;</text:p>
      <text:p text:style-name="P118"><text:span text:style-name="T50"><text:s text:c="8"/>&lt;sysfs_bus_id&gt;0.0.</text:span><text:span text:style-name="T92">0101</text:span><text:span text:style-name="T50">&lt;/sysfs_bus_id&gt;</text:span></text:p>
      <text:p text:style-name="P116"><text:s text:c="6"/>&lt;/listentry&gt;</text:p>
      <text:p text:style-name="P34"/>
      <text:p text:style-name="P97"><text:span text:style-name="T2">The variables in </text:span><text:span text:style-name="T8">bold</text:span><text:span text:style-name="T2"> and </text:span><text:span text:style-name="T13">italicized</text:span><text:span text:style-name="T2"> need to be modified based on how you customize your Linux. <text:s/>In the example above, an ECKD disk attached at </text:span><text:span text:style-name="T16">0101</text:span><text:span text:style-name="T2"> is added. <text:s/>You can use a SCSI disk by changing </text:span><text:span text:style-name="T148"><text:s/></text:span><text:span text:style-name="T141">dasd_eckd_mod </text:span><text:span text:style-name="T148">to </text:span><text:span text:style-name="T141">dasd_fba_mod</text:span><text:span text:style-name="T148">. </text:span><text:span text:style-name="T2"><text:s/>The device name for this disk is </text:span><text:span text:style-name="T16">dasdb</text:span><text:span text:style-name="T2">. <text:s/>The device name is determined by how many devices are attached to the Linux system. <text:s/>For example, the first device gets a name of dasda, the second device gets a name of dasdb, and so on. <text:s/>You need to place the new dasd before the swap space and rename the device names for each swap space following the rule above. <text:s/>Once complete, add it to the &lt;dasd&gt; section of the template. <text:s/></text:span></text:p>
      <text:list xml:id="list35591922" text:continue-numbering="true" text:style-name="L20">
        <text:list-item>
          <text:p text:style-name="P213">Add a module entry for the new disk:</text:p>
        </text:list-item>
      </text:list>
      <text:p text:style-name="P119"><text:span text:style-name="T2"><text:tab/></text:span><text:span text:style-name="T60">&lt;module_entry&gt;</text:span></text:p>
      <text:p text:style-name="P168"><text:span text:style-name="T108"><text:s text:c="2"/>&lt;device&gt;dasd-bus-ccw-0.0.</text:span><text:span text:style-name="T113">0101</text:span><text:span text:style-name="T108">&lt;/device&gt;</text:span></text:p>
      <text:p text:style-name="P166"><text:s text:c="2"/>&lt;module&gt;<text:span text:style-name="T98">dasd_eckd_mod</text:span>&lt;/module&gt;</text:p>
      <text:p text:style-name="P166"><text:s text:c="2"/>&lt;options&gt;&lt;/options&gt;</text:p>
      <text:p text:style-name="P166">&lt;/module_entry&gt;</text:p>
      <text:p text:style-name="P115"/>
      <text:p text:style-name="P119"><text:span text:style-name="T2">The variables in </text:span><text:span text:style-name="T8">bold</text:span><text:span text:style-name="T2"> and </text:span><text:span text:style-name="T13">italicized</text:span><text:span text:style-name="T2"> need</text:span><text:span text:style-name="T2"> to be modified based on how you customize your Linux. <text:s text:c="2"/>In the example above, an ECKD disk attached at </text:span><text:span text:style-name="T16">0101</text:span><text:span text:style-name="T2"> is added. <text:s/>You can use a SCSI disk by changing </text:span><text:span text:style-name="T4"><text:s/></text:span><text:span text:style-name="T78">dasd_eckd_mod </text:span><text:span text:style-name="T4">to </text:span><text:span text:style-name="T78">dasd_fba_mod</text:span><text:span text:style-name="T4">.</text:span><text:span text:style-name="T2"> <text:s/>Once complete, add it to the &lt;modules&gt; section of the template.</text:span></text:p>
      <text:list xml:id="list35593547" text:continue-numbering="true" text:style-name="L20">
        <text:list-item>
          <text:p text:style-name="P213">Add the new mount point for the new disk:</text:p>
        </text:list-item>
      </text:list>
      <text:p text:style-name="P99"><text:s text:c="3"/><text:span text:style-name="T138"><text:s/>&lt;!-- </text:span><text:span text:style-name="T156">/usr</text:span><text:span text:style-name="T138"> partition --&gt;</text:span></text:p>
      <text:p text:style-name="P117"><text:s text:c="4"/>&lt;drive&gt;</text:p>
      <text:p text:style-name="P117"><text:s text:c="6"/>&lt;device&gt;/dev/<text:span text:style-name="T98">dasdb</text:span>&lt;/device&gt;</text:p>
      <text:p text:style-name="P117"><text:s text:c="6"/>&lt;partitions config:type="list"&gt;</text:p>
      <text:p text:style-name="P117"><text:s text:c="8"/>&lt;partition&gt;</text:p>
      <text:p text:style-name="P117"><text:s text:c="10"/>&lt;create config:type="boolean"&gt;true&lt;/create&gt;</text:p>
      <text:p text:style-name="P117"><text:s text:c="10"/>&lt;filesystem config:type="symbol"&gt;<text:span text:style-name="T98">ext3</text:span>&lt;/filesystem&gt;</text:p>
      <text:p text:style-name="P117"><text:soft-page-break/><text:s text:c="10"/>&lt;format config:type="boolean"&gt;true&lt;/format&gt;</text:p>
      <text:p text:style-name="P117"><text:s text:c="10"/>&lt;mount&gt;<text:span text:style-name="T98">/usr</text:span>&lt;/mount&gt;</text:p>
      <text:p text:style-name="P117"><text:s text:c="10"/>&lt;mountby config:type="symbol"&gt;path&lt;/mountby&gt;</text:p>
      <text:p text:style-name="P117"><text:s text:c="10"/>&lt;partition_id config:type="integer"&gt;131&lt;/partition_id&gt;</text:p>
      <text:p text:style-name="P117"><text:s text:c="10"/>&lt;partition_nr config:type="integer"&gt;1&lt;/partition_nr&gt;</text:p>
      <text:p text:style-name="P117"><text:s text:c="10"/>&lt;partition_type&gt;primary&lt;/partition_type&gt;</text:p>
      <text:p text:style-name="P117"><text:s text:c="10"/>&lt;size&gt;max&lt;/size&gt;</text:p>
      <text:p text:style-name="P117"><text:s text:c="8"/>&lt;/partition&gt;</text:p>
      <text:p text:style-name="P117"><text:s text:c="6"/>&lt;/partitions&gt;</text:p>
      <text:p text:style-name="P117"><text:s text:c="6"/>&lt;use&gt;all&lt;/use&gt;</text:p>
      <text:p text:style-name="P117"><text:s text:c="4"/>&lt;/drive&gt;</text:p>
      <text:p text:style-name="P106"/>
      <text:p text:style-name="P112"><text:span text:style-name="T158">The variables in </text:span><text:span text:style-name="T159">bold</text:span><text:span text:style-name="T158"> and </text:span><text:span text:style-name="T160">italicized</text:span><text:span text:style-name="T158"> need to be modified based on how you customize your </text:span><text:span text:style-name="T108">Linux. <text:s text:c="2"/>In the example above, a disk attached at </text:span><text:span text:style-name="T113">0101</text:span><text:span text:style-name="T108"> is added. <text:s/>The device name given to disk is </text:span><text:span text:style-name="T113">dasdb</text:span><text:span text:style-name="T108">. <text:s/>This disk will be mounted at </text:span><text:span text:style-name="T113">/usr</text:span><text:span text:style-name="T108"> and will have a </text:span><text:span text:style-name="T113">ext3</text:span><text:span text:style-name="T108"> file system. <text:s/>You need to place the new mount point before the swap space and rename the device names for each swap space following the naming rule. <text:s/>Once complete, add it to the &lt;</text:span><text:span text:style-name="T109">partitioning</text:span><text:span text:style-name="T108">&gt; section of the template.</text:span></text:p>
      <text:list xml:id="list35594517" text:continue-numbering="true" text:style-name="L20">
        <text:list-item>
          <text:p text:style-name="P189">Add the software you need to the &lt;software&gt; section of the template. <text:s/>You need to determine the package name and add it to the patterns list, e.g. &lt;pattern&gt;gnome&lt;/pattern&gt;.</text:p>
        </text:list-item>
      </text:list>
      <text:p text:style-name="P34"/>
      <text:p text:style-name="P70"><text:span text:style-name="T108">For more information, refer to </text:span><text:a xlink:type="simple" xlink:href="http://www.suse.de/~ug/autoyast_doc/index.html"><text:span text:style-name="T108">http://www.suse.de/~ug/autoyast_doc/index.html</text:span></text:a><text:span text:style-name="T108">. </text:span></text:p>
      <text:p text:style-name="P34"/>
      <text:p text:style-name="P34"/>
      <text:p text:style-name="P34"><text:span text:style-name="T129">If you want to customize</text:span> <text:span text:style-name="T125">Red Hat Enterprise Server</text:span>:</text:p>
      <text:list xml:id="list35565163" text:continue-list="list35594517" text:style-name="L20">
        <text:list-item text:start-value="1">
          <text:p text:style-name="P189">Base your customization on the default template<text:span text:style-name="T1"> (compute.rhel5.s390x.tmpl) in</text:span> /opt/xcat/share/xcat/install/rh/. <text:s/>This template is configured to setup the network for you using DHCP.</text:p>
        </text:list-item>
        <text:list-item>
          <text:p text:style-name="P189">Determine the number of disks (ECKD or SCSI) your vanilla system will have and the mount points for each disk. <text:s/>There are no extra steps needed to specify the disk type.</text:p>
        </text:list-item>
        <text:list-item>
          <text:p text:style-name="P189">Copy the default template /opt/xcat/share/xcat/install/rh/<text:span text:style-name="T98">xxx</text:span>.tmpl, where xxx is the template name, into /install/custom/install/rh/. <text:s/><text:span text:style-name="T1">For our example, we will use compute.rhel5.s390x.tmpl: </text:span></text:p>
        </text:list-item>
      </text:list>
      <text:p text:style-name="P154"><text:span text:style-name="T128"># </text:span>cp /opt/xcat/share/xcat/install/rh/compute.rhel5.s390x.tmpl /install/custom/install/rh/<text:span text:style-name="T93">custom.rhel5.s390x.tmpl</text:span></text:p>
      <text:list xml:id="list35579082" text:continue-list="list35567771" text:style-name="L11">
        <text:list-header>
          <text:p text:style-name="P264">The default templates are configured to use one 3390-mod9 with / mounted, install the base software package, and use DHCP. <text:s/>You should only customize the disks, partitioning, and install packages, and leave the network configuration alone.</text:p>
        </text:list-header>
      </text:list>
      <text:list xml:id="list35581240" text:continue-list="list35565163" text:style-name="L20">
        <text:list-item>
          <text:p text:style-name="P189">Add this template to the osimage table. <text:s/>For our example, we customized the kickstart template for RHEL 5.4 and added it to the osimage table using:</text:p>
        </text:list-item>
      </text:list>
      <text:p text:style-name="P154"><text:span text:style-name="T128"># </text:span>chtab imagename=<text:span text:style-name="T93">rhel5.4-s390x-install-custom</text:span> osimage.profile=<text:span text:style-name="T93">custom.rhel5.s390x.tmpl</text:span> osimage.imagetype=<text:span text:style-name="T93">rhel5.4</text:span> osimage.osname=linux</text:p>
      <text:list xml:id="list35568958" text:continue-numbering="true" text:style-name="L20">
        <text:list-item>
          <text:p text:style-name="P189">Add the disk and mount point to the template using the following format:</text:p>
        </text:list-item>
      </text:list>
      <text:p text:style-name="P165"><text:span text:style-name="T33">clearpart --initlabel –drives=dasda,</text:span><text:span text:style-name="T98">dasdb</text:span></text:p>
      <text:p text:style-name="P166">part / --fstype ext3 --size=100 --grow –ondisk=dasda</text:p>
      <text:p text:style-name="P167">part /usr --fstype ext3 --size=100 --grow –ondisk=dasdb</text:p>
      <text:p text:style-name="P113"/>
      <text:list xml:id="list35589482" text:continue-numbering="true" text:style-name="L20">
        <text:list-header>
          <text:p text:style-name="P243">The variables in <text:span text:style-name="T102">bold</text:span> and <text:span text:style-name="T93">italicized</text:span> need to be modified based on how you customize your Linux and appended to the template. <text:s/>In the example above, a disk is added with a device name of <text:span text:style-name="T98">dasdb</text:span>. <text:s/>The disk will be mounted at <text:span text:style-name="T98">/usr</text:span> and will have a <text:span text:style-name="T98">ext3</text:span> file system.</text:p>
        </text:list-header>
        <text:list-item>
          <text:p text:style-name="P209"><text:span text:style-name="T108">Add the software you need to the </text:span><text:span text:style-name="T60">%packages</text:span><text:span text:style-name="T108"> section.</text:span></text:p>
        </text:list-item>
      </text:list>
      <text:p text:style-name="P34"/>
      <text:p text:style-name="P62"><text:soft-page-break/><text:span text:style-name="T2">For more information, refer to </text:span><text:a xlink:type="simple" xlink:href="http://docs.redhat.com/docs/en-US/Red_Hat_Enterprise_Linux/4/html-single/System_Administration_Guide/index.html#Kickstart_Installations"><text:span text:style-name="T2">http://docs.redhat.com/docs/en-US/Red_Hat_Enterprise_Linux/4/html-single/System_Administration_Guide/index.html#Kickstart_Installations</text:span></text:a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Verdana2" svg:font-family="Verdan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Symmetric_20_Arrow" draw:display-name="Symmetric Arrow" svg:viewBox="0 0 1131 902" svg:d="m564 0-564 902h1131z"/>
    <draw:stroke-dash draw:name="Dash_20_2" draw:display-name="Dash 2" draw:style="rect" draw:dots1="1" draw:dots1-length="0.0642in" draw:dots2="1" draw:dots2-length="0.0642in" draw:distance="0.0642in"/>
    <draw:stroke-dash draw:name="Dash_20_3" draw:display-name="Dash 3" draw:style="rect" draw:dots1="1" draw:dots1-length="0.0642in" draw:dots2="1" draw:dots2-length="0.0642in" draw:distance="0.0642in"/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02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foBlue" style:family="paragraph" style:parent-style-name="Standard" style:next-style-name="Text_20_body">
      <style:paragraph-properties fo:margin-top="0in" fo:margin-bottom="0.0835in"/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Verdana"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Verdana" fo:font-size="9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Verdana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efault_20_Text" style:display-name="Default Text" style:family="paragraph" style:class="text">
      <style:paragraph-properties fo:margin-top="0in" fo:margin-bottom="0.0402in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>
      <style:text-properties style:font-name="Verdana1" fo:font-size="9pt" style:font-size-asian="9pt" style:font-size-complex="9pt"/>
    </style:style>
    <style:style style:name="Bullet_20_Symbols" style:display-name="Bullet Symbols" style:family="text">
      <style:text-properties style:font-name="OpenSymbol1" fo:font-size="9pt" style:font-name-asian="OpenSymbol1" style:font-size-asian="9pt" style:font-name-complex="OpenSymbol1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1" style:display-name="RTF_Num 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2" style:display-name="RTF_Num 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3" style:display-name="RTF_Num 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4" style:display-name="RTF_Num 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5" style:display-name="RTF_Num 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6" style:display-name="RTF_Num 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7" style:display-name="RTF_Num 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8" style:display-name="RTF_Num 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9" style:display-name="RTF_Num 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ang Pham</meta:initial-creator>
    <meta:creation-date>2009-07-01T10:52:36.51</meta:creation-date>
    <dc:date>2010-10-04T15:46:13.93</dc:date>
    <meta:editing-duration>PT822H36M55S</meta:editing-duration>
    <meta:editing-cycles>5362</meta:editing-cycles>
    <meta:generator>OpenOffice.org/3.0$Win32 OpenOffice.org_project/300m15$Build-9379</meta:generator>
    <meta:document-statistic meta:table-count="3" meta:image-count="1" meta:object-count="0" meta:page-count="44" meta:paragraph-count="1222" meta:word-count="10782" meta:character-count="73519"/>
    <meta:user-defined meta:name="Info 1"/>
    <meta:user-defined meta:name="Info 2"/>
    <meta:user-defined meta:name="Info 3"/>
    <meta:user-defined meta:name="Info 4"/>
  </office:meta>
</office:document-meta>
</file>